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DO NOT TOUCH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„Rich Rosé“</text:p>
          </table:table-cell>
          <table:table-cell office:value-type="string">
            <text:p>Veuve Clicqu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3900">
            <text:p>13900</text:p>
          </table:table-cell>
          <table:table-cell office:value-type="float" office:value="9327">
            <text:p>9327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v9sjaxvat9vmfkba7</text:p>
          </table:table-cell>
          <table:table-cell office:value-type="string">
            <text:p>SPARKLING</text:p>
          </table:table-cell>
          <table:table-cell office:value-type="string">
            <text:p>Rich Rosé Champagne</text:p>
          </table:table-cell>
          <table:table-cell office:value-type="string">
            <text:p>Veuve Clicquot</text:p>
          </table:table-cell>
          <table:table-cell office:value-type="float" office:value="52.56923">
            <text:p>52.569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nghe Nebbiolo „Occhetti“</text:p>
          </table:table-cell>
          <table:table-cell office:value-type="string">
            <text:p>Prun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470">
            <text:p>14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j0g8j5en4mpbgmra</text:p>
          </table:table-cell>
          <table:table-cell office:value-type="string">
            <text:p>RED</text:p>
          </table:table-cell>
          <table:table-cell office:value-type="string">
            <text:p>Occhetti Langhe Nebbiolo</text:p>
          </table:table-cell>
          <table:table-cell office:value-type="string">
            <text:p>Prunotto</text:p>
          </table:table-cell>
          <table:table-cell office:value-type="float" office:value="49.63739">
            <text:p>49.6373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della Valpolicella „Pietro dal Cero"</text:p>
          </table:table-cell>
          <table:table-cell office:value-type="string">
            <text:p>Ca' dei Fr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24500">
            <text:p>24500</text:p>
          </table:table-cell>
          <table:table-cell office:value-type="float" office:value="15069">
            <text:p>1506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8xhhverb8hjn93qb</text:p>
          </table:table-cell>
          <table:table-cell office:value-type="string">
            <text:p>RED</text:p>
          </table:table-cell>
          <table:table-cell office:value-type="string">
            <text:p>Amarone della Valpolicella Pietro Dal Cero</text:p>
          </table:table-cell>
          <table:table-cell office:value-type="string">
            <text:p>Cà dei Frati</text:p>
          </table:table-cell>
          <table:table-cell office:value-type="float" office:value="56.408585">
            <text:p>56.4085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della Valpolicella „Pietro dal Cero"</text:p>
          </table:table-cell>
          <table:table-cell office:value-type="string">
            <text:p>Ca' dei Fr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25400">
            <text:p>25400</text:p>
          </table:table-cell>
          <table:table-cell office:value-type="float" office:value="15890">
            <text:p>158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8xhhverb8hjn93qb</text:p>
          </table:table-cell>
          <table:table-cell office:value-type="string">
            <text:p>RED</text:p>
          </table:table-cell>
          <table:table-cell office:value-type="string">
            <text:p>Amarone della Valpolicella Pietro Dal Cero</text:p>
          </table:table-cell>
          <table:table-cell office:value-type="string">
            <text:p>Cà dei Frati</text:p>
          </table:table-cell>
          <table:table-cell office:value-type="float" office:value="56.408585">
            <text:p>56.4085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della Valpolicella „Pietro dal Cero"</text:p>
          </table:table-cell>
          <table:table-cell office:value-type="string">
            <text:p>Ca' dei Fr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20900">
            <text:p>20900</text:p>
          </table:table-cell>
          <table:table-cell office:value-type="float" office:value="11800">
            <text:p>118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8xhhverb8hjn93qb</text:p>
          </table:table-cell>
          <table:table-cell office:value-type="string">
            <text:p>RED</text:p>
          </table:table-cell>
          <table:table-cell office:value-type="string">
            <text:p>Amarone della Valpolicella Pietro Dal Cero</text:p>
          </table:table-cell>
          <table:table-cell office:value-type="string">
            <text:p>Cà dei Frati</text:p>
          </table:table-cell>
          <table:table-cell office:value-type="float" office:value="56.408585">
            <text:p>56.4085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della Valpolicella „Pietro dal Cero"</text:p>
          </table:table-cell>
          <table:table-cell office:value-type="string">
            <text:p>Ca' dei Fr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2900">
            <text:p>12900</text:p>
          </table:table-cell>
          <table:table-cell office:value-type="float" office:value="4530">
            <text:p>453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8xhhverb8hjn93qb</text:p>
          </table:table-cell>
          <table:table-cell office:value-type="string">
            <text:p>RED</text:p>
          </table:table-cell>
          <table:table-cell office:value-type="string">
            <text:p>Amarone della Valpolicella Pietro Dal Cero</text:p>
          </table:table-cell>
          <table:table-cell office:value-type="string">
            <text:p>Cà dei Frati</text:p>
          </table:table-cell>
          <table:table-cell office:value-type="float" office:value="56.408585">
            <text:p>56.4085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della Valpolicella</text:p>
          </table:table-cell>
          <table:table-cell office:value-type="string">
            <text:p>Secondo Mar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0300">
            <text:p>10300</text:p>
          </table:table-cell>
          <table:table-cell office:value-type="float" office:value="3695">
            <text:p>369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twsy05prbvz33fy5h0</text:p>
          </table:table-cell>
          <table:table-cell office:value-type="string">
            <text:p>RED</text:p>
          </table:table-cell>
          <table:table-cell office:value-type="string">
            <text:p>Amarone della Valpolicella</text:p>
          </table:table-cell>
          <table:table-cell office:value-type="string">
            <text:p>Secondo Marco</text:p>
          </table:table-cell>
          <table:table-cell office:value-type="float" office:value="53.113724">
            <text:p>53.1137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alpolicella „Classico“</text:p>
          </table:table-cell>
          <table:table-cell office:value-type="string">
            <text:p>Secondo Mar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500">
            <text:p>4500</text:p>
          </table:table-cell>
          <table:table-cell office:value-type="float" office:value="1015">
            <text:p>101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twnhdtefay6g5p7rkj</text:p>
          </table:table-cell>
          <table:table-cell office:value-type="string">
            <text:p>RED</text:p>
          </table:table-cell>
          <table:table-cell office:value-type="string">
            <text:p>Valpolicella Classico</text:p>
          </table:table-cell>
          <table:table-cell office:value-type="string">
            <text:p>Secondo Marco</text:p>
          </table:table-cell>
          <table:table-cell office:value-type="float" office:value="47.338146">
            <text:p>47.3381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oam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200">
            <text:p>8200</text:p>
          </table:table-cell>
          <table:table-cell office:value-type="float" office:value="3300">
            <text:p>33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77sk3wjaa5ezp15k</text:p>
          </table:table-cell>
          <table:table-cell office:value-type="string">
            <text:p>RED</text:p>
          </table:table-cell>
          <table:table-cell office:value-type="string">
            <text:p>Loam</text:p>
          </table:table-cell>
          <table:table-cell office:value-type="string">
            <text:p>Tramin</text:p>
          </table:table-cell>
          <table:table-cell office:value-type="float" office:value="39.188496">
            <text:p>39.1884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ol de Réy</text:p>
          </table:table-cell>
          <table:table-cell office:value-type="string">
            <text:p>Laim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500">
            <text:p>7500</text:p>
          </table:table-cell>
          <table:table-cell office:value-type="float" office:value="2820">
            <text:p>28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2qpnzv0h58cx4ydcz5</text:p>
          </table:table-cell>
          <table:table-cell office:value-type="string">
            <text:p>RED</text:p>
          </table:table-cell>
          <table:table-cell office:value-type="string">
            <text:p>Col de Réy</text:p>
          </table:table-cell>
          <table:table-cell office:value-type="string">
            <text:p>Laimburg</text:p>
          </table:table-cell>
          <table:table-cell office:value-type="float" office:value="42.151825">
            <text:p>42.1518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rzio</text:p>
          </table:table-cell>
          <table:table-cell office:value-type="string">
            <text:p>Baron di Pau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300">
            <text:p>7300</text:p>
          </table:table-cell>
          <table:table-cell office:value-type="float" office:value="2880">
            <text:p>28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e1yb4h9wpngjrvxs</text:p>
          </table:table-cell>
          <table:table-cell office:value-type="string">
            <text:p>RED</text:p>
          </table:table-cell>
          <table:table-cell office:value-type="string">
            <text:p>Arzio</text:p>
          </table:table-cell>
          <table:table-cell office:value-type="string">
            <text:p>Baron Di Pauli</text:p>
          </table:table-cell>
          <table:table-cell office:value-type="float" office:value="40.944504">
            <text:p>40.9445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rzio</text:p>
          </table:table-cell>
          <table:table-cell office:value-type="string">
            <text:p>Baron di Pau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300">
            <text:p>7300</text:p>
          </table:table-cell>
          <table:table-cell office:value-type="float" office:value="2880">
            <text:p>28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e1yb4h9wpngjrvxs</text:p>
          </table:table-cell>
          <table:table-cell office:value-type="string">
            <text:p>RED</text:p>
          </table:table-cell>
          <table:table-cell office:value-type="string">
            <text:p>Arzio</text:p>
          </table:table-cell>
          <table:table-cell office:value-type="string">
            <text:p>Baron Di Pauli</text:p>
          </table:table-cell>
          <table:table-cell office:value-type="float" office:value="40.944504">
            <text:p>40.9445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t Riserva „Nussleiten“</text:p>
          </table:table-cell>
          <table:table-cell office:value-type="string">
            <text:p>Castel Sall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000">
            <text:p>8000</text:p>
          </table:table-cell>
          <table:table-cell office:value-type="float" office:value="3200">
            <text:p>32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60741s5xf8a7g1yv2</text:p>
          </table:table-cell>
          <table:table-cell office:value-type="string">
            <text:p>RED</text:p>
          </table:table-cell>
          <table:table-cell office:value-type="string">
            <text:p>Merlot Riserva Nussleiten</text:p>
          </table:table-cell>
          <table:table-cell office:value-type="string">
            <text:p>Castel Sallegg</text:p>
          </table:table-cell>
          <table:table-cell office:value-type="float" office:value="56.542004">
            <text:p>56.5420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t Riserva „Nussbaum“</text:p>
          </table:table-cell>
          <table:table-cell office:value-type="string">
            <text:p>Klos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2020">
            <text:p>20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zej622h1sqhppdwzq1</text:p>
          </table:table-cell>
          <table:table-cell office:value-type="string">
            <text:p>RED</text:p>
          </table:table-cell>
          <table:table-cell office:value-type="string">
            <text:p>Merlot Riserva Nussbaum</text:p>
          </table:table-cell>
          <table:table-cell office:value-type="string">
            <text:p>Klosterhof</text:p>
          </table:table-cell>
          <table:table-cell office:value-type="float" office:value="38.421623">
            <text:p>38.4216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t Riserva „Staffes“</text:p>
          </table:table-cell>
          <table:table-cell office:value-type="string">
            <text:p>Korn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300">
            <text:p>5300</text:p>
          </table:table-cell>
          <table:table-cell office:value-type="float" office:value="1850">
            <text:p>18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560drjja56baway98g</text:p>
          </table:table-cell>
          <table:table-cell office:value-type="string">
            <text:p>RED</text:p>
          </table:table-cell>
          <table:table-cell office:value-type="string">
            <text:p>Merlot Riserva Staffes</text:p>
          </table:table-cell>
          <table:table-cell office:value-type="string">
            <text:p>Kornell</text:p>
          </table:table-cell>
          <table:table-cell office:value-type="float" office:value="42.520752">
            <text:p>42.5207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t Riserva „Staffes“</text:p>
          </table:table-cell>
          <table:table-cell office:value-type="string">
            <text:p>Korn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300">
            <text:p>5300</text:p>
          </table:table-cell>
          <table:table-cell office:value-type="float" office:value="1850">
            <text:p>18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560drjja56baway98g</text:p>
          </table:table-cell>
          <table:table-cell office:value-type="string">
            <text:p>RED</text:p>
          </table:table-cell>
          <table:table-cell office:value-type="string">
            <text:p>Merlot Riserva Staffes</text:p>
          </table:table-cell>
          <table:table-cell office:value-type="string">
            <text:p>Kornell</text:p>
          </table:table-cell>
          <table:table-cell office:value-type="float" office:value="42.520752">
            <text:p>42.5207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t „Fihl“</text:p>
          </table:table-cell>
          <table:table-cell office:value-type="string">
            <text:p>Peter 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400">
            <text:p>4400</text:p>
          </table:table-cell>
          <table:table-cell office:value-type="float" office:value="1260">
            <text:p>126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bgbjcw1vqbme07w4v0</text:p>
          </table:table-cell>
          <table:table-cell office:value-type="string">
            <text:p>RED</text:p>
          </table:table-cell>
          <table:table-cell office:value-type="string">
            <text:p>Merlot Fihl</text:p>
          </table:table-cell>
          <table:table-cell office:value-type="string">
            <text:p>Peter Dipoli</text:p>
          </table:table-cell>
          <table:table-cell office:value-type="float" office:value="52.762897">
            <text:p>52.7628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della Valpolicella „Pietro dal Cero"</text:p>
          </table:table-cell>
          <table:table-cell office:value-type="string">
            <text:p>Ca' dei Fr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22000">
            <text:p>22000</text:p>
          </table:table-cell>
          <table:table-cell office:value-type="float" office:value="12800">
            <text:p>128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8xhhverb8hjn93qb</text:p>
          </table:table-cell>
          <table:table-cell office:value-type="string">
            <text:p>RED</text:p>
          </table:table-cell>
          <table:table-cell office:value-type="string">
            <text:p>Amarone della Valpolicella Pietro Dal Cero</text:p>
          </table:table-cell>
          <table:table-cell office:value-type="string">
            <text:p>Cà dei Frati</text:p>
          </table:table-cell>
          <table:table-cell office:value-type="float" office:value="56.408585">
            <text:p>56.4085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aresco „Bric Turot“</text:p>
          </table:table-cell>
          <table:table-cell office:value-type="string">
            <text:p>Prun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700">
            <text:p>9700</text:p>
          </table:table-cell>
          <table:table-cell office:value-type="float" office:value="3920">
            <text:p>39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15mk8x3brs9jj05k</text:p>
          </table:table-cell>
          <table:table-cell office:value-type="string">
            <text:p>RED</text:p>
          </table:table-cell>
          <table:table-cell office:value-type="string">
            <text:p>Barbaresco Bric Turot</text:p>
          </table:table-cell>
          <table:table-cell office:value-type="string">
            <text:p>Prunotto</text:p>
          </table:table-cell>
          <table:table-cell office:value-type="float" office:value="53.977127">
            <text:p>53.9771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„Rotes Bergwerk“</text:p>
          </table:table-cell>
          <table:table-cell office:value-type="string">
            <text:p>Kiem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900">
            <text:p>5900</text:p>
          </table:table-cell>
          <table:table-cell office:value-type="float" office:value="1885">
            <text:p>188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tvpddgtfj7yt9280n</text:p>
          </table:table-cell>
          <table:table-cell office:value-type="string">
            <text:p>RED</text:p>
          </table:table-cell>
          <table:table-cell office:value-type="string">
            <text:p>Lagrein Riserva Rotes Bergwerk</text:p>
          </table:table-cell>
          <table:table-cell office:value-type="string">
            <text:p>Kiemberger</text:p>
          </table:table-cell>
          <table:table-cell office:value-type="float" office:value="50.83338">
            <text:p>50.833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aresco „Bric Turot“</text:p>
          </table:table-cell>
          <table:table-cell office:value-type="string">
            <text:p>Prun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700">
            <text:p>9700</text:p>
          </table:table-cell>
          <table:table-cell office:value-type="float" office:value="3920">
            <text:p>39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15mk8x3brs9jj05k</text:p>
          </table:table-cell>
          <table:table-cell office:value-type="string">
            <text:p>RED</text:p>
          </table:table-cell>
          <table:table-cell office:value-type="string">
            <text:p>Barbaresco Bric Turot</text:p>
          </table:table-cell>
          <table:table-cell office:value-type="string">
            <text:p>Prunotto</text:p>
          </table:table-cell>
          <table:table-cell office:value-type="float" office:value="53.977127">
            <text:p>53.9771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ätburgunder GG „Bienenberg“</text:p>
          </table:table-cell>
          <table:table-cell office:value-type="string">
            <text:p>Bernhard Hub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6400">
            <text:p>16400</text:p>
          </table:table-cell>
          <table:table-cell office:value-type="float" office:value="7415">
            <text:p>741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0rag9xfsqhsxe9thdwb</text:p>
          </table:table-cell>
          <table:table-cell office:value-type="string">
            <text:p>SPARKLING</text:p>
          </table:table-cell>
          <table:table-cell office:value-type="string">
            <text:p>Bienenberg Spätburgunder GG</text:p>
          </table:table-cell>
          <table:table-cell office:value-type="string">
            <text:p>Bernhard Huber</text:p>
          </table:table-cell>
          <table:table-cell office:value-type="float" office:value="50.018578">
            <text:p>50.0185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ille e una Notte</text:p>
          </table:table-cell>
          <table:table-cell office:value-type="string">
            <text:p>Donnafuga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1900">
            <text:p>11900</text:p>
          </table:table-cell>
          <table:table-cell office:value-type="float" office:value="4930">
            <text:p>493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xwn0938js30zqnvse</text:p>
          </table:table-cell>
          <table:table-cell office:value-type="string">
            <text:p>RED</text:p>
          </table:table-cell>
          <table:table-cell office:value-type="string">
            <text:p>Mille E Una Notte</text:p>
          </table:table-cell>
          <table:table-cell office:value-type="string">
            <text:p>Donnafugata</text:p>
          </table:table-cell>
          <table:table-cell office:value-type="float" office:value="54.42216">
            <text:p>54.422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rimitivo „Es”</text:p>
          </table:table-cell>
          <table:table-cell office:value-type="string">
            <text:p>Gianfranco F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800">
            <text:p>11800</text:p>
          </table:table-cell>
          <table:table-cell office:value-type="float" office:value="5100">
            <text:p>51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bhm8bfjjcw2z50av6</text:p>
          </table:table-cell>
          <table:table-cell office:value-type="string">
            <text:p>RED</text:p>
          </table:table-cell>
          <table:table-cell office:value-type="string">
            <text:p>Primitivo Es</text:p>
          </table:table-cell>
          <table:table-cell office:value-type="string">
            <text:p>Gianfranco Fino</text:p>
          </table:table-cell>
          <table:table-cell office:value-type="float" office:value="50.46234">
            <text:p>50.462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Negroamaro „Jo”</text:p>
          </table:table-cell>
          <table:table-cell office:value-type="string">
            <text:p>Gianfranco F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1700">
            <text:p>11700</text:p>
          </table:table-cell>
          <table:table-cell office:value-type="float" office:value="5100">
            <text:p>51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bgarrg0k1c68vct6c</text:p>
          </table:table-cell>
          <table:table-cell office:value-type="string">
            <text:p>RED</text:p>
          </table:table-cell>
          <table:table-cell office:value-type="string">
            <text:p>Negroamaro Jo</text:p>
          </table:table-cell>
          <table:table-cell office:value-type="string">
            <text:p>Gianfranco Fino</text:p>
          </table:table-cell>
          <table:table-cell office:value-type="float" office:value="52.229187">
            <text:p>52.2291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rimitivo „Se”</text:p>
          </table:table-cell>
          <table:table-cell office:value-type="string">
            <text:p>Gianfranco F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900">
            <text:p>10900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mr9qk7xvyawnvh1kmnz79m</text:p>
          </table:table-cell>
          <table:table-cell office:value-type="string">
            <text:p>RED</text:p>
          </table:table-cell>
          <table:table-cell office:value-type="string">
            <text:p>Primitivo Sé</text:p>
          </table:table-cell>
          <table:table-cell office:value-type="string">
            <text:p>Gianfranco Fino</text:p>
          </table:table-cell>
          <table:table-cell office:value-type="float" office:value="50.523438">
            <text:p>50.5234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rimitivo „Diciotto“</text:p>
          </table:table-cell>
          <table:table-cell office:value-type="string">
            <text:p>Schola Sarme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900">
            <text:p>8900</text:p>
          </table:table-cell>
          <table:table-cell office:value-type="float" office:value="3434">
            <text:p>3434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by60mzr381r074xmq</text:p>
          </table:table-cell>
          <table:table-cell office:value-type="string">
            <text:p>RED</text:p>
          </table:table-cell>
          <table:table-cell office:value-type="string">
            <text:p>Diciotto Primitivo</text:p>
          </table:table-cell>
          <table:table-cell office:value-type="string">
            <text:p>Schola Sarmenti</text:p>
          </table:table-cell>
          <table:table-cell office:value-type="float" office:value="60.176163">
            <text:p>60.1761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rimitivo „Diciotto“</text:p>
          </table:table-cell>
          <table:table-cell office:value-type="string">
            <text:p>Schola Sarme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900">
            <text:p>8900</text:p>
          </table:table-cell>
          <table:table-cell office:value-type="float" office:value="3434">
            <text:p>3434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by60mzr381r074xmq</text:p>
          </table:table-cell>
          <table:table-cell office:value-type="string">
            <text:p>RED</text:p>
          </table:table-cell>
          <table:table-cell office:value-type="string">
            <text:p>Diciotto Primitivo</text:p>
          </table:table-cell>
          <table:table-cell office:value-type="string">
            <text:p>Schola Sarmenti</text:p>
          </table:table-cell>
          <table:table-cell office:value-type="float" office:value="60.176163">
            <text:p>60.1761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nello di Montalcino Bio</text:p>
          </table:table-cell>
          <table:table-cell office:value-type="string">
            <text:p>Col d'Orc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500">
            <text:p>7500</text:p>
          </table:table-cell>
          <table:table-cell office:value-type="float" office:value="2890">
            <text:p>28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yhpygp62g7w83va2r</text:p>
          </table:table-cell>
          <table:table-cell office:value-type="string">
            <text:p>RED</text:p>
          </table:table-cell>
          <table:table-cell office:value-type="string">
            <text:p>Brunello di Montalcino Bio</text:p>
          </table:table-cell>
          <table:table-cell office:value-type="string">
            <text:p>Col d'Orcia</text:p>
          </table:table-cell>
          <table:table-cell office:value-type="float" office:value="53.199917">
            <text:p>53.1999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nello di Montalcino Bio</text:p>
          </table:table-cell>
          <table:table-cell office:value-type="string">
            <text:p>Col d'Orc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500">
            <text:p>7500</text:p>
          </table:table-cell>
          <table:table-cell office:value-type="float" office:value="2890">
            <text:p>28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yhpygp62g7w83va2r</text:p>
          </table:table-cell>
          <table:table-cell office:value-type="string">
            <text:p>RED</text:p>
          </table:table-cell>
          <table:table-cell office:value-type="string">
            <text:p>Brunello di Montalcino Bio</text:p>
          </table:table-cell>
          <table:table-cell office:value-type="string">
            <text:p>Col d'Orcia</text:p>
          </table:table-cell>
          <table:table-cell office:value-type="float" office:value="53.199917">
            <text:p>53.1999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 di Montalcino Bio</text:p>
          </table:table-cell>
          <table:table-cell office:value-type="string">
            <text:p>Col d'Orc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1600">
            <text:p>16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ydcf5j21111ckjgqk</text:p>
          </table:table-cell>
          <table:table-cell office:value-type="string">
            <text:p>RED</text:p>
          </table:table-cell>
          <table:table-cell office:value-type="string">
            <text:p>Rosso di Montalcino Bio</text:p>
          </table:table-cell>
          <table:table-cell office:value-type="string">
            <text:p>Col d'Orcia</text:p>
          </table:table-cell>
          <table:table-cell office:value-type="float" office:value="50.8339">
            <text:p>50.833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ianti Classico „Berardenga“</text:p>
          </table:table-cell>
          <table:table-cell office:value-type="string">
            <text:p>Fèls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300">
            <text:p>5300</text:p>
          </table:table-cell>
          <table:table-cell office:value-type="float" office:value="2400">
            <text:p>24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fkk8tgvb4ry5pcby</text:p>
          </table:table-cell>
          <table:table-cell office:value-type="string">
            <text:p>RED</text:p>
          </table:table-cell>
          <table:table-cell office:value-type="string">
            <text:p>Chianti Classico Berardenga</text:p>
          </table:table-cell>
          <table:table-cell office:value-type="string">
            <text:p>Fèlsina</text:p>
          </table:table-cell>
          <table:table-cell office:value-type="float" office:value="50.044968">
            <text:p>50.0449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„Bussia“</text:p>
          </table:table-cell>
          <table:table-cell office:value-type="string">
            <text:p>Prun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4900">
            <text:p>14900</text:p>
          </table:table-cell>
          <table:table-cell office:value-type="float" office:value="6370">
            <text:p>63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rh9g1r2sfq35jvst</text:p>
          </table:table-cell>
          <table:table-cell office:value-type="string">
            <text:p>RED</text:p>
          </table:table-cell>
          <table:table-cell office:value-type="string">
            <text:p>Barolo Bussia</text:p>
          </table:table-cell>
          <table:table-cell office:value-type="string">
            <text:p>Prunotto</text:p>
          </table:table-cell>
          <table:table-cell office:value-type="float" office:value="42.997047">
            <text:p>42.9970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„Bussia“</text:p>
          </table:table-cell>
          <table:table-cell office:value-type="string">
            <text:p>Prun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4900">
            <text:p>14900</text:p>
          </table:table-cell>
          <table:table-cell office:value-type="float" office:value="6370">
            <text:p>63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rh9g1r2sfq35jvst</text:p>
          </table:table-cell>
          <table:table-cell office:value-type="string">
            <text:p>RED</text:p>
          </table:table-cell>
          <table:table-cell office:value-type="string">
            <text:p>Barolo Bussia</text:p>
          </table:table-cell>
          <table:table-cell office:value-type="string">
            <text:p>Prunotto</text:p>
          </table:table-cell>
          <table:table-cell office:value-type="float" office:value="42.997047">
            <text:p>42.9970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„Margheria“</text:p>
          </table:table-cell>
          <table:table-cell office:value-type="string">
            <text:p>Massol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700">
            <text:p>12700</text:p>
          </table:table-cell>
          <table:table-cell office:value-type="float" office:value="5065">
            <text:p>506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1bzkkbtawsys1e0qp</text:p>
          </table:table-cell>
          <table:table-cell office:value-type="string">
            <text:p>RED</text:p>
          </table:table-cell>
          <table:table-cell office:value-type="string">
            <text:p>Barolo Margheria</text:p>
          </table:table-cell>
          <table:table-cell office:value-type="string">
            <text:p>Massolino</text:p>
          </table:table-cell>
          <table:table-cell office:value-type="float" office:value="47.803146">
            <text:p>47.8031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„Margheria“</text:p>
          </table:table-cell>
          <table:table-cell office:value-type="string">
            <text:p>Massol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2700">
            <text:p>12700</text:p>
          </table:table-cell>
          <table:table-cell office:value-type="float" office:value="5065">
            <text:p>506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1bzkkbtawsys1e0qp</text:p>
          </table:table-cell>
          <table:table-cell office:value-type="string">
            <text:p>RED</text:p>
          </table:table-cell>
          <table:table-cell office:value-type="string">
            <text:p>Barolo Margheria</text:p>
          </table:table-cell>
          <table:table-cell office:value-type="string">
            <text:p>Massolino</text:p>
          </table:table-cell>
          <table:table-cell office:value-type="float" office:value="47.803146">
            <text:p>47.8031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„Perflabilis“</text:p>
          </table:table-cell>
          <table:table-cell office:value-type="string">
            <text:p>Griesbau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5500">
            <text:p>15500</text:p>
          </table:table-cell>
          <table:table-cell office:value-type="float" office:value="5510">
            <text:p>551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e7swjrs3trks81fdrf</text:p>
          </table:table-cell>
          <table:table-cell office:value-type="string">
            <text:p>RED</text:p>
          </table:table-cell>
          <table:table-cell office:value-type="string">
            <text:p>Lagrein Riserva Perflabilis</text:p>
          </table:table-cell>
          <table:table-cell office:value-type="string">
            <text:p>Griesbauerhof</text:p>
          </table:table-cell>
          <table:table-cell office:value-type="float" office:value="53.82949">
            <text:p>53.8294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„Rotes Bergwerk“</text:p>
          </table:table-cell>
          <table:table-cell office:value-type="string">
            <text:p>Kiem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900">
            <text:p>5900</text:p>
          </table:table-cell>
          <table:table-cell office:value-type="float" office:value="1885">
            <text:p>188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tvpddgtfj7yt9280n</text:p>
          </table:table-cell>
          <table:table-cell office:value-type="string">
            <text:p>RED</text:p>
          </table:table-cell>
          <table:table-cell office:value-type="string">
            <text:p>Lagrein Riserva Rotes Bergwerk</text:p>
          </table:table-cell>
          <table:table-cell office:value-type="string">
            <text:p>Kiemberger</text:p>
          </table:table-cell>
          <table:table-cell office:value-type="float" office:value="50.83338">
            <text:p>50.833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toan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0800">
            <text:p>10800</text:p>
          </table:table-cell>
          <table:table-cell office:value-type="float" office:value="4260">
            <text:p>426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Tramin</text:p>
          </table:table-cell>
          <table:table-cell office:value-type="float" office:value="41.25003">
            <text:p>41.250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„Voglar“</text:p>
          </table:table-cell>
          <table:table-cell office:value-type="string">
            <text:p>Peter 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700">
            <text:p>4700</text:p>
          </table:table-cell>
          <table:table-cell office:value-type="float" office:value="1645">
            <text:p>164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6r404w55z8dcbj6d3</text:p>
          </table:table-cell>
          <table:table-cell office:value-type="string">
            <text:p>WHITE</text:p>
          </table:table-cell>
          <table:table-cell office:value-type="string">
            <text:p>Sauvignon Voglar</text:p>
          </table:table-cell>
          <table:table-cell office:value-type="string">
            <text:p>Peter Dipoli</text:p>
          </table:table-cell>
          <table:table-cell office:value-type="float" office:value="51.027824">
            <text:p>51.0278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„Pfaffenegg“</text:p>
          </table:table-cell>
          <table:table-cell office:value-type="string">
            <text:p>Josmo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1380">
            <text:p>13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cahm6pkz3np9aca4qa</text:p>
          </table:table-cell>
          <table:table-cell office:value-type="string">
            <text:p>SPARKLING</text:p>
          </table:table-cell>
          <table:table-cell office:value-type="string">
            <text:p>Pfaffenegg Sauvignon</text:p>
          </table:table-cell>
          <table:table-cell office:value-type="string">
            <text:p>Josmoar</text:p>
          </table:table-cell>
          <table:table-cell office:value-type="float" office:value="45.101025">
            <text:p>45.1010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Riserva „Kreuzweg“</text:p>
          </table:table-cell>
          <table:table-cell office:value-type="string">
            <text:p>Castelfed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8100">
            <text:p>18100</text:p>
          </table:table-cell>
          <table:table-cell office:value-type="float" office:value="7875">
            <text:p>787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k8t28kb8pfzpaz06</text:p>
          </table:table-cell>
          <table:table-cell office:value-type="string">
            <text:p>WHITE</text:p>
          </table:table-cell>
          <table:table-cell office:value-type="string">
            <text:p>Chardonnay Riserva Kreuzweg</text:p>
          </table:table-cell>
          <table:table-cell office:value-type="string">
            <text:p>Castelfeder</text:p>
          </table:table-cell>
          <table:table-cell office:value-type="float" office:value="41.903038">
            <text:p>41.9030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Riserva „Kreuzweg“</text:p>
          </table:table-cell>
          <table:table-cell office:value-type="string">
            <text:p>Castelfed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8100">
            <text:p>18100</text:p>
          </table:table-cell>
          <table:table-cell office:value-type="float" office:value="7875">
            <text:p>787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k8t28kb8pfzpaz06</text:p>
          </table:table-cell>
          <table:table-cell office:value-type="string">
            <text:p>WHITE</text:p>
          </table:table-cell>
          <table:table-cell office:value-type="string">
            <text:p>Chardonnay Riserva Kreuzweg</text:p>
          </table:table-cell>
          <table:table-cell office:value-type="string">
            <text:p>Castelfeder</text:p>
          </table:table-cell>
          <table:table-cell office:value-type="float" office:value="41.903038">
            <text:p>41.9030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„Pfaffenegg”</text:p>
          </table:table-cell>
          <table:table-cell office:value-type="string">
            <text:p>Josmo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700">
            <text:p>4700</text:p>
          </table:table-cell>
          <table:table-cell office:value-type="float" office:value="1320">
            <text:p>13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ky047nrnmncmgwt9ts0aqnv</text:p>
          </table:table-cell>
          <table:table-cell office:value-type="string">
            <text:p>WHITE</text:p>
          </table:table-cell>
          <table:table-cell office:value-type="string">
            <text:p>Chardonnay Pfaffenegg</text:p>
          </table:table-cell>
          <table:table-cell office:value-type="string">
            <text:p>Josmoar</text:p>
          </table:table-cell>
          <table:table-cell office:value-type="float" office:value="45.587875">
            <text:p>45.5878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„Cardellino“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400">
            <text:p>4400</text:p>
          </table:table-cell>
          <table:table-cell office:value-type="float" office:value="1445">
            <text:p>144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2g2560ph7dkwcsmw</text:p>
          </table:table-cell>
          <table:table-cell office:value-type="string">
            <text:p>WHITE</text:p>
          </table:table-cell>
          <table:table-cell office:value-type="string">
            <text:p>Chardonnay Cardellino</text:p>
          </table:table-cell>
          <table:table-cell office:value-type="string">
            <text:p>Elena Walch</text:p>
          </table:table-cell>
          <table:table-cell office:value-type="float" office:value="54.485935">
            <text:p>54.4859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„Cardellino“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1445">
            <text:p>144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2g2560ph7dkwcsmw</text:p>
          </table:table-cell>
          <table:table-cell office:value-type="string">
            <text:p>WHITE</text:p>
          </table:table-cell>
          <table:table-cell office:value-type="string">
            <text:p>Chardonnay Cardellino</text:p>
          </table:table-cell>
          <table:table-cell office:value-type="string">
            <text:p>Elena Walch</text:p>
          </table:table-cell>
          <table:table-cell office:value-type="float" office:value="54.485935">
            <text:p>54.4859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della Valpolicella „Pietro dal Cero“ </text:p>
          </table:table-cell>
          <table:table-cell office:value-type="string">
            <text:p>Ca’ dei Frat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8">
            <text:p>2008</text:p>
          </table:table-cell>
          <table:table-cell office:value-type="float" office:value="26500">
            <text:p>26500</text:p>
          </table:table-cell>
          <table:table-cell office:value-type="float" office:value="16700">
            <text:p>167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8xhhverb8hjn93qb</text:p>
          </table:table-cell>
          <table:table-cell office:value-type="string">
            <text:p>RED</text:p>
          </table:table-cell>
          <table:table-cell office:value-type="string">
            <text:p>Amarone della Valpolicella Pietro Dal Cero</text:p>
          </table:table-cell>
          <table:table-cell office:value-type="string">
            <text:p>Cà dei Frati</text:p>
          </table:table-cell>
          <table:table-cell office:value-type="float" office:value="56.408585">
            <text:p>56.4085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della Valpolicella „Pietro dal Cero“ </text:p>
          </table:table-cell>
          <table:table-cell office:value-type="string">
            <text:p>Ca’ dei Frat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9">
            <text:p>2009</text:p>
          </table:table-cell>
          <table:table-cell office:value-type="float" office:value="23500">
            <text:p>23500</text:p>
          </table:table-cell>
          <table:table-cell office:value-type="float" office:value="13900">
            <text:p>139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8xhhverb8hjn93qb</text:p>
          </table:table-cell>
          <table:table-cell office:value-type="string">
            <text:p>RED</text:p>
          </table:table-cell>
          <table:table-cell office:value-type="string">
            <text:p>Amarone della Valpolicella Pietro Dal Cero</text:p>
          </table:table-cell>
          <table:table-cell office:value-type="string">
            <text:p>Cà dei Frati</text:p>
          </table:table-cell>
          <table:table-cell office:value-type="float" office:value="56.408585">
            <text:p>56.4085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della Valpolicella „Pietro dal Cero“ </text:p>
          </table:table-cell>
          <table:table-cell office:value-type="string">
            <text:p>Ca’ dei Frat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1">
            <text:p>2011</text:p>
          </table:table-cell>
          <table:table-cell office:value-type="float" office:value="24500">
            <text:p>24500</text:p>
          </table:table-cell>
          <table:table-cell office:value-type="float" office:value="14800">
            <text:p>148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8xhhverb8hjn93qb</text:p>
          </table:table-cell>
          <table:table-cell office:value-type="string">
            <text:p>RED</text:p>
          </table:table-cell>
          <table:table-cell office:value-type="string">
            <text:p>Amarone della Valpolicella Pietro Dal Cero</text:p>
          </table:table-cell>
          <table:table-cell office:value-type="string">
            <text:p>Cà dei Frati</text:p>
          </table:table-cell>
          <table:table-cell office:value-type="float" office:value="56.408585">
            <text:p>56.4085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della Valpolicella „Pietro dal Cero“ </text:p>
          </table:table-cell>
          <table:table-cell office:value-type="string">
            <text:p>Ca’ dei Frat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21500">
            <text:p>21500</text:p>
          </table:table-cell>
          <table:table-cell office:value-type="float" office:value="11900">
            <text:p>119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8xhhverb8hjn93qb</text:p>
          </table:table-cell>
          <table:table-cell office:value-type="string">
            <text:p>RED</text:p>
          </table:table-cell>
          <table:table-cell office:value-type="string">
            <text:p>Amarone della Valpolicella Pietro Dal Cero</text:p>
          </table:table-cell>
          <table:table-cell office:value-type="string">
            <text:p>Cà dei Frati</text:p>
          </table:table-cell>
          <table:table-cell office:value-type="float" office:value="56.408585">
            <text:p>56.4085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ppius</text:p>
          </table:table-cell>
          <table:table-cell office:value-type="string">
            <text:p>St. Michael/Epp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1">
            <text:p>2011</text:p>
          </table:table-cell>
          <table:table-cell office:value-type="float" office:value="37500">
            <text:p>37500</text:p>
          </table:table-cell>
          <table:table-cell office:value-type="float" office:value="26400">
            <text:p>264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50.949795">
            <text:p>50.9497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ppius</text:p>
          </table:table-cell>
          <table:table-cell office:value-type="string">
            <text:p>St. Michael/Epp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35500">
            <text:p>35500</text:p>
          </table:table-cell>
          <table:table-cell office:value-type="float" office:value="24600">
            <text:p>246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50.949795">
            <text:p>50.9497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ppius</text:p>
          </table:table-cell>
          <table:table-cell office:value-type="string">
            <text:p>St. Michael/Epp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33000">
            <text:p>33000</text:p>
          </table:table-cell>
          <table:table-cell office:value-type="float" office:value="23080">
            <text:p>230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50.949795">
            <text:p>50.9497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della Valpolicella</text:p>
          </table:table-cell>
          <table:table-cell office:value-type="string">
            <text:p>Secondo Marco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11">
            <text:p>2011</text:p>
          </table:table-cell>
          <table:table-cell office:value-type="float" office:value="28000">
            <text:p>28000</text:p>
          </table:table-cell>
          <table:table-cell office:value-type="float" office:value="16925">
            <text:p>1692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twsy05prbvz33fy5h0</text:p>
          </table:table-cell>
          <table:table-cell office:value-type="string">
            <text:p>RED</text:p>
          </table:table-cell>
          <table:table-cell office:value-type="string">
            <text:p>Amarone della Valpolicella</text:p>
          </table:table-cell>
          <table:table-cell office:value-type="string">
            <text:p>Secondo Marco</text:p>
          </table:table-cell>
          <table:table-cell office:value-type="float" office:value="53.113724">
            <text:p>53.1137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della Valpolicella</text:p>
          </table:table-cell>
          <table:table-cell office:value-type="string">
            <text:p>Secondo Marc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17500">
            <text:p>17500</text:p>
          </table:table-cell>
          <table:table-cell office:value-type="float" office:value="8009">
            <text:p>800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twsy05prbvz33fy5h0</text:p>
          </table:table-cell>
          <table:table-cell office:value-type="string">
            <text:p>RED</text:p>
          </table:table-cell>
          <table:table-cell office:value-type="string">
            <text:p>Amarone della Valpolicella</text:p>
          </table:table-cell>
          <table:table-cell office:value-type="string">
            <text:p>Secondo Marco</text:p>
          </table:table-cell>
          <table:table-cell office:value-type="float" office:value="53.113724">
            <text:p>53.1137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„Pfaffenegg“</text:p>
          </table:table-cell>
          <table:table-cell office:value-type="string">
            <text:p>Josmo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400">
            <text:p>4400</text:p>
          </table:table-cell>
          <table:table-cell office:value-type="float" office:value="1380">
            <text:p>13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cahm6pkz3np9aca4qa</text:p>
          </table:table-cell>
          <table:table-cell office:value-type="string">
            <text:p>SPARKLING</text:p>
          </table:table-cell>
          <table:table-cell office:value-type="string">
            <text:p>Pfaffenegg Sauvignon</text:p>
          </table:table-cell>
          <table:table-cell office:value-type="string">
            <text:p>Josmoar</text:p>
          </table:table-cell>
          <table:table-cell office:value-type="float" office:value="45.101025">
            <text:p>45.1010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„Voglar“</text:p>
          </table:table-cell>
          <table:table-cell office:value-type="string">
            <text:p>Peter 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700">
            <text:p>4700</text:p>
          </table:table-cell>
          <table:table-cell office:value-type="float" office:value="1645">
            <text:p>164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6r404w55z8dcbj6d3</text:p>
          </table:table-cell>
          <table:table-cell office:value-type="string">
            <text:p>WHITE</text:p>
          </table:table-cell>
          <table:table-cell office:value-type="string">
            <text:p>Sauvignon Voglar</text:p>
          </table:table-cell>
          <table:table-cell office:value-type="string">
            <text:p>Peter Dipoli</text:p>
          </table:table-cell>
          <table:table-cell office:value-type="float" office:value="51.027824">
            <text:p>51.0278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„Barbagòl“</text:p>
          </table:table-cell>
          <table:table-cell office:value-type="string">
            <text:p>Laim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300">
            <text:p>5300</text:p>
          </table:table-cell>
          <table:table-cell office:value-type="float" office:value="1880">
            <text:p>18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b3x66mxnbmraa1tc2</text:p>
          </table:table-cell>
          <table:table-cell office:value-type="string">
            <text:p>RED</text:p>
          </table:table-cell>
          <table:table-cell office:value-type="string">
            <text:p>Lagrein Riserva Barbagól</text:p>
          </table:table-cell>
          <table:table-cell office:value-type="string">
            <text:p>Laimburg</text:p>
          </table:table-cell>
          <table:table-cell office:value-type="float" office:value="49.22875">
            <text:p>49.228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 „Unterebner“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1980">
            <text:p>19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g76922shspm60e7</text:p>
          </table:table-cell>
          <table:table-cell office:value-type="string">
            <text:p>WHITE</text:p>
          </table:table-cell>
          <table:table-cell office:value-type="string">
            <text:p>Pinot Grigio Unterebner</text:p>
          </table:table-cell>
          <table:table-cell office:value-type="string">
            <text:p>Tramin</text:p>
          </table:table-cell>
          <table:table-cell office:value-type="float" office:value="47.144737">
            <text:p>47.1447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Gries Riserva „Select“</text:p>
          </table:table-cell>
          <table:table-cell office:value-type="string">
            <text:p>Rottenstei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1620">
            <text:p>16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3certg65zfx5y2n2xr</text:p>
          </table:table-cell>
          <table:table-cell office:value-type="string">
            <text:p>RED</text:p>
          </table:table-cell>
          <table:table-cell office:value-type="string">
            <text:p>Lagrein Riserva Select Gries</text:p>
          </table:table-cell>
          <table:table-cell office:value-type="string">
            <text:p>Rottensteiner</text:p>
          </table:table-cell>
          <table:table-cell office:value-type="float" office:value="46.409637">
            <text:p>46.4096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„Amperg“</text:p>
          </table:table-cell>
          <table:table-cell office:value-type="string">
            <text:p>Klaus 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600">
            <text:p>4600</text:p>
          </table:table-cell>
          <table:table-cell office:value-type="float" office:value="1390">
            <text:p>13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4a3mzf19ty8mqf5yjf</text:p>
          </table:table-cell>
          <table:table-cell office:value-type="string">
            <text:p>RED</text:p>
          </table:table-cell>
          <table:table-cell office:value-type="string">
            <text:p>Amperg Lagrein Riserva</text:p>
          </table:table-cell>
          <table:table-cell office:value-type="string">
            <text:p>Klaus Lentsch</text:p>
          </table:table-cell>
          <table:table-cell office:value-type="float" office:value="54.749855">
            <text:p>54.7498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uburgunder Riserva</text:p>
          </table:table-cell>
          <table:table-cell office:value-type="string">
            <text:p>Prackf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400">
            <text:p>5400</text:p>
          </table:table-cell>
          <table:table-cell office:value-type="float" office:value="1939">
            <text:p>193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hc0gm7taz9qrtkb2pw</text:p>
          </table:table-cell>
          <table:table-cell office:value-type="string">
            <text:p>RED</text:p>
          </table:table-cell>
          <table:table-cell office:value-type="string">
            <text:p>Blauburgunder Riserva</text:p>
          </table:table-cell>
          <table:table-cell office:value-type="string">
            <text:p>Prackfol</text:p>
          </table:table-cell>
          <table:table-cell office:value-type="float" office:value="41.021797">
            <text:p>41.0217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uria di Calafuria</text:p>
          </table:table-cell>
          <table:table-cell office:value-type="string">
            <text:p>Tormares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800">
            <text:p>5800</text:p>
          </table:table-cell>
          <table:table-cell office:value-type="float" office:value="2020">
            <text:p>20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7e2e90hgx5kepc3wyb</text:p>
          </table:table-cell>
          <table:table-cell office:value-type="string">
            <text:p>ROSE</text:p>
          </table:table-cell>
          <table:table-cell office:value-type="string">
            <text:p>Furia di Calafuria</text:p>
          </table:table-cell>
          <table:table-cell office:value-type="string">
            <text:p>Tormaresca</text:p>
          </table:table-cell>
          <table:table-cell office:value-type="float" office:value="51.97607">
            <text:p>51.976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uria di Calafuria</text:p>
          </table:table-cell>
          <table:table-cell office:value-type="string">
            <text:p>Tormares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800">
            <text:p>5800</text:p>
          </table:table-cell>
          <table:table-cell office:value-type="float" office:value="2020">
            <text:p>20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7e2e90hgx5kepc3wyb</text:p>
          </table:table-cell>
          <table:table-cell office:value-type="string">
            <text:p>ROSE</text:p>
          </table:table-cell>
          <table:table-cell office:value-type="string">
            <text:p>Furia di Calafuria</text:p>
          </table:table-cell>
          <table:table-cell office:value-type="string">
            <text:p>Tormaresca</text:p>
          </table:table-cell>
          <table:table-cell office:value-type="float" office:value="51.97607">
            <text:p>51.976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 Rose de Manincor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00">
            <text:p>4600</text:p>
          </table:table-cell>
          <table:table-cell office:value-type="float" office:value="1460">
            <text:p>146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50.38513">
            <text:p>50.385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 Rose de Manincor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1460">
            <text:p>146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50.38513">
            <text:p>50.385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nghe „Arneis“</text:p>
          </table:table-cell>
          <table:table-cell office:value-type="string">
            <text:p>Prun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1145">
            <text:p>114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mnm0t98b0h9xyakz</text:p>
          </table:table-cell>
          <table:table-cell office:value-type="string">
            <text:p>WHITE</text:p>
          </table:table-cell>
          <table:table-cell office:value-type="string">
            <text:p>Langhe Arneis</text:p>
          </table:table-cell>
          <table:table-cell office:value-type="string">
            <text:p>Prunotto</text:p>
          </table:table-cell>
          <table:table-cell office:value-type="float" office:value="41.5757">
            <text:p>41.57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ugana „Brolettino”</text:p>
          </table:table-cell>
          <table:table-cell office:value-type="string">
            <text:p>Ca' dei Fr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1440">
            <text:p>144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2en7jn8f50pc9y80</text:p>
          </table:table-cell>
          <table:table-cell office:value-type="string">
            <text:p>WHITE</text:p>
          </table:table-cell>
          <table:table-cell office:value-type="string">
            <text:p>Lugana Brolettino</text:p>
          </table:table-cell>
          <table:table-cell office:value-type="string">
            <text:p>Cà dei Frati</text:p>
          </table:table-cell>
          <table:table-cell office:value-type="float" office:value="55.077812">
            <text:p>55.0778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ugana „Brolettino”</text:p>
          </table:table-cell>
          <table:table-cell office:value-type="string">
            <text:p>Ca' dei Fr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1440">
            <text:p>144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2en7jn8f50pc9y80</text:p>
          </table:table-cell>
          <table:table-cell office:value-type="string">
            <text:p>WHITE</text:p>
          </table:table-cell>
          <table:table-cell office:value-type="string">
            <text:p>Lugana Brolettino</text:p>
          </table:table-cell>
          <table:table-cell office:value-type="string">
            <text:p>Cà dei Frati</text:p>
          </table:table-cell>
          <table:table-cell office:value-type="float" office:value="55.077812">
            <text:p>55.0778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toan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700">
            <text:p>5700</text:p>
          </table:table-cell>
          <table:table-cell office:value-type="float" office:value="1980">
            <text:p>19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Tramin</text:p>
          </table:table-cell>
          <table:table-cell office:value-type="float" office:value="41.25003">
            <text:p>41.250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toan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700">
            <text:p>5700</text:p>
          </table:table-cell>
          <table:table-cell office:value-type="float" office:value="1980">
            <text:p>19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Tramin</text:p>
          </table:table-cell>
          <table:table-cell office:value-type="float" office:value="41.25003">
            <text:p>41.250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es Handwerk</text:p>
          </table:table-cell>
          <table:table-cell office:value-type="string">
            <text:p>Kiem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400">
            <text:p>5400</text:p>
          </table:table-cell>
          <table:table-cell office:value-type="float" office:value="1960">
            <text:p>196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rrjhmqjtkewd3vvm5</text:p>
          </table:table-cell>
          <table:table-cell office:value-type="string">
            <text:p>WHITE</text:p>
          </table:table-cell>
          <table:table-cell office:value-type="string">
            <text:p>Weisses Handwerk</text:p>
          </table:table-cell>
          <table:table-cell office:value-type="string">
            <text:p>Kiemberger</text:p>
          </table:table-cell>
          <table:table-cell office:value-type="float" office:value="47.638775">
            <text:p>47.6387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würztraminer „Nussbaumer“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700">
            <text:p>5700</text:p>
          </table:table-cell>
          <table:table-cell office:value-type="float" office:value="2110">
            <text:p>211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wvqvqhjhsn8v8t7z</text:p>
          </table:table-cell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>
            <text:p>Tramin</text:p>
          </table:table-cell>
          <table:table-cell office:value-type="float" office:value="43.781193">
            <text:p>43.7811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 „Unterebner“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1980">
            <text:p>19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g76922shspm60e7</text:p>
          </table:table-cell>
          <table:table-cell office:value-type="string">
            <text:p>WHITE</text:p>
          </table:table-cell>
          <table:table-cell office:value-type="string">
            <text:p>Pinot Grigio Unterebner</text:p>
          </table:table-cell>
          <table:table-cell office:value-type="string">
            <text:p>Tramin</text:p>
          </table:table-cell>
          <table:table-cell office:value-type="float" office:value="47.144737">
            <text:p>47.1447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assito Primitivo „Corimei”</text:p>
          </table:table-cell>
          <table:table-cell office:value-type="string">
            <text:p>Schola Sarme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b74j6hy1kw57nfckg</text:p>
          </table:table-cell>
          <table:table-cell office:value-type="string">
            <text:p>DESSERT</text:p>
          </table:table-cell>
          <table:table-cell office:value-type="string">
            <text:p>Corimei Primitivo Passito</text:p>
          </table:table-cell>
          <table:table-cell office:value-type="string">
            <text:p>Schola Sarmenti</text:p>
          </table:table-cell>
          <table:table-cell office:value-type="float" office:value="62.89435">
            <text:p>62.894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ris Prosecco (Extra Dry)</text:p>
          </table:table-cell>
          <table:table-cell office:value-type="string">
            <text:p>Sacch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422">
            <text:p>422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5c4775pyjwe045wt7w</text:p>
          </table:table-cell>
          <table:table-cell office:value-type="string">
            <text:p>SPARKLING</text:p>
          </table:table-cell>
          <table:table-cell office:value-type="string">
            <text:p>Prosecco Extra Dry</text:p>
          </table:table-cell>
          <table:table-cell office:value-type="string">
            <text:p>Sacchetto</text:p>
          </table:table-cell>
          <table:table-cell office:value-type="float" office:value="39.2011">
            <text:p>39.201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umante „Bella Glamour Zero Zero“</text:p>
          </table:table-cell>
          <table:table-cell office:value-type="string">
            <text:p>Iris Vigne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100">
            <text:p>3100</text:p>
          </table:table-cell>
          <table:table-cell office:value-type="float" office:value="550">
            <text:p>5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fq1m0psd9rqa2j2yw3djzw7</text:p>
          </table:table-cell>
          <table:table-cell office:value-type="string">
            <text:p>SPARKLING</text:p>
          </table:table-cell>
          <table:table-cell office:value-type="string">
            <text:p>Bella Glamour ZeroZero</text:p>
          </table:table-cell>
          <table:table-cell office:value-type="string">
            <text:p>Iris Vigneti</text:p>
          </table:table-cell>
          <table:table-cell office:value-type="float" office:value="47.607784">
            <text:p>47.6077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t Riserva Methius </text:p>
          </table:table-cell>
          <table:table-cell office:value-type="string">
            <text:p>Dorig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6900">
            <text:p>6900</text:p>
          </table:table-cell>
          <table:table-cell office:value-type="float" office:value="2780">
            <text:p>27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ym3zqqwsg24nbg79e</text:p>
          </table:table-cell>
          <table:table-cell office:value-type="string">
            <text:p>SPARKLING</text:p>
          </table:table-cell>
          <table:table-cell office:value-type="string">
            <text:p>Metodo Classico Riserva Methius Brut</text:p>
          </table:table-cell>
          <table:table-cell office:value-type="string">
            <text:p>Dorigati</text:p>
          </table:table-cell>
          <table:table-cell office:value-type="float" office:value="42.631393">
            <text:p>42.6313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t Riserva Methius </text:p>
          </table:table-cell>
          <table:table-cell office:value-type="string">
            <text:p>Dorig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900">
            <text:p>6900</text:p>
          </table:table-cell>
          <table:table-cell office:value-type="float" office:value="2780">
            <text:p>27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ym3zqqwsg24nbg79e</text:p>
          </table:table-cell>
          <table:table-cell office:value-type="string">
            <text:p>SPARKLING</text:p>
          </table:table-cell>
          <table:table-cell office:value-type="string">
            <text:p>Metodo Classico Riserva Methius Brut</text:p>
          </table:table-cell>
          <table:table-cell office:value-type="string">
            <text:p>Dorigati</text:p>
          </table:table-cell>
          <table:table-cell office:value-type="float" office:value="42.631393">
            <text:p>42.6313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ranciacorta Brut Cuvée Prestige</text:p>
          </table:table-cell>
          <table:table-cell office:value-type="string">
            <text:p>Ca’ del Bo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600">
            <text:p>6600</text:p>
          </table:table-cell>
          <table:table-cell office:value-type="float" office:value="3560">
            <text:p>356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5tkafqr60hga5xms</text:p>
          </table:table-cell>
          <table:table-cell office:value-type="string">
            <text:p>SPARKLING</text:p>
          </table:table-cell>
          <table:table-cell office:value-type="string">
            <text:p>Franciacorta Cuvée Prestige</text:p>
          </table:table-cell>
          <table:table-cell office:value-type="string">
            <text:p>Ca' del Bosco</text:p>
          </table:table-cell>
          <table:table-cell office:value-type="float" office:value="43.143265">
            <text:p>43.1432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Brut AOC „Tradition“</text:p>
          </table:table-cell>
          <table:table-cell office:value-type="string">
            <text:p>Pascal Mach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2195">
            <text:p>219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twj4dymgdjqx64zbwsq</text:p>
          </table:table-cell>
          <table:table-cell office:value-type="string">
            <text:p>ROSE_SPARKLING</text:p>
          </table:table-cell>
          <table:table-cell office:value-type="string">
            <text:p>Tradition Champagne</text:p>
          </table:table-cell>
          <table:table-cell office:value-type="string">
            <text:p>Pascal Machet</text:p>
          </table:table-cell>
          <table:table-cell office:value-type="float" office:value="45.64276">
            <text:p>45.642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Brut Riserva „Impérial“</text:p>
          </table:table-cell>
          <table:table-cell office:value-type="string">
            <text:p>Moët &amp; Chand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900">
            <text:p>10900</text:p>
          </table:table-cell>
          <table:table-cell office:value-type="float" office:value="4410">
            <text:p>441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a8275et4gg83c0xhb</text:p>
          </table:table-cell>
          <table:table-cell office:value-type="string">
            <text:p>SPARKLING</text:p>
          </table:table-cell>
          <table:table-cell office:value-type="string">
            <text:p>Champagne Resérve Impérial Brut</text:p>
          </table:table-cell>
          <table:table-cell office:value-type="string">
            <text:p>Moët &amp; Chandon</text:p>
          </table:table-cell>
          <table:table-cell office:value-type="float" office:value="46.718643">
            <text:p>46.7186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„Ice Impérial“</text:p>
          </table:table-cell>
          <table:table-cell office:value-type="string">
            <text:p>Moët &amp; Chandon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4200">
            <text:p>14200</text:p>
          </table:table-cell>
          <table:table-cell office:value-type="float" office:value="5900">
            <text:p>59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afaamrpd0h6yeyzy2</text:p>
          </table:table-cell>
          <table:table-cell office:value-type="string">
            <text:p>SPARKLING</text:p>
          </table:table-cell>
          <table:table-cell office:value-type="string">
            <text:p>Champagne Ice Impérial Demi-Sec</text:p>
          </table:table-cell>
          <table:table-cell office:value-type="string">
            <text:p>Moët &amp; Chandon</text:p>
          </table:table-cell>
          <table:table-cell office:value-type="float" office:value="46.38352">
            <text:p>46.383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Brut „S. Pétersbourg“</text:p>
          </table:table-cell>
          <table:table-cell office:value-type="string">
            <text:p>Veuve Clicqu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  <table:table-cell office:value-type="float" office:value="4790">
            <text:p>47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vtmcbtxja8zx2ax6e</text:p>
          </table:table-cell>
          <table:table-cell office:value-type="string">
            <text:p>SPARKLING</text:p>
          </table:table-cell>
          <table:table-cell office:value-type="string">
            <text:p>Champagne Cuvée Saint-Pétersbourg Brut</text:p>
          </table:table-cell>
          <table:table-cell office:value-type="string">
            <text:p>Veuve Clicquot</text:p>
          </table:table-cell>
          <table:table-cell office:value-type="float" office:value="50.17083">
            <text:p>50.170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Vintage</text:p>
          </table:table-cell>
          <table:table-cell office:value-type="string">
            <text:p>Dom Pérign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39000">
            <text:p>39000</text:p>
          </table:table-cell>
          <table:table-cell office:value-type="float" office:value="19950">
            <text:p>199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q5hvwrcr5dxtbzer</text:p>
          </table:table-cell>
          <table:table-cell office:value-type="string">
            <text:p>SPARKLING</text:p>
          </table:table-cell>
          <table:table-cell office:value-type="string">
            <text:p>Champagne Vintage Brut</text:p>
          </table:table-cell>
          <table:table-cell office:value-type="string">
            <text:p>Dom Pérignon</text:p>
          </table:table-cell>
          <table:table-cell office:value-type="float" office:value="44.602543">
            <text:p>44.6025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„Belle Epoque”</text:p>
          </table:table-cell>
          <table:table-cell office:value-type="string">
            <text:p>Perrier Jouët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99000">
            <text:p>99000</text:p>
          </table:table-cell>
          <table:table-cell office:value-type="float" office:value="53600">
            <text:p>536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ahar44dg95zgrg4g</text:p>
          </table:table-cell>
          <table:table-cell office:value-type="string">
            <text:p>SPARKLING</text:p>
          </table:table-cell>
          <table:table-cell office:value-type="string">
            <text:p>Champagne Belle Epoque Brut</text:p>
          </table:table-cell>
          <table:table-cell office:value-type="string">
            <text:p>Perrier-Jouët</text:p>
          </table:table-cell>
          <table:table-cell office:value-type="float" office:value="56.594467">
            <text:p>56.5944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burgunder Ris. „Tecum“ </text:p>
          </table:table-cell>
          <table:table-cell office:value-type="string">
            <text:p>Castelfeder 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0500">
            <text:p>10500</text:p>
          </table:table-cell>
          <table:table-cell office:value-type="float" office:value="4410">
            <text:p>441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9rwheq6gt9kqzdh6</text:p>
          </table:table-cell>
          <table:table-cell office:value-type="string">
            <text:p>WHITE</text:p>
          </table:table-cell>
          <table:table-cell office:value-type="string">
            <text:p>Pinot Bianco Riserva Tecum</text:p>
          </table:table-cell>
          <table:table-cell office:value-type="string">
            <text:p>Castelfeder</text:p>
          </table:table-cell>
          <table:table-cell office:value-type="float" office:value="37.212776">
            <text:p>37.2127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burgunder Ris. „Vorberg“ 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0800">
            <text:p>10800</text:p>
          </table:table-cell>
          <table:table-cell office:value-type="float" office:value="4580">
            <text:p>45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9f3adjf8eqj5727qp5j96</text:p>
          </table:table-cell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Kellerei Terlan / Cantina Terlano</text:p>
          </table:table-cell>
          <table:table-cell office:value-type="float" office:value="36.733295">
            <text:p>36.7332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burgunder Ris. „Vorberg“ 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0800">
            <text:p>10800</text:p>
          </table:table-cell>
          <table:table-cell office:value-type="float" office:value="4580">
            <text:p>45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9f3adjf8eqj5727qp5j96</text:p>
          </table:table-cell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Kellerei Terlan / Cantina Terlano</text:p>
          </table:table-cell>
          <table:table-cell office:value-type="float" office:value="36.733295">
            <text:p>36.7332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„Lafóa“ 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0100">
            <text:p>10100</text:p>
          </table:table-cell>
          <table:table-cell office:value-type="float" office:value="4180">
            <text:p>41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Colterenzio (Schreckbichl)</text:p>
          </table:table-cell>
          <table:table-cell office:value-type="float" office:value="35.034412">
            <text:p>35.0344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„St. Valentin“ </text:p>
          </table:table-cell>
          <table:table-cell office:value-type="string">
            <text:p>St. Michael/Epp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0200">
            <text:p>10200</text:p>
          </table:table-cell>
          <table:table-cell office:value-type="float" office:value="4280">
            <text:p>42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sfn18zf94zmgm0dw</text:p>
          </table:table-cell>
          <table:table-cell office:value-type="string">
            <text:p>WHITE</text:p>
          </table:table-cell>
          <table:table-cell office:value-type="string">
            <text:p>Sauvignon Sanct Valentin</text:p>
          </table:table-cell>
          <table:table-cell office:value-type="string">
            <text:p>St. Michael-Eppan</text:p>
          </table:table-cell>
          <table:table-cell office:value-type="float" office:value="45.898853">
            <text:p>45.8988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„Lieben Aich“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8000">
            <text:p>18000</text:p>
          </table:table-cell>
          <table:table-cell office:value-type="float" office:value="9240">
            <text:p>924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9b3gdt3dksv5jy13q</text:p>
          </table:table-cell>
          <table:table-cell office:value-type="string">
            <text:p>WHITE</text:p>
          </table:table-cell>
          <table:table-cell office:value-type="string">
            <text:p>Sauvignon Blanc Lieben Aich Bio</text:p>
          </table:table-cell>
          <table:table-cell office:value-type="string">
            <text:p>Manincor</text:p>
          </table:table-cell>
          <table:table-cell office:value-type="float" office:value="48.560955">
            <text:p>48.5609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 Contessa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7900">
            <text:p>7900</text:p>
          </table:table-cell>
          <table:table-cell office:value-type="float" office:value="2920">
            <text:p>29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fvrsnpar2gwvcgj4b8e1z0d</text:p>
          </table:table-cell>
          <table:table-cell office:value-type="string">
            <text:p>WHITE</text:p>
          </table:table-cell>
          <table:table-cell office:value-type="string">
            <text:p>la Contessa</text:p>
          </table:table-cell>
          <table:table-cell office:value-type="string">
            <text:p>Manincor</text:p>
          </table:table-cell>
          <table:table-cell office:value-type="float" office:value="41.774727">
            <text:p>41.7747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 Contessa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7900">
            <text:p>7900</text:p>
          </table:table-cell>
          <table:table-cell office:value-type="float" office:value="2920">
            <text:p>29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fvrsnpar2gwvcgj4b8e1z0d</text:p>
          </table:table-cell>
          <table:table-cell office:value-type="string">
            <text:p>WHITE</text:p>
          </table:table-cell>
          <table:table-cell office:value-type="string">
            <text:p>la Contessa</text:p>
          </table:table-cell>
          <table:table-cell office:value-type="string">
            <text:p>Manincor</text:p>
          </table:table-cell>
          <table:table-cell office:value-type="float" office:value="41.774727">
            <text:p>41.7747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iebenstein</text:p>
          </table:table-cell>
          <table:table-cell office:value-type="string">
            <text:p>Baron Long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1800">
            <text:p>11800</text:p>
          </table:table-cell>
          <table:table-cell office:value-type="float" office:value="4900">
            <text:p>49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ygx58ykqy03mdzyn2</text:p>
          </table:table-cell>
          <table:table-cell office:value-type="string">
            <text:p>WHITE</text:p>
          </table:table-cell>
          <table:table-cell office:value-type="string">
            <text:p>Liebenstein Bio</text:p>
          </table:table-cell>
          <table:table-cell office:value-type="string">
            <text:p>Baron Longo</text:p>
          </table:table-cell>
          <table:table-cell office:value-type="float" office:value="43.50698">
            <text:p>43.506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. „Tor di Lupo” </text:p>
          </table:table-cell>
          <table:table-cell office:value-type="string">
            <text:p>Andri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5200">
            <text:p>15200</text:p>
          </table:table-cell>
          <table:table-cell office:value-type="float" office:value="5850">
            <text:p>58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d5rkxrxtmvtvyavdae</text:p>
          </table:table-cell>
          <table:table-cell office:value-type="string">
            <text:p>RED</text:p>
          </table:table-cell>
          <table:table-cell office:value-type="string">
            <text:p>Lagrein Riserva Tor di Lupo</text:p>
          </table:table-cell>
          <table:table-cell office:value-type="string">
            <text:p>Kellerei Andrian</text:p>
          </table:table-cell>
          <table:table-cell office:value-type="float" office:value="41.391205">
            <text:p>41.3912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Il Conte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7900">
            <text:p>7900</text:p>
          </table:table-cell>
          <table:table-cell office:value-type="float" office:value="2920">
            <text:p>29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s95fpa5erqv0hpnzagyj370</text:p>
          </table:table-cell>
          <table:table-cell office:value-type="string">
            <text:p>RED</text:p>
          </table:table-cell>
          <table:table-cell office:value-type="string">
            <text:p>Il Conte</text:p>
          </table:table-cell>
          <table:table-cell office:value-type="string">
            <text:p>Manincor</text:p>
          </table:table-cell>
          <table:table-cell office:value-type="float" office:value="40.786423">
            <text:p>40.7864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passo della Valpolicella </text:p>
          </table:table-cell>
          <table:table-cell office:value-type="string">
            <text:p>Secondo Marc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0800">
            <text:p>10800</text:p>
          </table:table-cell>
          <table:table-cell office:value-type="float" office:value="4160">
            <text:p>416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tvbfejdsejafzx05c4</text:p>
          </table:table-cell>
          <table:table-cell office:value-type="string">
            <text:p>RED</text:p>
          </table:table-cell>
          <table:table-cell office:value-type="string">
            <text:p>Valpolicella Ripasso</text:p>
          </table:table-cell>
          <table:table-cell office:value-type="string">
            <text:p>Secondo Marco</text:p>
          </table:table-cell>
          <table:table-cell office:value-type="float" office:value="49.543915">
            <text:p>49.5439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ée „Rosso dei Notri“ </text:p>
          </table:table-cell>
          <table:table-cell office:value-type="string">
            <text:p>Tua Rit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6500">
            <text:p>6500</text:p>
          </table:table-cell>
          <table:table-cell office:value-type="float" office:value="2585">
            <text:p>258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er97f6tb7drkkw33z</text:p>
          </table:table-cell>
          <table:table-cell office:value-type="string">
            <text:p>RED</text:p>
          </table:table-cell>
          <table:table-cell office:value-type="string">
            <text:p>Rosso Dei Notri</text:p>
          </table:table-cell>
          <table:table-cell office:value-type="string">
            <text:p>Tua Rita</text:p>
          </table:table-cell>
          <table:table-cell office:value-type="float" office:value="52.611313">
            <text:p>52.6113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olgheri Sup. „Villa Donoratico“ </text:p>
          </table:table-cell>
          <table:table-cell office:value-type="string">
            <text:p>Argentier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4800">
            <text:p>14800</text:p>
          </table:table-cell>
          <table:table-cell office:value-type="float" office:value="6005">
            <text:p>600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s048vhn3xe8t9z8b</text:p>
          </table:table-cell>
          <table:table-cell office:value-type="string">
            <text:p>RED</text:p>
          </table:table-cell>
          <table:table-cell office:value-type="string">
            <text:p>Bolgheri Villa Donoratico</text:p>
          </table:table-cell>
          <table:table-cell office:value-type="string">
            <text:p>Tenuta Argentiera</text:p>
          </table:table-cell>
          <table:table-cell office:value-type="float" office:value="49.404118">
            <text:p>49.4041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Riserva „Troy“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21500">
            <text:p>21500</text:p>
          </table:table-cell>
          <table:table-cell office:value-type="float" office:value="11970">
            <text:p>119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dqfvxezrrmbb289</text:p>
          </table:table-cell>
          <table:table-cell office:value-type="string">
            <text:p>WHITE</text:p>
          </table:table-cell>
          <table:table-cell office:value-type="string">
            <text:p>Chardonnay Troy</text:p>
          </table:table-cell>
          <table:table-cell office:value-type="string">
            <text:p>Tramin</text:p>
          </table:table-cell>
          <table:table-cell office:value-type="float" office:value="38.559166">
            <text:p>38.5591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. „Porphyr“ 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6800">
            <text:p>16800</text:p>
          </table:table-cell>
          <table:table-cell office:value-type="float" office:value="7930">
            <text:p>793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45.742958">
            <text:p>45.7429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. „Taber“ </text:p>
          </table:table-cell>
          <table:table-cell office:value-type="string">
            <text:p>Boze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7500">
            <text:p>17500</text:p>
          </table:table-cell>
          <table:table-cell office:value-type="float" office:value="6550">
            <text:p>65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32.15546">
            <text:p>32.155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. „Weingarten Klosteranger“ </text:p>
          </table:table-cell>
          <table:table-cell office:value-type="string">
            <text:p>Muri Grie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25000">
            <text:p>25000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3j1t0fkgezz7fazr</text:p>
          </table:table-cell>
          <table:table-cell office:value-type="string">
            <text:p>RED</text:p>
          </table:table-cell>
          <table:table-cell office:value-type="string">
            <text:p>Lagrein Riserva Weingarten Klosteranger</text:p>
          </table:table-cell>
          <table:table-cell office:value-type="string">
            <text:p>Muri-Gries</text:p>
          </table:table-cell>
          <table:table-cell office:value-type="float" office:value="64.41021">
            <text:p>64.4102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. „Weingarten Klosteranger“ </text:p>
          </table:table-cell>
          <table:table-cell office:value-type="string">
            <text:p>Muri Grie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25000">
            <text:p>25000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3j1t0fkgezz7fazr</text:p>
          </table:table-cell>
          <table:table-cell office:value-type="string">
            <text:p>RED</text:p>
          </table:table-cell>
          <table:table-cell office:value-type="string">
            <text:p>Lagrein Riserva Weingarten Klosteranger</text:p>
          </table:table-cell>
          <table:table-cell office:value-type="string">
            <text:p>Muri-Gries</text:p>
          </table:table-cell>
          <table:table-cell office:value-type="float" office:value="64.41021">
            <text:p>64.4102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marein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27000">
            <text:p>27000</text:p>
          </table:table-cell>
          <table:table-cell office:value-type="float" office:value="9320">
            <text:p>93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Erbhof Unterganzner</text:p>
          </table:table-cell>
          <table:table-cell office:value-type="float" office:value="37.072945">
            <text:p>37.0729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t Ris. „LONA“ 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6500">
            <text:p>16500</text:p>
          </table:table-cell>
          <table:table-cell office:value-type="float" office:value="8500">
            <text:p>85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kr7vgr68243rba48yw</text:p>
          </table:table-cell>
          <table:table-cell office:value-type="string">
            <text:p>RED</text:p>
          </table:table-cell>
          <table:table-cell office:value-type="string">
            <text:p>Merlot Riserva Lona</text:p>
          </table:table-cell>
          <table:table-cell office:value-type="string">
            <text:p>Kellerei St. Pauls</text:p>
          </table:table-cell>
          <table:table-cell office:value-type="float" office:value="29.09982">
            <text:p>29.099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omposition „Reif“ 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24000">
            <text:p>24000</text:p>
          </table:table-cell>
          <table:table-cell office:value-type="float" office:value="7470">
            <text:p>74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45.245102">
            <text:p>45.2451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burgunder „Sirmian“</text:p>
          </table:table-cell>
          <table:table-cell office:value-type="string">
            <text:p>Nals/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1700">
            <text:p>17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tf36964px55qxyer</text:p>
          </table:table-cell>
          <table:table-cell office:value-type="string">
            <text:p>WHITE</text:p>
          </table:table-cell>
          <table:table-cell office:value-type="string">
            <text:p>Pinot Bianco Sirmian</text:p>
          </table:table-cell>
          <table:table-cell office:value-type="string">
            <text:p>Nals Margreid</text:p>
          </table:table-cell>
          <table:table-cell office:value-type="float" office:value="50.970463">
            <text:p>50.9704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burgunder „Sirmian“</text:p>
          </table:table-cell>
          <table:table-cell office:value-type="string">
            <text:p>Nals/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000">
            <text:p>5000</text:p>
          </table:table-cell>
          <table:table-cell office:value-type="float" office:value="1700">
            <text:p>17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tf36964px55qxyer</text:p>
          </table:table-cell>
          <table:table-cell office:value-type="string">
            <text:p>WHITE</text:p>
          </table:table-cell>
          <table:table-cell office:value-type="string">
            <text:p>Pinot Bianco Sirmian</text:p>
          </table:table-cell>
          <table:table-cell office:value-type="string">
            <text:p>Nals Margreid</text:p>
          </table:table-cell>
          <table:table-cell office:value-type="float" office:value="50.970463">
            <text:p>50.9704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burgunder Ris. „Sanctissimus“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500">
            <text:p>12500</text:p>
          </table:table-cell>
          <table:table-cell office:value-type="float" office:value="5700">
            <text:p>57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pdhbe29x72eh5m9kfn</text:p>
          </table:table-cell>
          <table:table-cell office:value-type="string">
            <text:p>WHITE</text:p>
          </table:table-cell>
          <table:table-cell office:value-type="string">
            <text:p>Pinot Blanc Riserva Sanctissimus</text:p>
          </table:table-cell>
          <table:table-cell office:value-type="string">
            <text:p>Kellerei St. Pauls</text:p>
          </table:table-cell>
          <table:table-cell office:value-type="float" office:value="29.930943">
            <text:p>29.9309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„Somereto“</text:p>
          </table:table-cell>
          <table:table-cell office:value-type="string">
            <text:p>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600">
            <text:p>3600</text:p>
          </table:table-cell>
          <table:table-cell office:value-type="float" office:value="770">
            <text:p>7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f331y2sf9rtd0b45</text:p>
          </table:table-cell>
          <table:table-cell office:value-type="string">
            <text:p>WHITE</text:p>
          </table:table-cell>
          <table:table-cell office:value-type="string">
            <text:p>Chardonnay Somereto</text:p>
          </table:table-cell>
          <table:table-cell office:value-type="string">
            <text:p>Kellerei Andrian</text:p>
          </table:table-cell>
          <table:table-cell office:value-type="float" office:value="34.288418">
            <text:p>34.2884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Ris. „Burgum Novum“</text:p>
          </table:table-cell>
          <table:table-cell office:value-type="string">
            <text:p>Castelfed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400">
            <text:p>5400</text:p>
          </table:table-cell>
          <table:table-cell office:value-type="float" office:value="1985">
            <text:p>198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77fhrj2s1gzrq7hz</text:p>
          </table:table-cell>
          <table:table-cell office:value-type="string">
            <text:p>WHITE</text:p>
          </table:table-cell>
          <table:table-cell office:value-type="string">
            <text:p>Chardonnay Riserva Burgum Novum</text:p>
          </table:table-cell>
          <table:table-cell office:value-type="string">
            <text:p>Castelfeder</text:p>
          </table:table-cell>
          <table:table-cell office:value-type="float" office:value="45.080124">
            <text:p>45.0801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Ris. „Belasy“</text:p>
          </table:table-cell>
          <table:table-cell office:value-type="string">
            <text:p>Schloss Engl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700">
            <text:p>5700</text:p>
          </table:table-cell>
          <table:table-cell office:value-type="float" office:value="2230">
            <text:p>223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exrfm4v05ah96xrsme</text:p>
          </table:table-cell>
          <table:table-cell office:value-type="string">
            <text:p>WHITE</text:p>
          </table:table-cell>
          <table:table-cell office:value-type="string">
            <text:p>Chardonnay Riserva Belasy</text:p>
          </table:table-cell>
          <table:table-cell office:value-type="string">
            <text:p>Schloss Englar</text:p>
          </table:table-cell>
          <table:table-cell office:value-type="float" office:value="48.33012">
            <text:p>48.330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R. „Baron Salvadori“</text:p>
          </table:table-cell>
          <table:table-cell office:value-type="string">
            <text:p>Nals/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700">
            <text:p>6700</text:p>
          </table:table-cell>
          <table:table-cell office:value-type="float" office:value="2700">
            <text:p>27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7wgwjpn9sr6pybcb</text:p>
          </table:table-cell>
          <table:table-cell office:value-type="string">
            <text:p>WHITE</text:p>
          </table:table-cell>
          <table:table-cell office:value-type="string">
            <text:p>Chardonnay Riserva Baron Salvadori</text:p>
          </table:table-cell>
          <table:table-cell office:value-type="string">
            <text:p>Nals Margreid</text:p>
          </table:table-cell>
          <table:table-cell office:value-type="float" office:value="58.849022">
            <text:p>58.8490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Riserva „Vigna Au”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6000">
            <text:p>16000</text:p>
          </table:table-cell>
          <table:table-cell office:value-type="float" office:value="6075">
            <text:p>607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ce9adexvr8y68mcj</text:p>
          </table:table-cell>
          <table:table-cell office:value-type="string">
            <text:p>WHITE</text:p>
          </table:table-cell>
          <table:table-cell office:value-type="string">
            <text:p>Chardonnay Riserva Au</text:p>
          </table:table-cell>
          <table:table-cell office:value-type="string">
            <text:p>Tiefenbrunner</text:p>
          </table:table-cell>
          <table:table-cell office:value-type="float" office:value="39.833595">
            <text:p>39.8335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„Mock“</text:p>
          </table:table-cell>
          <table:table-cell office:value-type="string">
            <text:p>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984">
            <text:p>984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jz7gye66gy86pdwrz</text:p>
          </table:table-cell>
          <table:table-cell office:value-type="string">
            <text:p>WHITE</text:p>
          </table:table-cell>
          <table:table-cell office:value-type="string">
            <text:p>Sauvignon Mock</text:p>
          </table:table-cell>
          <table:table-cell office:value-type="string">
            <text:p>Kellerei Bozen / Cantina Bolzano</text:p>
          </table:table-cell>
          <table:table-cell office:value-type="float" office:value="25.482231">
            <text:p>25.4822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„800“</text:p>
          </table:table-cell>
          <table:table-cell office:value-type="string">
            <text:p>Andreas Berger – Thurnhof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100">
            <text:p>4100</text:p>
          </table:table-cell>
          <table:table-cell office:value-type="float" office:value="1190">
            <text:p>11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14szt7vc96x08jm14</text:p>
          </table:table-cell>
          <table:table-cell office:value-type="string">
            <text:p>WHITE</text:p>
          </table:table-cell>
          <table:table-cell office:value-type="string">
            <text:p>Sauvignon Blanc 800</text:p>
          </table:table-cell>
          <table:table-cell office:value-type="string">
            <text:p>Thurnhof</text:p>
          </table:table-cell>
          <table:table-cell office:value-type="float" office:value="40.510605">
            <text:p>40.5106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„Lafóa“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200">
            <text:p>5200</text:p>
          </table:table-cell>
          <table:table-cell office:value-type="float" office:value="1889">
            <text:p>188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Colterenzio (Schreckbichl)</text:p>
          </table:table-cell>
          <table:table-cell office:value-type="float" office:value="35.034412">
            <text:p>35.0344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„St. Valentin“</text:p>
          </table:table-cell>
          <table:table-cell office:value-type="string">
            <text:p>St. Michael/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500">
            <text:p>5500</text:p>
          </table:table-cell>
          <table:table-cell office:value-type="float" office:value="1910">
            <text:p>191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sfn18zf94zmgm0dw</text:p>
          </table:table-cell>
          <table:table-cell office:value-type="string">
            <text:p>WHITE</text:p>
          </table:table-cell>
          <table:table-cell office:value-type="string">
            <text:p>Sauvignon Sanct Valentin</text:p>
          </table:table-cell>
          <table:table-cell office:value-type="string">
            <text:p>St. Michael-Eppan</text:p>
          </table:table-cell>
          <table:table-cell office:value-type="float" office:value="45.898853">
            <text:p>45.8988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„St. Valentin“</text:p>
          </table:table-cell>
          <table:table-cell office:value-type="string">
            <text:p>St. Michael/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500">
            <text:p>5500</text:p>
          </table:table-cell>
          <table:table-cell office:value-type="float" office:value="1910">
            <text:p>191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sfn18zf94zmgm0dw</text:p>
          </table:table-cell>
          <table:table-cell office:value-type="string">
            <text:p>WHITE</text:p>
          </table:table-cell>
          <table:table-cell office:value-type="string">
            <text:p>Sauvignon Sanct Valentin</text:p>
          </table:table-cell>
          <table:table-cell office:value-type="string">
            <text:p>St. Michael-Eppan</text:p>
          </table:table-cell>
          <table:table-cell office:value-type="float" office:value="45.898853">
            <text:p>45.8988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„Schalenstein“</text:p>
          </table:table-cell>
          <table:table-cell office:value-type="string">
            <text:p>Luis W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800">
            <text:p>5800</text:p>
          </table:table-cell>
          <table:table-cell office:value-type="float" office:value="2080">
            <text:p>20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55y3vkc0xwswjtptgg3</text:p>
          </table:table-cell>
          <table:table-cell office:value-type="string">
            <text:p>WHITE</text:p>
          </table:table-cell>
          <table:table-cell office:value-type="string">
            <text:p>Sauvignon Blanc Schalenstein</text:p>
          </table:table-cell>
          <table:table-cell office:value-type="string">
            <text:p>Weinmanufaktur Luis Oberrauch</text:p>
          </table:table-cell>
          <table:table-cell office:value-type="float" office:value="23.764046">
            <text:p>23.7640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„Lieben Aich“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900">
            <text:p>10900</text:p>
          </table:table-cell>
          <table:table-cell office:value-type="float" office:value="4545">
            <text:p>454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9b3gdt3dksv5jy13q</text:p>
          </table:table-cell>
          <table:table-cell office:value-type="string">
            <text:p>WHITE</text:p>
          </table:table-cell>
          <table:table-cell office:value-type="string">
            <text:p>Sauvignon Blanc Lieben Aich Bio</text:p>
          </table:table-cell>
          <table:table-cell office:value-type="string">
            <text:p>Manincor</text:p>
          </table:table-cell>
          <table:table-cell office:value-type="float" office:value="48.560955">
            <text:p>48.5609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„Lieben Aich“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0900">
            <text:p>10900</text:p>
          </table:table-cell>
          <table:table-cell office:value-type="float" office:value="4545">
            <text:p>454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9b3gdt3dksv5jy13q</text:p>
          </table:table-cell>
          <table:table-cell office:value-type="string">
            <text:p>WHITE</text:p>
          </table:table-cell>
          <table:table-cell office:value-type="string">
            <text:p>Sauvignon Blanc Lieben Aich Bio</text:p>
          </table:table-cell>
          <table:table-cell office:value-type="string">
            <text:p>Manincor</text:p>
          </table:table-cell>
          <table:table-cell office:value-type="float" office:value="48.560955">
            <text:p>48.5609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„Aristos“</text:p>
          </table:table-cell>
          <table:table-cell office:value-type="string">
            <text:p>Eisackt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1380">
            <text:p>13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abpqzdqpn4ytpfre86</text:p>
          </table:table-cell>
          <table:table-cell office:value-type="string">
            <text:p>WHITE</text:p>
          </table:table-cell>
          <table:table-cell office:value-type="string">
            <text:p>Riesling Aristos</text:p>
          </table:table-cell>
          <table:table-cell office:value-type="string">
            <text:p>Kellerei Eisacktal - Cantina Valle Isarco</text:p>
          </table:table-cell>
          <table:table-cell office:value-type="float" office:value="26.336317">
            <text:p>26.3363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esling „Paula“</text:p>
          </table:table-cell>
          <table:table-cell office:value-type="string">
            <text:p>Rö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1555">
            <text:p>155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rfj7kqe4vemvtv5erz</text:p>
          </table:table-cell>
          <table:table-cell office:value-type="string">
            <text:p>WHITE</text:p>
          </table:table-cell>
          <table:table-cell office:value-type="string">
            <text:p>Riesling Paula Bio</text:p>
          </table:table-cell>
          <table:table-cell office:value-type="string">
            <text:p>Weingut Röck</text:p>
          </table:table-cell>
          <table:table-cell office:value-type="float" office:value="25.202692">
            <text:p>25.2026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 „Sonnweiler“ Bio</text:p>
          </table:table-cell>
          <table:table-cell office:value-type="string">
            <text:p>Sonnwei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715">
            <text:p>71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qmnx5bvrak4ekmexmd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Sonnweiler</text:p>
          </table:table-cell>
          <table:table-cell office:value-type="float" office:value="42.0536">
            <text:p>42.05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 „Meanberg“</text:p>
          </table:table-cell>
          <table:table-cell office:value-type="string">
            <text:p>Baron Long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200">
            <text:p>4200</text:p>
          </table:table-cell>
          <table:table-cell office:value-type="float" office:value="990">
            <text:p>9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twsfbxkxsqhtbnvh03</text:p>
          </table:table-cell>
          <table:table-cell office:value-type="string">
            <text:p>ROSE</text:p>
          </table:table-cell>
          <table:table-cell office:value-type="string">
            <text:p>Meanberg</text:p>
          </table:table-cell>
          <table:table-cell office:value-type="string">
            <text:p>Baron Longo</text:p>
          </table:table-cell>
          <table:table-cell office:value-type="float" office:value="42.66291">
            <text:p>42.662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 „Meanberg“</text:p>
          </table:table-cell>
          <table:table-cell office:value-type="string">
            <text:p>Baron Long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200">
            <text:p>4200</text:p>
          </table:table-cell>
          <table:table-cell office:value-type="float" office:value="990">
            <text:p>9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twsfbxkxsqhtbnvh03</text:p>
          </table:table-cell>
          <table:table-cell office:value-type="string">
            <text:p>ROSE</text:p>
          </table:table-cell>
          <table:table-cell office:value-type="string">
            <text:p>Meanberg</text:p>
          </table:table-cell>
          <table:table-cell office:value-type="string">
            <text:p>Baron Longo</text:p>
          </table:table-cell>
          <table:table-cell office:value-type="float" office:value="42.66291">
            <text:p>42.662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 „Castel Ringberg“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100">
            <text:p>5100</text:p>
          </table:table-cell>
          <table:table-cell office:value-type="float" office:value="1689">
            <text:p>168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sm52a0mjjy0q62v0</text:p>
          </table:table-cell>
          <table:table-cell office:value-type="string">
            <text:p>WHITE</text:p>
          </table:table-cell>
          <table:table-cell office:value-type="string">
            <text:p>Pinot Grigio Vigna Castel Ringberg</text:p>
          </table:table-cell>
          <table:table-cell office:value-type="string">
            <text:p>Elena Walch</text:p>
          </table:table-cell>
          <table:table-cell office:value-type="float" office:value="60.26142">
            <text:p>60.261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würztraminer „Kleinstein“</text:p>
          </table:table-cell>
          <table:table-cell office:value-type="string">
            <text:p>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270">
            <text:p>12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2tjkzzzwr5dgwyfs</text:p>
          </table:table-cell>
          <table:table-cell office:value-type="string">
            <text:p>WHITE</text:p>
          </table:table-cell>
          <table:table-cell office:value-type="string">
            <text:p>Gewürztraminer Kleinstein</text:p>
          </table:table-cell>
          <table:table-cell office:value-type="string">
            <text:p>Kellerei Bozen / Cantina Bolzano</text:p>
          </table:table-cell>
          <table:table-cell office:value-type="float" office:value="34.13951">
            <text:p>34.1395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würztraminer „Gols“</text:p>
          </table:table-cell>
          <table:table-cell office:value-type="string">
            <text:p>Griess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1420">
            <text:p>14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fjvjs53hg5zq2j7xpd</text:p>
          </table:table-cell>
          <table:table-cell office:value-type="string">
            <text:p>WHITE</text:p>
          </table:table-cell>
          <table:table-cell office:value-type="string">
            <text:p>Gols Eisacktal Gewürztraminer</text:p>
          </table:table-cell>
          <table:table-cell office:value-type="string">
            <text:p>Griesserhof</text:p>
          </table:table-cell>
          <table:table-cell office:value-type="float" office:value="41.554543">
            <text:p>41.5545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ewürztraminer Orange „Norèy“</text:p>
          </table:table-cell>
          <table:table-cell office:value-type="string">
            <text:p>Laim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17800">
            <text:p>17800</text:p>
          </table:table-cell>
          <table:table-cell office:value-type="float" office:value="8980">
            <text:p>89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twhv1qxfs6x7kqc0te</text:p>
          </table:table-cell>
          <table:table-cell office:value-type="string">
            <text:p>WHITE</text:p>
          </table:table-cell>
          <table:table-cell office:value-type="string">
            <text:p>Norèy</text:p>
          </table:table-cell>
          <table:table-cell office:value-type="string">
            <text:p>Laimburg</text:p>
          </table:table-cell>
          <table:table-cell office:value-type="float" office:value="37.208534">
            <text:p>37.2085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Kerner „Aristos“</text:p>
          </table:table-cell>
          <table:table-cell office:value-type="string">
            <text:p>Eisackt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300">
            <text:p>4300</text:p>
          </table:table-cell>
          <table:table-cell office:value-type="float" office:value="1290">
            <text:p>12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4c5kawj3cdwe3q6m</text:p>
          </table:table-cell>
          <table:table-cell office:value-type="string">
            <text:p>WHITE</text:p>
          </table:table-cell>
          <table:table-cell office:value-type="string">
            <text:p>Kerner Aristos</text:p>
          </table:table-cell>
          <table:table-cell office:value-type="string">
            <text:p>Kellerei Eisacktal - Cantina Valle Isarco</text:p>
          </table:table-cell>
          <table:table-cell office:value-type="float" office:value="29.846287">
            <text:p>29.8462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Eisacktaler Veltliner „Rigger“</text:p>
          </table:table-cell>
          <table:table-cell office:value-type="string">
            <text:p>Griess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700">
            <text:p>4700</text:p>
          </table:table-cell>
          <table:table-cell office:value-type="float" office:value="1278">
            <text:p>1278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gt9ayde5263nsenywq</text:p>
          </table:table-cell>
          <table:table-cell office:value-type="string">
            <text:p>WHITE</text:p>
          </table:table-cell>
          <table:table-cell office:value-type="string">
            <text:p>Grüner Veltliner Rigger</text:p>
          </table:table-cell>
          <table:table-cell office:value-type="string">
            <text:p>Griesserhof</text:p>
          </table:table-cell>
          <table:table-cell office:value-type="float" office:value="44.03182">
            <text:p>44.031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T.N. 04 „Bronner“ Bio</text:p>
          </table:table-cell>
          <table:table-cell office:value-type="string">
            <text:p>Hof Gand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000">
            <text:p>5000</text:p>
          </table:table-cell>
          <table:table-cell office:value-type="float" office:value="1730">
            <text:p>173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3pvcxfmprz7nzz7mvf</text:p>
          </table:table-cell>
          <table:table-cell office:value-type="string">
            <text:p>WHITE</text:p>
          </table:table-cell>
          <table:table-cell office:value-type="string">
            <text:p>T.N. 04 Bronner</text:p>
          </table:table-cell>
          <table:table-cell office:value-type="string">
            <text:p>Thomas Niedermayr - Hof Gandberg</text:p>
          </table:table-cell>
          <table:table-cell office:value-type="float" office:value="55.841133">
            <text:p>55.8411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olaris „Initium“</text:p>
          </table:table-cell>
          <table:table-cell office:value-type="string">
            <text:p>Vinventu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900">
            <text:p>6900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fpr9d5dpvdp1ry2gnkk0695</text:p>
          </table:table-cell>
          <table:table-cell office:value-type="string">
            <text:p>WHITE</text:p>
          </table:table-cell>
          <table:table-cell office:value-type="string">
            <text:p>Solaris Initium Bio</text:p>
          </table:table-cell>
          <table:table-cell office:value-type="string">
            <text:p>Vinventum</text:p>
          </table:table-cell>
          <table:table-cell office:value-type="float" office:value="53.418594">
            <text:p>53.4185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olaris „Initium“</text:p>
          </table:table-cell>
          <table:table-cell office:value-type="string">
            <text:p>Vinventu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900">
            <text:p>6900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fpr9d5dpvdp1ry2gnkk0695</text:p>
          </table:table-cell>
          <table:table-cell office:value-type="string">
            <text:p>WHITE</text:p>
          </table:table-cell>
          <table:table-cell office:value-type="string">
            <text:p>Solaris Initium Bio</text:p>
          </table:table-cell>
          <table:table-cell office:value-type="string">
            <text:p>Vinventum</text:p>
          </table:table-cell>
          <table:table-cell office:value-type="float" office:value="53.418594">
            <text:p>53.4185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ée Blanc „Elisa“</text:p>
          </table:table-cell>
          <table:table-cell office:value-type="string">
            <text:p>Castel Sall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690">
            <text:p>6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6gpa9m3pff9p20tcp</text:p>
          </table:table-cell>
          <table:table-cell office:value-type="string">
            <text:p>WHITE</text:p>
          </table:table-cell>
          <table:table-cell office:value-type="string">
            <text:p>Elisa Cuvée</text:p>
          </table:table-cell>
          <table:table-cell office:value-type="string">
            <text:p>Castel Sallegg</text:p>
          </table:table-cell>
          <table:table-cell office:value-type="float" office:value="51.075516">
            <text:p>51.0755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ée „Gloria Dei“</text:p>
          </table:table-cell>
          <table:table-cell office:value-type="string">
            <text:p>Eichen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110">
            <text:p>111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9qy8b3ma5exsekcy63</text:p>
          </table:table-cell>
          <table:table-cell office:value-type="string">
            <text:p>WHITE</text:p>
          </table:table-cell>
          <table:table-cell office:value-type="string">
            <text:p>Gloria Dei</text:p>
          </table:table-cell>
          <table:table-cell office:value-type="string">
            <text:p>Eichenstein</text:p>
          </table:table-cell>
          <table:table-cell office:value-type="float" office:value="44.91036">
            <text:p>44.910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ée „Gloria Dei“</text:p>
          </table:table-cell>
          <table:table-cell office:value-type="string">
            <text:p>Eichen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1110">
            <text:p>111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9qy8b3ma5exsekcy63</text:p>
          </table:table-cell>
          <table:table-cell office:value-type="string">
            <text:p>WHITE</text:p>
          </table:table-cell>
          <table:table-cell office:value-type="string">
            <text:p>Gloria Dei</text:p>
          </table:table-cell>
          <table:table-cell office:value-type="string">
            <text:p>Eichenstein</text:p>
          </table:table-cell>
          <table:table-cell office:value-type="float" office:value="44.91036">
            <text:p>44.910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ée „Baronesse“</text:p>
          </table:table-cell>
          <table:table-cell office:value-type="string">
            <text:p>Baron Wid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100">
            <text:p>4100</text:p>
          </table:table-cell>
          <table:table-cell office:value-type="float" office:value="1225">
            <text:p>122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qpd00aahv8twpb1ntf</text:p>
          </table:table-cell>
          <table:table-cell office:value-type="string">
            <text:p>WHITE</text:p>
          </table:table-cell>
          <table:table-cell office:value-type="string">
            <text:p>Baronesse</text:p>
          </table:table-cell>
          <table:table-cell office:value-type="string">
            <text:p>Andreas Baron Widmann</text:p>
          </table:table-cell>
          <table:table-cell office:value-type="float" office:value="43.730442">
            <text:p>43.7304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ée „La Contessa“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700">
            <text:p>4700</text:p>
          </table:table-cell>
          <table:table-cell office:value-type="float" office:value="1355">
            <text:p>135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fvrsnpar2gwvcgj4b8e1z0d</text:p>
          </table:table-cell>
          <table:table-cell office:value-type="string">
            <text:p>WHITE</text:p>
          </table:table-cell>
          <table:table-cell office:value-type="string">
            <text:p>la Contessa</text:p>
          </table:table-cell>
          <table:table-cell office:value-type="string">
            <text:p>Manincor</text:p>
          </table:table-cell>
          <table:table-cell office:value-type="float" office:value="41.774727">
            <text:p>41.7747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ichberg</text:p>
          </table:table-cell>
          <table:table-cell office:value-type="string">
            <text:p>Korn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900">
            <text:p>5900</text:p>
          </table:table-cell>
          <table:table-cell office:value-type="float" office:value="2150">
            <text:p>21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b372b19er1rn6hfr7zfpea</text:p>
          </table:table-cell>
          <table:table-cell office:value-type="string">
            <text:p>WHITE</text:p>
          </table:table-cell>
          <table:table-cell office:value-type="string">
            <text:p>Cuvée Aichberg</text:p>
          </table:table-cell>
          <table:table-cell office:value-type="string">
            <text:p>Kornell</text:p>
          </table:table-cell>
          <table:table-cell office:value-type="float" office:value="33.161636">
            <text:p>33.1616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ichberg</text:p>
          </table:table-cell>
          <table:table-cell office:value-type="string">
            <text:p>Korn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2150">
            <text:p>21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b372b19er1rn6hfr7zfpea</text:p>
          </table:table-cell>
          <table:table-cell office:value-type="string">
            <text:p>WHITE</text:p>
          </table:table-cell>
          <table:table-cell office:value-type="string">
            <text:p>Cuvée Aichberg</text:p>
          </table:table-cell>
          <table:table-cell office:value-type="string">
            <text:p>Kornell</text:p>
          </table:table-cell>
          <table:table-cell office:value-type="float" office:value="33.161636">
            <text:p>33.1616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roline Bio</text:p>
          </table:table-cell>
          <table:table-cell office:value-type="string">
            <text:p>Pranz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900">
            <text:p>5900</text:p>
          </table:table-cell>
          <table:table-cell office:value-type="float" office:value="1920">
            <text:p>19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m69rmrm5fdcxc8q3x2</text:p>
          </table:table-cell>
          <table:table-cell office:value-type="string">
            <text:p>WHITE</text:p>
          </table:table-cell>
          <table:table-cell office:value-type="string">
            <text:p>Caroline</text:p>
          </table:table-cell>
          <table:table-cell office:value-type="string">
            <text:p>Pranzegg</text:p>
          </table:table-cell>
          <table:table-cell office:value-type="float" office:value="41.696487">
            <text:p>41.6964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roline Bio</text:p>
          </table:table-cell>
          <table:table-cell office:value-type="string">
            <text:p>Pranz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1920">
            <text:p>19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m69rmrm5fdcxc8q3x2</text:p>
          </table:table-cell>
          <table:table-cell office:value-type="string">
            <text:p>WHITE</text:p>
          </table:table-cell>
          <table:table-cell office:value-type="string">
            <text:p>Caroline</text:p>
          </table:table-cell>
          <table:table-cell office:value-type="string">
            <text:p>Pranzegg</text:p>
          </table:table-cell>
          <table:table-cell office:value-type="float" office:value="41.696487">
            <text:p>41.6964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ée „Liebenstein“</text:p>
          </table:table-cell>
          <table:table-cell office:value-type="string">
            <text:p>Baron Long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ygx58ykqy03mdzyn2</text:p>
          </table:table-cell>
          <table:table-cell office:value-type="string">
            <text:p>WHITE</text:p>
          </table:table-cell>
          <table:table-cell office:value-type="string">
            <text:p>Liebenstein Bio</text:p>
          </table:table-cell>
          <table:table-cell office:value-type="string">
            <text:p>Baron Longo</text:p>
          </table:table-cell>
          <table:table-cell office:value-type="float" office:value="43.50698">
            <text:p>43.506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 „NAMA“</text:p>
          </table:table-cell>
          <table:table-cell office:value-type="string">
            <text:p>Nals/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6400">
            <text:p>16400</text:p>
          </table:table-cell>
          <table:table-cell office:value-type="float" office:value="7800">
            <text:p>78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337pq3rg2ys5snjqz</text:p>
          </table:table-cell>
          <table:table-cell office:value-type="string">
            <text:p>WHITE</text:p>
          </table:table-cell>
          <table:table-cell office:value-type="string">
            <text:p>Chardonnay Nama</text:p>
          </table:table-cell>
          <table:table-cell office:value-type="string">
            <text:p>Nals Margreid</text:p>
          </table:table-cell>
          <table:table-cell office:value-type="float" office:value="49.406246">
            <text:p>49.4062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 „Appius“</text:p>
          </table:table-cell>
          <table:table-cell office:value-type="string">
            <text:p>St. Michael/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9500">
            <text:p>19500</text:p>
          </table:table-cell>
          <table:table-cell office:value-type="float" office:value="10490">
            <text:p>104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50.949795">
            <text:p>50.9497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oave Superiore „Runcata“</text:p>
          </table:table-cell>
          <table:table-cell office:value-type="string">
            <text:p>Corte Giacobb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200">
            <text:p>5200</text:p>
          </table:table-cell>
          <table:table-cell office:value-type="float" office:value="1880">
            <text:p>18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74f1r1djxhd8d6npa</text:p>
          </table:table-cell>
          <table:table-cell office:value-type="string">
            <text:p>WHITE</text:p>
          </table:table-cell>
          <table:table-cell office:value-type="string">
            <text:p>Vigneto Runcata Soave Superiore</text:p>
          </table:table-cell>
          <table:table-cell office:value-type="string">
            <text:p>Tenuta di Corte Giacobbe</text:p>
          </table:table-cell>
          <table:table-cell office:value-type="float" office:value="46.101036">
            <text:p>46.1010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oave Superiore „Runcata“</text:p>
          </table:table-cell>
          <table:table-cell office:value-type="string">
            <text:p>Corte Giacobb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200">
            <text:p>5200</text:p>
          </table:table-cell>
          <table:table-cell office:value-type="float" office:value="1880">
            <text:p>18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74f1r1djxhd8d6npa</text:p>
          </table:table-cell>
          <table:table-cell office:value-type="string">
            <text:p>WHITE</text:p>
          </table:table-cell>
          <table:table-cell office:value-type="string">
            <text:p>Vigneto Runcata Soave Superiore</text:p>
          </table:table-cell>
          <table:table-cell office:value-type="string">
            <text:p>Tenuta di Corte Giacobbe</text:p>
          </table:table-cell>
          <table:table-cell office:value-type="float" office:value="46.101036">
            <text:p>46.1010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inot Grigio „Colli Orientali”</text:p>
          </table:table-cell>
          <table:table-cell office:value-type="string">
            <text:p>Torre Rosazz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880">
            <text:p>8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9p8k1d3z6sn7e272se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Torre Rosazza</text:p>
          </table:table-cell>
          <table:table-cell office:value-type="float" office:value="43.267773">
            <text:p>43.2677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ugana „Oro Blu”</text:p>
          </table:table-cell>
          <table:table-cell office:value-type="string">
            <text:p>Malava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790">
            <text:p>7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h9x2acb03y688206xh</text:p>
          </table:table-cell>
          <table:table-cell office:value-type="string">
            <text:p>WHITE</text:p>
          </table:table-cell>
          <table:table-cell office:value-type="string">
            <text:p>Oro Blu</text:p>
          </table:table-cell>
          <table:table-cell office:value-type="string">
            <text:p>Malavasi</text:p>
          </table:table-cell>
          <table:table-cell office:value-type="float" office:value="44.08498">
            <text:p>44.084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ugana „Oro Blu”</text:p>
          </table:table-cell>
          <table:table-cell office:value-type="string">
            <text:p>Malava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700">
            <text:p>3700</text:p>
          </table:table-cell>
          <table:table-cell office:value-type="float" office:value="790">
            <text:p>7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h9x2acb03y688206xh</text:p>
          </table:table-cell>
          <table:table-cell office:value-type="string">
            <text:p>WHITE</text:p>
          </table:table-cell>
          <table:table-cell office:value-type="string">
            <text:p>Oro Blu</text:p>
          </table:table-cell>
          <table:table-cell office:value-type="string">
            <text:p>Malavasi</text:p>
          </table:table-cell>
          <table:table-cell office:value-type="float" office:value="44.08498">
            <text:p>44.084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„Bramìto”</text:p>
          </table:table-cell>
          <table:table-cell office:value-type="string">
            <text:p>Castello della Sa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1785">
            <text:p>178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2q8pqyfrs1hhe0dzk</text:p>
          </table:table-cell>
          <table:table-cell office:value-type="string">
            <text:p>WHITE</text:p>
          </table:table-cell>
          <table:table-cell office:value-type="string">
            <text:p>Chardonnay Bramìto della Sala</text:p>
          </table:table-cell>
          <table:table-cell office:value-type="string">
            <text:p>Antinori - Castello della Sala</text:p>
          </table:table-cell>
          <table:table-cell office:value-type="float" office:value="44.285095">
            <text:p>44.2850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ronda Bianco Bio</text:p>
          </table:table-cell>
          <table:table-cell office:value-type="string">
            <text:p>Calafa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100">
            <text:p>5100</text:p>
          </table:table-cell>
          <table:table-cell office:value-type="float" office:value="2190">
            <text:p>21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7e2476kkr6sdhpvagm</text:p>
          </table:table-cell>
          <table:table-cell office:value-type="string">
            <text:p>WHITE</text:p>
          </table:table-cell>
          <table:table-cell office:value-type="string">
            <text:p>Gronda</text:p>
          </table:table-cell>
          <table:table-cell office:value-type="string">
            <text:p>Calafata</text:p>
          </table:table-cell>
          <table:table-cell office:value-type="float" office:value="37.21844">
            <text:p>37.218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Trebbiano d’Abruzzo Bio</text:p>
          </table:table-cell>
          <table:table-cell office:value-type="string">
            <text:p>Emidio Pep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700">
            <text:p>7700</text:p>
          </table:table-cell>
          <table:table-cell office:value-type="float" office:value="1989">
            <text:p>198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rq9ze45xa65j5jpnm1</text:p>
          </table:table-cell>
          <table:table-cell office:value-type="string">
            <text:p>WHITE</text:p>
          </table:table-cell>
          <table:table-cell office:value-type="string">
            <text:p>Trebbiano d'Abruzzo</text:p>
          </table:table-cell>
          <table:table-cell office:value-type="string">
            <text:p>Emidio Pepe</text:p>
          </table:table-cell>
          <table:table-cell office:value-type="float" office:value="45.269142">
            <text:p>45.2691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rillo Bio</text:p>
          </table:table-cell>
          <table:table-cell office:value-type="string">
            <text:p>Baglio di Pian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100">
            <text:p>4100</text:p>
          </table:table-cell>
          <table:table-cell office:value-type="float" office:value="900">
            <text:p>9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tpfpvx5famxdyz9f08</text:p>
          </table:table-cell>
          <table:table-cell office:value-type="string">
            <text:p>WHITE</text:p>
          </table:table-cell>
          <table:table-cell office:value-type="string">
            <text:p>Grillo</text:p>
          </table:table-cell>
          <table:table-cell office:value-type="string">
            <text:p>Baglio di Pianetto</text:p>
          </table:table-cell>
          <table:table-cell office:value-type="float" office:value="45.126842">
            <text:p>45.1268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rillo Bio</text:p>
          </table:table-cell>
          <table:table-cell office:value-type="string">
            <text:p>Baglio di Pian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4100">
            <text:p>4100</text:p>
          </table:table-cell>
          <table:table-cell office:value-type="float" office:value="900">
            <text:p>9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tpfpvx5famxdyz9f08</text:p>
          </table:table-cell>
          <table:table-cell office:value-type="string">
            <text:p>WHITE</text:p>
          </table:table-cell>
          <table:table-cell office:value-type="string">
            <text:p>Grillo</text:p>
          </table:table-cell>
          <table:table-cell office:value-type="string">
            <text:p>Baglio di Pianetto</text:p>
          </table:table-cell>
          <table:table-cell office:value-type="float" office:value="45.126842">
            <text:p>45.1268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elix Anton</text:p>
          </table:table-cell>
          <table:table-cell office:value-type="string">
            <text:p>Baron Long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990">
            <text:p>9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g00b9m2kq3ec2ehfgw</text:p>
          </table:table-cell>
          <table:table-cell office:value-type="string">
            <text:p>ROSE</text:p>
          </table:table-cell>
          <table:table-cell office:value-type="string">
            <text:p>Felix Anton Rosé</text:p>
          </table:table-cell>
          <table:table-cell office:value-type="string">
            <text:p>Baron Longo</text:p>
          </table:table-cell>
          <table:table-cell office:value-type="float" office:value="48.091293">
            <text:p>48.0912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uburgunder Rosé „Summer“</text:p>
          </table:table-cell>
          <table:table-cell office:value-type="string">
            <text:p>Klos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070">
            <text:p>10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wx9mvtfbm4g9b5bdav2</text:p>
          </table:table-cell>
          <table:table-cell office:value-type="string">
            <text:p>ROSE</text:p>
          </table:table-cell>
          <table:table-cell office:value-type="string">
            <text:p>Summer Rosé</text:p>
          </table:table-cell>
          <table:table-cell office:value-type="string">
            <text:p>Klosterhof</text:p>
          </table:table-cell>
          <table:table-cell office:value-type="float" office:value="33.00213">
            <text:p>33.002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uburgunder Rosé „Summer“</text:p>
          </table:table-cell>
          <table:table-cell office:value-type="string">
            <text:p>Klos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000">
            <text:p>4000</text:p>
          </table:table-cell>
          <table:table-cell office:value-type="float" office:value="1070">
            <text:p>10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wx9mvtfbm4g9b5bdav2</text:p>
          </table:table-cell>
          <table:table-cell office:value-type="string">
            <text:p>ROSE</text:p>
          </table:table-cell>
          <table:table-cell office:value-type="string">
            <text:p>Summer Rosé</text:p>
          </table:table-cell>
          <table:table-cell office:value-type="string">
            <text:p>Klosterhof</text:p>
          </table:table-cell>
          <table:table-cell office:value-type="float" office:value="33.00213">
            <text:p>33.002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osé</text:p>
          </table:table-cell>
          <table:table-cell office:value-type="string">
            <text:p>Luis W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810">
            <text:p>81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hgaqemr8j6cqws9r5k</text:p>
          </table:table-cell>
          <table:table-cell office:value-type="string">
            <text:p>ROSE</text:p>
          </table:table-cell>
          <table:table-cell office:value-type="string">
            <text:p>Lagrein Rosé</text:p>
          </table:table-cell>
          <table:table-cell office:value-type="string">
            <text:p>Weinmanufaktur Luis Oberrauch</text:p>
          </table:table-cell>
          <table:table-cell office:value-type="float" office:value="21.387978">
            <text:p>21.3879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cio Rosa</text:p>
          </table:table-cell>
          <table:table-cell office:value-type="string">
            <text:p>Malava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832">
            <text:p>832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h96qb72mwxf0pypa90</text:p>
          </table:table-cell>
          <table:table-cell office:value-type="string">
            <text:p>ROSE</text:p>
          </table:table-cell>
          <table:table-cell office:value-type="string">
            <text:p>Petit Verdot Rosé Bacio Rosa</text:p>
          </table:table-cell>
          <table:table-cell office:value-type="string">
            <text:p>Malavasi</text:p>
          </table:table-cell>
          <table:table-cell office:value-type="float" office:value="38.42778">
            <text:p>38.427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a dei Frati</text:p>
          </table:table-cell>
          <table:table-cell office:value-type="string">
            <text:p>Ca’ dei Fr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030">
            <text:p>103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66x9ct8k0rs8k5me</text:p>
          </table:table-cell>
          <table:table-cell office:value-type="string">
            <text:p>ROSE</text:p>
          </table:table-cell>
          <table:table-cell office:value-type="string">
            <text:p>Rosé Rosa dei Frati</text:p>
          </table:table-cell>
          <table:table-cell office:value-type="string">
            <text:p>Cà dei Frati</text:p>
          </table:table-cell>
          <table:table-cell office:value-type="float" office:value="49.113396">
            <text:p>49.1133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I Pianali</text:p>
          </table:table-cell>
          <table:table-cell office:value-type="string">
            <text:p>Argenti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1190">
            <text:p>11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pvacfvz4qxke9zb777</text:p>
          </table:table-cell>
          <table:table-cell office:value-type="string">
            <text:p>ROSE</text:p>
          </table:table-cell>
          <table:table-cell office:value-type="string">
            <text:p>I Pianali Rosato</text:p>
          </table:table-cell>
          <table:table-cell office:value-type="string">
            <text:p>Tenuta Argentiera</text:p>
          </table:table-cell>
          <table:table-cell office:value-type="float" office:value="37.665764">
            <text:p>37.6657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ato „Sí“</text:p>
          </table:table-cell>
          <table:table-cell office:value-type="string">
            <text:p>Duem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900">
            <text:p>5900</text:p>
          </table:table-cell>
          <table:table-cell office:value-type="float" office:value="2370">
            <text:p>23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2bf85azc2dhd9vdk</text:p>
          </table:table-cell>
          <table:table-cell office:value-type="string">
            <text:p>ROSE</text:p>
          </table:table-cell>
          <table:table-cell office:value-type="string">
            <text:p>Rosé Si Bio</text:p>
          </table:table-cell>
          <table:table-cell office:value-type="string">
            <text:p>Duemani</text:p>
          </table:table-cell>
          <table:table-cell office:value-type="float" office:value="40.5071">
            <text:p>40.50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lafuria</text:p>
          </table:table-cell>
          <table:table-cell office:value-type="string">
            <text:p>Tormares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700">
            <text:p>4700</text:p>
          </table:table-cell>
          <table:table-cell office:value-type="float" office:value="1989">
            <text:p>198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7e2e90hgx5kepc3wyb</text:p>
          </table:table-cell>
          <table:table-cell office:value-type="string">
            <text:p>ROSE</text:p>
          </table:table-cell>
          <table:table-cell office:value-type="string">
            <text:p>Furia di Calafuria</text:p>
          </table:table-cell>
          <table:table-cell office:value-type="string">
            <text:p>Tormaresca</text:p>
          </table:table-cell>
          <table:table-cell office:value-type="float" office:value="36.863117">
            <text:p>36.8631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ernatsch „Campill“</text:p>
          </table:table-cell>
          <table:table-cell office:value-type="string">
            <text:p>Pranz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100">
            <text:p>5100</text:p>
          </table:table-cell>
          <table:table-cell office:value-type="float" office:value="1725">
            <text:p>172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2qjac176pmezp4f53y</text:p>
          </table:table-cell>
          <table:table-cell office:value-type="string">
            <text:p>RED</text:p>
          </table:table-cell>
          <table:table-cell office:value-type="string">
            <text:p>Schiava Campill</text:p>
          </table:table-cell>
          <table:table-cell office:value-type="string">
            <text:p>Pranzegg</text:p>
          </table:table-cell>
          <table:table-cell office:value-type="float" office:value="39.303944">
            <text:p>39.3039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Zweigelt „Terrnais“</text:p>
          </table:table-cell>
          <table:table-cell office:value-type="string">
            <text:p>Reb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1360">
            <text:p>136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5g8tm2c63xgcdw6r7g8</text:p>
          </table:table-cell>
          <table:table-cell office:value-type="string">
            <text:p>WHITE</text:p>
          </table:table-cell>
          <table:table-cell office:value-type="string">
            <text:p>Terrnais Zweigelt</text:p>
          </table:table-cell>
          <table:table-cell office:value-type="string">
            <text:p>Rebhof Leo Forcher</text:p>
          </table:table-cell>
          <table:table-cell office:value-type="float" office:value="33.173058">
            <text:p>33.1730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Zweigelt „Terrnais“</text:p>
          </table:table-cell>
          <table:table-cell office:value-type="string">
            <text:p>Reb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1360">
            <text:p>136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5g8tm2c63xgcdw6r7g8</text:p>
          </table:table-cell>
          <table:table-cell office:value-type="string">
            <text:p>WHITE</text:p>
          </table:table-cell>
          <table:table-cell office:value-type="string">
            <text:p>Terrnais Zweigelt</text:p>
          </table:table-cell>
          <table:table-cell office:value-type="string">
            <text:p>Rebhof Leo Forcher</text:p>
          </table:table-cell>
          <table:table-cell office:value-type="float" office:value="33.173058">
            <text:p>33.1730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uburgunder „Klassisch“</text:p>
          </table:table-cell>
          <table:table-cell office:value-type="string">
            <text:p>Josmo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1240">
            <text:p>124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g3507s29xjk3ydgaa0h</text:p>
          </table:table-cell>
          <table:table-cell office:value-type="string">
            <text:p>RED</text:p>
          </table:table-cell>
          <table:table-cell office:value-type="string">
            <text:p>Blauburgunder</text:p>
          </table:table-cell>
          <table:table-cell office:value-type="string">
            <text:p>Josmoar</text:p>
          </table:table-cell>
          <table:table-cell office:value-type="float" office:value="38.80309">
            <text:p>38.8030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uburgunder Ris. „Mazzon“</text:p>
          </table:table-cell>
          <table:table-cell office:value-type="string">
            <text:p>Brunnen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600">
            <text:p>6600</text:p>
          </table:table-cell>
          <table:table-cell office:value-type="float" office:value="2640">
            <text:p>264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8ehkgeydx8yn732tf</text:p>
          </table:table-cell>
          <table:table-cell office:value-type="string">
            <text:p>RED</text:p>
          </table:table-cell>
          <table:table-cell office:value-type="string">
            <text:p>Blauburgunder Riserva Mazon</text:p>
          </table:table-cell>
          <table:table-cell office:value-type="string">
            <text:p>Brunnenhof Mazzon</text:p>
          </table:table-cell>
          <table:table-cell office:value-type="float" office:value="32.811523">
            <text:p>32.8115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„Lagröll“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000">
            <text:p>6000</text:p>
          </table:table-cell>
          <table:table-cell office:value-type="float" office:value="2100">
            <text:p>21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365mq312nm2frgk9ts</text:p>
          </table:table-cell>
          <table:table-cell office:value-type="string">
            <text:p>RED</text:p>
          </table:table-cell>
          <table:table-cell office:value-type="string">
            <text:p>Lagröll Lagrein Riserva</text:p>
          </table:table-cell>
          <table:table-cell office:value-type="string">
            <text:p>Kellerei St. Pauls</text:p>
          </table:table-cell>
          <table:table-cell office:value-type="float" office:value="41.679356">
            <text:p>41.6793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„Carano”</text:p>
          </table:table-cell>
          <table:table-cell office:value-type="string">
            <text:p>Baron di Pau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100">
            <text:p>6100</text:p>
          </table:table-cell>
          <table:table-cell office:value-type="float" office:value="2240">
            <text:p>224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0pfbqndcy23gz0rv</text:p>
          </table:table-cell>
          <table:table-cell office:value-type="string">
            <text:p>RED</text:p>
          </table:table-cell>
          <table:table-cell office:value-type="string">
            <text:p>Lagrein Carano</text:p>
          </table:table-cell>
          <table:table-cell office:value-type="string">
            <text:p>Baron Di Pauli</text:p>
          </table:table-cell>
          <table:table-cell office:value-type="float" office:value="45.423016">
            <text:p>45.4230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„Tor di Lupo”</text:p>
          </table:table-cell>
          <table:table-cell office:value-type="string">
            <text:p>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900">
            <text:p>6900</text:p>
          </table:table-cell>
          <table:table-cell office:value-type="float" office:value="2770">
            <text:p>27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d5rkxrxtmvtvyavdae</text:p>
          </table:table-cell>
          <table:table-cell office:value-type="string">
            <text:p>RED</text:p>
          </table:table-cell>
          <table:table-cell office:value-type="string">
            <text:p>Lagrein Riserva Tor di Lupo</text:p>
          </table:table-cell>
          <table:table-cell office:value-type="string">
            <text:p>Kellerei Andrian</text:p>
          </table:table-cell>
          <table:table-cell office:value-type="float" office:value="44.160435">
            <text:p>44.1604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„Tor di Lupo”</text:p>
          </table:table-cell>
          <table:table-cell office:value-type="string">
            <text:p>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900">
            <text:p>6900</text:p>
          </table:table-cell>
          <table:table-cell office:value-type="float" office:value="2770">
            <text:p>27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d5rkxrxtmvtvyavdae</text:p>
          </table:table-cell>
          <table:table-cell office:value-type="string">
            <text:p>RED</text:p>
          </table:table-cell>
          <table:table-cell office:value-type="string">
            <text:p>Lagrein Riserva Tor di Lupo</text:p>
          </table:table-cell>
          <table:table-cell office:value-type="string">
            <text:p>Kellerei Andrian</text:p>
          </table:table-cell>
          <table:table-cell office:value-type="float" office:value="44.160435">
            <text:p>44.1604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„Mirell“</text:p>
          </table:table-cell>
          <table:table-cell office:value-type="string">
            <text:p>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800">
            <text:p>7800</text:p>
          </table:table-cell>
          <table:table-cell office:value-type="float" office:value="3095">
            <text:p>309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jmc5trft3fn3tf0d</text:p>
          </table:table-cell>
          <table:table-cell office:value-type="string">
            <text:p>RED</text:p>
          </table:table-cell>
          <table:table-cell office:value-type="string">
            <text:p>Lagrein Mirell</text:p>
          </table:table-cell>
          <table:table-cell office:value-type="string">
            <text:p>Ansitz Waldgries</text:p>
          </table:table-cell>
          <table:table-cell office:value-type="float" office:value="43.53046">
            <text:p>43.530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„Taber“</text:p>
          </table:table-cell>
          <table:table-cell office:value-type="string">
            <text:p>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300">
            <text:p>8300</text:p>
          </table:table-cell>
          <table:table-cell office:value-type="float" office:value="3150">
            <text:p>31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35.666046">
            <text:p>35.6660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„Taber“</text:p>
          </table:table-cell>
          <table:table-cell office:value-type="string">
            <text:p>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300">
            <text:p>8300</text:p>
          </table:table-cell>
          <table:table-cell office:value-type="float" office:value="3150">
            <text:p>31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35.666046">
            <text:p>35.6660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„Porphyr“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400">
            <text:p>9400</text:p>
          </table:table-cell>
          <table:table-cell office:value-type="float" office:value="3590">
            <text:p>35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49.25354">
            <text:p>49.253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„Porphyr“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400">
            <text:p>9400</text:p>
          </table:table-cell>
          <table:table-cell office:value-type="float" office:value="3590">
            <text:p>35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49.25354">
            <text:p>49.253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marein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4500">
            <text:p>14500</text:p>
          </table:table-cell>
          <table:table-cell office:value-type="float" office:value="4615">
            <text:p>461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Erbhof Unterganzner</text:p>
          </table:table-cell>
          <table:table-cell office:value-type="float" office:value="37.072945">
            <text:p>37.0729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marein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4500">
            <text:p>14500</text:p>
          </table:table-cell>
          <table:table-cell office:value-type="float" office:value="4615">
            <text:p>461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Erbhof Unterganzner</text:p>
          </table:table-cell>
          <table:table-cell office:value-type="float" office:value="37.072945">
            <text:p>37.0729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„Roblinus de' Waldgries“</text:p>
          </table:table-cell>
          <table:table-cell office:value-type="string">
            <text:p>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6100">
            <text:p>16100</text:p>
          </table:table-cell>
          <table:table-cell office:value-type="float" office:value="7180">
            <text:p>71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sew8qyvfm75tswq5</text:p>
          </table:table-cell>
          <table:table-cell office:value-type="string">
            <text:p>RED</text:p>
          </table:table-cell>
          <table:table-cell office:value-type="string">
            <text:p>Lagrein Roblinus De Waldgries</text:p>
          </table:table-cell>
          <table:table-cell office:value-type="string">
            <text:p>Ansitz Waldgries</text:p>
          </table:table-cell>
          <table:table-cell office:value-type="float" office:value="54.820908">
            <text:p>54.8209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„Roblinus de' Waldgries“</text:p>
          </table:table-cell>
          <table:table-cell office:value-type="string">
            <text:p>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6100">
            <text:p>16100</text:p>
          </table:table-cell>
          <table:table-cell office:value-type="float" office:value="7180">
            <text:p>71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sew8qyvfm75tswq5</text:p>
          </table:table-cell>
          <table:table-cell office:value-type="string">
            <text:p>RED</text:p>
          </table:table-cell>
          <table:table-cell office:value-type="string">
            <text:p>Lagrein Roblinus De Waldgries</text:p>
          </table:table-cell>
          <table:table-cell office:value-type="string">
            <text:p>Ansitz Waldgries</text:p>
          </table:table-cell>
          <table:table-cell office:value-type="float" office:value="54.820908">
            <text:p>54.8209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. „Weing. Klosteranger“</text:p>
          </table:table-cell>
          <table:table-cell office:value-type="string">
            <text:p>Muri 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6800">
            <text:p>16800</text:p>
          </table:table-cell>
          <table:table-cell office:value-type="float" office:value="5000">
            <text:p>50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3j1t0fkgezz7fazr</text:p>
          </table:table-cell>
          <table:table-cell office:value-type="string">
            <text:p>RED</text:p>
          </table:table-cell>
          <table:table-cell office:value-type="string">
            <text:p>Lagrein Riserva Weingarten Klosteranger</text:p>
          </table:table-cell>
          <table:table-cell office:value-type="string">
            <text:p>Muri-Gries</text:p>
          </table:table-cell>
          <table:table-cell office:value-type="float" office:value="55.705605">
            <text:p>55.7056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t „Black“</text:p>
          </table:table-cell>
          <table:table-cell office:value-type="string">
            <text:p>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700">
            <text:p>4700</text:p>
          </table:table-cell>
          <table:table-cell office:value-type="float" office:value="1256">
            <text:p>1256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b92x77ktfxqcp80q8j</text:p>
          </table:table-cell>
          <table:table-cell office:value-type="string">
            <text:p>RED</text:p>
          </table:table-cell>
          <table:table-cell office:value-type="string">
            <text:p>Merlot Black</text:p>
          </table:table-cell>
          <table:table-cell office:value-type="string">
            <text:p>Kellerei Bozen / Cantina Bolzano</text:p>
          </table:table-cell>
          <table:table-cell office:value-type="float" office:value="24.687458">
            <text:p>24.6874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t Riserva „Gant“</text:p>
          </table:table-cell>
          <table:table-cell office:value-type="string">
            <text:p>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3470">
            <text:p>34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1000dkhjr5nycrc7</text:p>
          </table:table-cell>
          <table:table-cell office:value-type="string">
            <text:p>RED</text:p>
          </table:table-cell>
          <table:table-cell office:value-type="string">
            <text:p>Merlot Riserva Gant</text:p>
          </table:table-cell>
          <table:table-cell office:value-type="string">
            <text:p>Kellerei Andrian</text:p>
          </table:table-cell>
          <table:table-cell office:value-type="float" office:value="33.644318">
            <text:p>33.6443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t Riserva „Gant“</text:p>
          </table:table-cell>
          <table:table-cell office:value-type="string">
            <text:p>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500">
            <text:p>8500</text:p>
          </table:table-cell>
          <table:table-cell office:value-type="float" office:value="3470">
            <text:p>34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1000dkhjr5nycrc7</text:p>
          </table:table-cell>
          <table:table-cell office:value-type="string">
            <text:p>RED</text:p>
          </table:table-cell>
          <table:table-cell office:value-type="string">
            <text:p>Merlot Riserva Gant</text:p>
          </table:table-cell>
          <table:table-cell office:value-type="string">
            <text:p>Kellerei Andrian</text:p>
          </table:table-cell>
          <table:table-cell office:value-type="float" office:value="33.644318">
            <text:p>33.6443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t „Vecchie Viti MCMLVII“ Bio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700">
            <text:p>8700</text:p>
          </table:table-cell>
          <table:table-cell office:value-type="float" office:value="3425">
            <text:p>342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fq34ryp1q81tr48xg</text:p>
          </table:table-cell>
          <table:table-cell office:value-type="string">
            <text:p>RED</text:p>
          </table:table-cell>
          <table:table-cell office:value-type="string">
            <text:p>MCMLVII Vecchie Viti</text:p>
          </table:table-cell>
          <table:table-cell office:value-type="string">
            <text:p>Alois Lageder</text:p>
          </table:table-cell>
          <table:table-cell office:value-type="float" office:value="67.58069">
            <text:p>67.5806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t Riserva „LONA“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200">
            <text:p>9200</text:p>
          </table:table-cell>
          <table:table-cell office:value-type="float" office:value="3700">
            <text:p>37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kr7vgr68243rba48yw</text:p>
          </table:table-cell>
          <table:table-cell office:value-type="string">
            <text:p>RED</text:p>
          </table:table-cell>
          <table:table-cell office:value-type="string">
            <text:p>Merlot Riserva Lona</text:p>
          </table:table-cell>
          <table:table-cell office:value-type="string">
            <text:p>Kellerei St. Pauls</text:p>
          </table:table-cell>
          <table:table-cell office:value-type="float" office:value="32.610405">
            <text:p>32.6104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t Riserva „LONA“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200">
            <text:p>9200</text:p>
          </table:table-cell>
          <table:table-cell office:value-type="float" office:value="3700">
            <text:p>37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kr7vgr68243rba48yw</text:p>
          </table:table-cell>
          <table:table-cell office:value-type="string">
            <text:p>RED</text:p>
          </table:table-cell>
          <table:table-cell office:value-type="string">
            <text:p>Merlot Riserva Lona</text:p>
          </table:table-cell>
          <table:table-cell office:value-type="string">
            <text:p>Kellerei St. Pauls</text:p>
          </table:table-cell>
          <table:table-cell office:value-type="float" office:value="32.610405">
            <text:p>32.6104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S. „Istrice“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1795">
            <text:p>179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820wjbdg9fbdw024</text:p>
          </table:table-cell>
          <table:table-cell office:value-type="string">
            <text:p>RED</text:p>
          </table:table-cell>
          <table:table-cell office:value-type="string">
            <text:p>Cabernet Istrice</text:p>
          </table:table-cell>
          <table:table-cell office:value-type="string">
            <text:p>Elena Walch</text:p>
          </table:table-cell>
          <table:table-cell office:value-type="float" office:value="51.90239">
            <text:p>51.9023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S. Ris. „Sass Roà“</text:p>
          </table:table-cell>
          <table:table-cell office:value-type="string">
            <text:p>Laim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300">
            <text:p>5300</text:p>
          </table:table-cell>
          <table:table-cell office:value-type="float" office:value="1750">
            <text:p>17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tw7casdabj21s14q2n</text:p>
          </table:table-cell>
          <table:table-cell office:value-type="string">
            <text:p>RED</text:p>
          </table:table-cell>
          <table:table-cell office:value-type="string">
            <text:p>Cabernet Sauvignon Riserva Sass Roà</text:p>
          </table:table-cell>
          <table:table-cell office:value-type="string">
            <text:p>Laimburg</text:p>
          </table:table-cell>
          <table:table-cell office:value-type="float" office:value="41.198616">
            <text:p>41.1986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S. Riserva „Idea”</text:p>
          </table:table-cell>
          <table:table-cell office:value-type="string">
            <text:p>Seeper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500">
            <text:p>5500</text:p>
          </table:table-cell>
          <table:table-cell office:value-type="float" office:value="2020">
            <text:p>20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4c8msn8114q55pe8n3c</text:p>
          </table:table-cell>
          <table:table-cell office:value-type="string">
            <text:p>RED</text:p>
          </table:table-cell>
          <table:table-cell office:value-type="string">
            <text:p>Idea Cabernet Sauvignon</text:p>
          </table:table-cell>
          <table:table-cell office:value-type="string">
            <text:p>Seeperle</text:p>
          </table:table-cell>
          <table:table-cell office:value-type="float" office:value="41.880035">
            <text:p>41.8800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S. Riserva „Idea”</text:p>
          </table:table-cell>
          <table:table-cell office:value-type="string">
            <text:p>Seeper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2020">
            <text:p>20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4c8msn8114q55pe8n3c</text:p>
          </table:table-cell>
          <table:table-cell office:value-type="string">
            <text:p>RED</text:p>
          </table:table-cell>
          <table:table-cell office:value-type="string">
            <text:p>Idea Cabernet Sauvignon</text:p>
          </table:table-cell>
          <table:table-cell office:value-type="string">
            <text:p>Seeperle</text:p>
          </table:table-cell>
          <table:table-cell office:value-type="float" office:value="41.880035">
            <text:p>41.8800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S. Ris.„COR Römigberg“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500">
            <text:p>9500</text:p>
          </table:table-cell>
          <table:table-cell office:value-type="float" office:value="3745">
            <text:p>374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51.84147">
            <text:p>51.841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S. Ris.„COR Römigberg“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500">
            <text:p>9500</text:p>
          </table:table-cell>
          <table:table-cell office:value-type="float" office:value="3745">
            <text:p>374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51.84147">
            <text:p>51.841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S. Ris. „Höhepunkt“</text:p>
          </table:table-cell>
          <table:table-cell office:value-type="string">
            <text:p>Seeper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0500">
            <text:p>10500</text:p>
          </table:table-cell>
          <table:table-cell office:value-type="float" office:value="4200">
            <text:p>42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pqaazs8byef0f1qr6v</text:p>
          </table:table-cell>
          <table:table-cell office:value-type="string">
            <text:p>RED</text:p>
          </table:table-cell>
          <table:table-cell office:value-type="string">
            <text:p>Höhepunkt Cabernet Riserva</text:p>
          </table:table-cell>
          <table:table-cell office:value-type="string">
            <text:p>Seeperle</text:p>
          </table:table-cell>
          <table:table-cell office:value-type="float" office:value="44.963326">
            <text:p>44.9633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Sauvignon „Lafóa“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3500">
            <text:p>1350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Cabernet Sauvignon Lafóa</text:p>
          </table:table-cell>
          <table:table-cell office:value-type="string">
            <text:p>Colterenzio (Schreckbichl)</text:p>
          </table:table-cell>
          <table:table-cell office:value-type="float" office:value="35.916107">
            <text:p>35.9161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Sauvignon „Lafóa“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3500">
            <text:p>1350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Cabernet Sauvignon Lafóa</text:p>
          </table:table-cell>
          <table:table-cell office:value-type="string">
            <text:p>Colterenzio (Schreckbichl)</text:p>
          </table:table-cell>
          <table:table-cell office:value-type="float" office:value="35.916107">
            <text:p>35.9161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ée „Mumbolt“</text:p>
          </table:table-cell>
          <table:table-cell office:value-type="string">
            <text:p>Wassererhof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1400">
            <text:p>14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t2842kfecnra4e22q</text:p>
          </table:table-cell>
          <table:table-cell office:value-type="string">
            <text:p>RED</text:p>
          </table:table-cell>
          <table:table-cell office:value-type="string">
            <text:p>Mumbolt</text:p>
          </table:table-cell>
          <table:table-cell office:value-type="string">
            <text:p>Wassererhof</text:p>
          </table:table-cell>
          <table:table-cell office:value-type="float" office:value="45.286358">
            <text:p>45.2863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ée „Il Conte“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00">
            <text:p>4800</text:p>
          </table:table-cell>
          <table:table-cell office:value-type="float" office:value="1355">
            <text:p>135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s95fpa5erqv0hpnzagyj370</text:p>
          </table:table-cell>
          <table:table-cell office:value-type="string">
            <text:p>RED</text:p>
          </table:table-cell>
          <table:table-cell office:value-type="string">
            <text:p>Il Conte</text:p>
          </table:table-cell>
          <table:table-cell office:value-type="string">
            <text:p>Manincor</text:p>
          </table:table-cell>
          <table:table-cell office:value-type="float" office:value="40.786423">
            <text:p>40.7864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ée „Yhrn“</text:p>
          </table:table-cell>
          <table:table-cell office:value-type="string">
            <text:p>Schloss Plar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300">
            <text:p>5300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p3emvytkb26ay5rrc6</text:p>
          </table:table-cell>
          <table:table-cell office:value-type="string">
            <text:p>RED</text:p>
          </table:table-cell>
          <table:table-cell office:value-type="string">
            <text:p>Lagrein - Merlot YHRN</text:p>
          </table:table-cell>
          <table:table-cell office:value-type="string">
            <text:p>Schloss Plars</text:p>
          </table:table-cell>
          <table:table-cell office:value-type="float" office:value="51.236435">
            <text:p>51.2364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ée „Staffelfeld“</text:p>
          </table:table-cell>
          <table:table-cell office:value-type="string">
            <text:p>Baron Wid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700">
            <text:p>5700</text:p>
          </table:table-cell>
          <table:table-cell office:value-type="float" office:value="1700">
            <text:p>17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a4wdx8jrjcn6q6sth</text:p>
          </table:table-cell>
          <table:table-cell office:value-type="string">
            <text:p>RED</text:p>
          </table:table-cell>
          <table:table-cell office:value-type="string">
            <text:p>Cabernet-Merlot Cuvée Staffelfeld</text:p>
          </table:table-cell>
          <table:table-cell office:value-type="string">
            <text:p>Andreas Baron Widmann</text:p>
          </table:table-cell>
          <table:table-cell office:value-type="float" office:value="43.84418">
            <text:p>43.844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ée „Cassiano“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300">
            <text:p>6300</text:p>
          </table:table-cell>
          <table:table-cell office:value-type="float" office:value="2490">
            <text:p>24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b0pcbwmmy0vdycnb</text:p>
          </table:table-cell>
          <table:table-cell office:value-type="string">
            <text:p>RED</text:p>
          </table:table-cell>
          <table:table-cell office:value-type="string">
            <text:p>Cassiano Bio</text:p>
          </table:table-cell>
          <table:table-cell office:value-type="string">
            <text:p>Manincor</text:p>
          </table:table-cell>
          <table:table-cell office:value-type="float" office:value="47.529297">
            <text:p>47.5292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t „Wellenburg</text:p>
          </table:table-cell>
          <table:table-cell office:value-type="string">
            <text:p>Baron Long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300">
            <text:p>6300</text:p>
          </table:table-cell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ty3c9pe7q6bxjkmc9z</text:p>
          </table:table-cell>
          <table:table-cell office:value-type="string">
            <text:p>RED</text:p>
          </table:table-cell>
          <table:table-cell office:value-type="string">
            <text:p>Wellenburg Cabernet Sauvignon</text:p>
          </table:table-cell>
          <table:table-cell office:value-type="string">
            <text:p>Baron Longo</text:p>
          </table:table-cell>
          <table:table-cell office:value-type="float" office:value="40.756092">
            <text:p>40.7560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ée „Mauritius“</text:p>
          </table:table-cell>
          <table:table-cell office:value-type="string">
            <text:p>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pyzqr21yc1p3a36s</text:p>
          </table:table-cell>
          <table:table-cell office:value-type="string">
            <text:p>RED</text:p>
          </table:table-cell>
          <table:table-cell office:value-type="string">
            <text:p>Lagrein-Merlot Mauritius</text:p>
          </table:table-cell>
          <table:table-cell office:value-type="string">
            <text:p>Kellerei Bozen / Cantina Bolzano</text:p>
          </table:table-cell>
          <table:table-cell office:value-type="float" office:value="24.916212">
            <text:p>24.9162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„Amistar“ Rot</text:p>
          </table:table-cell>
          <table:table-cell office:value-type="string">
            <text:p>Peter Sölva &amp; Söh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696kz0ytbwtarqyc</text:p>
          </table:table-cell>
          <table:table-cell office:value-type="string">
            <text:p>RED</text:p>
          </table:table-cell>
          <table:table-cell office:value-type="string">
            <text:p>Amistar</text:p>
          </table:table-cell>
          <table:table-cell office:value-type="string">
            <text:p>Peter Sölva</text:p>
          </table:table-cell>
          <table:table-cell office:value-type="float" office:value="44.170803">
            <text:p>44.1708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t „Casòn Hirschprunn“ Bio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800">
            <text:p>6800</text:p>
          </table:table-cell>
          <table:table-cell office:value-type="float" office:value="2570">
            <text:p>25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qrwy7avzq84ht85y</text:p>
          </table:table-cell>
          <table:table-cell office:value-type="string">
            <text:p>RED</text:p>
          </table:table-cell>
          <table:table-cell office:value-type="string">
            <text:p>Casòn Hirschprunn Rosso Bio</text:p>
          </table:table-cell>
          <table:table-cell office:value-type="string">
            <text:p>Alois Lageder</text:p>
          </table:table-cell>
          <table:table-cell office:value-type="float" office:value="60.39066">
            <text:p>60.390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t „Casòn Hirschprunn“ Bio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800">
            <text:p>6800</text:p>
          </table:table-cell>
          <table:table-cell office:value-type="float" office:value="2570">
            <text:p>25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qrwy7avzq84ht85y</text:p>
          </table:table-cell>
          <table:table-cell office:value-type="string">
            <text:p>RED</text:p>
          </table:table-cell>
          <table:table-cell office:value-type="string">
            <text:p>Casòn Hirschprunn Rosso Bio</text:p>
          </table:table-cell>
          <table:table-cell office:value-type="string">
            <text:p>Alois Lageder</text:p>
          </table:table-cell>
          <table:table-cell office:value-type="float" office:value="60.39066">
            <text:p>60.390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Iugum</text:p>
          </table:table-cell>
          <table:table-cell office:value-type="string">
            <text:p>Peter 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900">
            <text:p>7900</text:p>
          </table:table-cell>
          <table:table-cell office:value-type="float" office:value="3075">
            <text:p>307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7qv6jhpqwyczj3wf8</text:p>
          </table:table-cell>
          <table:table-cell office:value-type="string">
            <text:p>RED</text:p>
          </table:table-cell>
          <table:table-cell office:value-type="string">
            <text:p>Merlot-Cabernet Sauvignon Iugum</text:p>
          </table:table-cell>
          <table:table-cell office:value-type="string">
            <text:p>Peter Dipoli</text:p>
          </table:table-cell>
          <table:table-cell office:value-type="float" office:value="49.58071">
            <text:p>49.580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gittarius</text:p>
          </table:table-cell>
          <table:table-cell office:value-type="string">
            <text:p>Kränz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500">
            <text:p>8500</text:p>
          </table:table-cell>
          <table:table-cell office:value-type="float" office:value="3329">
            <text:p>332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58qtkfjsq6zp930gtn</text:p>
          </table:table-cell>
          <table:table-cell office:value-type="string">
            <text:p>WHITE</text:p>
          </table:table-cell>
          <table:table-cell office:value-type="string">
            <text:p>Sagittarius</text:p>
          </table:table-cell>
          <table:table-cell office:value-type="string">
            <text:p>Kränzelhof Graf Pfeil</text:p>
          </table:table-cell>
          <table:table-cell office:value-type="float" office:value="33.081898">
            <text:p>33.0818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Kermesse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600">
            <text:p>10600</text:p>
          </table:table-cell>
          <table:table-cell office:value-type="float" office:value="4410">
            <text:p>441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49.705505">
            <text:p>49.7055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omposition „Reif“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2500">
            <text:p>12500</text:p>
          </table:table-cell>
          <table:table-cell office:value-type="float" office:value="3690">
            <text:p>36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45.245102">
            <text:p>45.2451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omposition „Reif“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2500">
            <text:p>12500</text:p>
          </table:table-cell>
          <table:table-cell office:value-type="float" office:value="3690">
            <text:p>36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45.245102">
            <text:p>45.2451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istar Edizione</text:p>
          </table:table-cell>
          <table:table-cell office:value-type="string">
            <text:p>Peter Sölva &amp; Söh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4700">
            <text:p>14700</text:p>
          </table:table-cell>
          <table:table-cell office:value-type="float" office:value="6200">
            <text:p>62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4s6et0twfmk98mqw</text:p>
          </table:table-cell>
          <table:table-cell office:value-type="string">
            <text:p>RED</text:p>
          </table:table-cell>
          <table:table-cell office:value-type="string">
            <text:p>Amistar Edizione Rossa</text:p>
          </table:table-cell>
          <table:table-cell office:value-type="string">
            <text:p>Peter Sölva</text:p>
          </table:table-cell>
          <table:table-cell office:value-type="float" office:value="45.62658">
            <text:p>45.626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istar Edizione</text:p>
          </table:table-cell>
          <table:table-cell office:value-type="string">
            <text:p>Peter Sölva &amp; Söh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4700">
            <text:p>14700</text:p>
          </table:table-cell>
          <table:table-cell office:value-type="float" office:value="6200">
            <text:p>62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4s6et0twfmk98mqw</text:p>
          </table:table-cell>
          <table:table-cell office:value-type="string">
            <text:p>RED</text:p>
          </table:table-cell>
          <table:table-cell office:value-type="string">
            <text:p>Amistar Edizione Rossa</text:p>
          </table:table-cell>
          <table:table-cell office:value-type="string">
            <text:p>Peter Sölva</text:p>
          </table:table-cell>
          <table:table-cell office:value-type="float" office:value="45.62658">
            <text:p>45.626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ée „TAL 1908“ Rot</text:p>
          </table:table-cell>
          <table:table-cell office:value-type="string">
            <text:p>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7100">
            <text:p>17100</text:p>
          </table:table-cell>
          <table:table-cell office:value-type="float" office:value="8100">
            <text:p>81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c3jysrr728xcc9hn1n70pec</text:p>
          </table:table-cell>
          <table:table-cell office:value-type="string">
            <text:p>RED</text:p>
          </table:table-cell>
          <table:table-cell office:value-type="string">
            <text:p>Tal 1908</text:p>
          </table:table-cell>
          <table:table-cell office:value-type="string">
            <text:p>Kellerei Bozen / Cantina Bolzano</text:p>
          </table:table-cell>
          <table:table-cell office:value-type="float" office:value="34.66413">
            <text:p>34.664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ée „Rosso Planus“</text:p>
          </table:table-cell>
          <table:table-cell office:value-type="string">
            <text:p>Dorig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800">
            <text:p>3800</text:p>
          </table:table-cell>
          <table:table-cell office:value-type="float" office:value="980">
            <text:p>9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zvpgvn79trgza128h</text:p>
          </table:table-cell>
          <table:table-cell office:value-type="string">
            <text:p>RED</text:p>
          </table:table-cell>
          <table:table-cell office:value-type="string">
            <text:p>Planus</text:p>
          </table:table-cell>
          <table:table-cell office:value-type="string">
            <text:p>Dorigati</text:p>
          </table:table-cell>
          <table:table-cell office:value-type="float" office:value="35.989838">
            <text:p>35.9898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della Valpolicella</text:p>
          </table:table-cell>
          <table:table-cell office:value-type="string">
            <text:p>Fumanelli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800">
            <text:p>9800</text:p>
          </table:table-cell>
          <table:table-cell office:value-type="float" office:value="4160">
            <text:p>416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kmk7x4mcqmv995hre</text:p>
          </table:table-cell>
          <table:table-cell office:value-type="string">
            <text:p>RED</text:p>
          </table:table-cell>
          <table:table-cell office:value-type="string">
            <text:p>Amarone della Valpolicella</text:p>
          </table:table-cell>
          <table:table-cell office:value-type="string">
            <text:p>Marchesi Fumanelli</text:p>
          </table:table-cell>
          <table:table-cell office:value-type="float" office:value="41.032703">
            <text:p>41.0327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 „Solo per un amico”</text:p>
          </table:table-cell>
          <table:table-cell office:value-type="string">
            <text:p>Secondo Mar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3800">
            <text:p>13800</text:p>
          </table:table-cell>
          <table:table-cell office:value-type="float" office:value="5860">
            <text:p>586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a217691brcg4mnsej</text:p>
          </table:table-cell>
          <table:table-cell office:value-type="string">
            <text:p>RED</text:p>
          </table:table-cell>
          <table:table-cell office:value-type="string">
            <text:p>Solo Per un Amico</text:p>
          </table:table-cell>
          <table:table-cell office:value-type="string">
            <text:p>Secondo Marco</text:p>
          </table:table-cell>
          <table:table-cell office:value-type="float" office:value="61.605824">
            <text:p>61.6058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della Valpolicella „Il Fumetto”</text:p>
          </table:table-cell>
          <table:table-cell office:value-type="string">
            <text:p>Secondo Mar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29500">
            <text:p>29500</text:p>
          </table:table-cell>
          <table:table-cell office:value-type="float" office:value="15400">
            <text:p>154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p4wnrh91q4q675g0ey</text:p>
          </table:table-cell>
          <table:table-cell office:value-type="string">
            <text:p>RED</text:p>
          </table:table-cell>
          <table:table-cell office:value-type="string">
            <text:p>Amarone della Valpolicella Classico Riserva Fumetto</text:p>
          </table:table-cell>
          <table:table-cell office:value-type="string">
            <text:p>Secondo Marco</text:p>
          </table:table-cell>
          <table:table-cell office:value-type="float" office:value="55.439865">
            <text:p>55.4398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ée „Kairos“ Riserva</text:p>
          </table:table-cell>
          <table:table-cell office:value-type="string">
            <text:p>Zýmē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900">
            <text:p>9900</text:p>
          </table:table-cell>
          <table:table-cell office:value-type="float" office:value="4070">
            <text:p>40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3x2khd7hzvbmm8nd6</text:p>
          </table:table-cell>
          <table:table-cell office:value-type="string">
            <text:p>RED</text:p>
          </table:table-cell>
          <table:table-cell office:value-type="string">
            <text:p>Kairos 15 vitigni</text:p>
          </table:table-cell>
          <table:table-cell office:value-type="string">
            <text:p>Zýmē</text:p>
          </table:table-cell>
          <table:table-cell office:value-type="float" office:value="37.661613">
            <text:p>37.6616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ée „Kairos“ Riserva</text:p>
          </table:table-cell>
          <table:table-cell office:value-type="string">
            <text:p>Zýmē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900">
            <text:p>9900</text:p>
          </table:table-cell>
          <table:table-cell office:value-type="float" office:value="4070">
            <text:p>40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3x2khd7hzvbmm8nd6</text:p>
          </table:table-cell>
          <table:table-cell office:value-type="string">
            <text:p>RED</text:p>
          </table:table-cell>
          <table:table-cell office:value-type="string">
            <text:p>Kairos 15 vitigni</text:p>
          </table:table-cell>
          <table:table-cell office:value-type="string">
            <text:p>Zýmē</text:p>
          </table:table-cell>
          <table:table-cell office:value-type="float" office:value="37.661613">
            <text:p>37.6616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ée „Harlequin“ Riserva</text:p>
          </table:table-cell>
          <table:table-cell office:value-type="string">
            <text:p>Zýmē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35900">
            <text:p>35900</text:p>
          </table:table-cell>
          <table:table-cell office:value-type="float" office:value="25000">
            <text:p>250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3wegbd5s3npckmjxf</text:p>
          </table:table-cell>
          <table:table-cell office:value-type="string">
            <text:p>RED</text:p>
          </table:table-cell>
          <table:table-cell office:value-type="string">
            <text:p>Harlequin</text:p>
          </table:table-cell>
          <table:table-cell office:value-type="string">
            <text:p>Zýmē</text:p>
          </table:table-cell>
          <table:table-cell office:value-type="float" office:value="41.65815">
            <text:p>41.658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nchedone</text:p>
          </table:table-cell>
          <table:table-cell office:value-type="string">
            <text:p>Ca' dei Fr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1510">
            <text:p>151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3dh63pkh8ha087e8d</text:p>
          </table:table-cell>
          <table:table-cell office:value-type="string">
            <text:p>RED</text:p>
          </table:table-cell>
          <table:table-cell office:value-type="string">
            <text:p>Ronchedone Rosso</text:p>
          </table:table-cell>
          <table:table-cell office:value-type="string">
            <text:p>Cà dei Frati</text:p>
          </table:table-cell>
          <table:table-cell office:value-type="float" office:value="46.79667">
            <text:p>46.796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ée „Corte del Lupo“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2039">
            <text:p>203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1gr6w4p25azytgdr</text:p>
          </table:table-cell>
          <table:table-cell office:value-type="string">
            <text:p>RED</text:p>
          </table:table-cell>
          <table:table-cell office:value-type="string">
            <text:p>Corte del Lupo</text:p>
          </table:table-cell>
          <table:table-cell office:value-type="string">
            <text:p>Ca' del Bosco</text:p>
          </table:table-cell>
          <table:table-cell office:value-type="float" office:value="47.8551">
            <text:p>47.855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Il Merlot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14900">
            <text:p>14900</text:p>
          </table:table-cell>
          <table:table-cell office:value-type="float" office:value="6250">
            <text:p>62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5vh4bs48g8kd6tpw</text:p>
          </table:table-cell>
          <table:table-cell office:value-type="string">
            <text:p>RED</text:p>
          </table:table-cell>
          <table:table-cell office:value-type="string">
            <text:p>Merlot IlMerlot</text:p>
          </table:table-cell>
          <table:table-cell office:value-type="string">
            <text:p>Ca' del Bosco</text:p>
          </table:table-cell>
          <table:table-cell office:value-type="float" office:value="34.23866">
            <text:p>34.238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 Cuvée Rosso „Mompertone“</text:p>
          </table:table-cell>
          <table:table-cell office:value-type="string">
            <text:p>Prun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1125">
            <text:p>112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7c35pxtxd4xx2ed8</text:p>
          </table:table-cell>
          <table:table-cell office:value-type="string">
            <text:p>RED</text:p>
          </table:table-cell>
          <table:table-cell office:value-type="string">
            <text:p>Mompertone</text:p>
          </table:table-cell>
          <table:table-cell office:value-type="string">
            <text:p>Prunotto</text:p>
          </table:table-cell>
          <table:table-cell office:value-type="float" office:value="43.85326">
            <text:p>43.853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era „Gradale“ Bio</text:p>
          </table:table-cell>
          <table:table-cell office:value-type="string">
            <text:p>Villa Terl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1375">
            <text:p>137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6yjkga5rqwrwgy9y0</text:p>
          </table:table-cell>
          <table:table-cell office:value-type="string">
            <text:p>RED</text:p>
          </table:table-cell>
          <table:table-cell office:value-type="string">
            <text:p>Gradale Barbera d'Asti</text:p>
          </table:table-cell>
          <table:table-cell office:value-type="string">
            <text:p>Villa Terlina</text:p>
          </table:table-cell>
          <table:table-cell office:value-type="float" office:value="49.85074">
            <text:p>49.850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Riserva „Vigna Colonnello“</text:p>
          </table:table-cell>
          <table:table-cell office:value-type="string">
            <text:p>Prun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4300">
            <text:p>24300</text:p>
          </table:table-cell>
          <table:table-cell office:value-type="float" office:value="14540">
            <text:p>1454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rw479sbd92ezge61</text:p>
          </table:table-cell>
          <table:table-cell office:value-type="string">
            <text:p>RED</text:p>
          </table:table-cell>
          <table:table-cell office:value-type="string">
            <text:p>Vigna Colonnello Barolo Riserva Bussia</text:p>
          </table:table-cell>
          <table:table-cell office:value-type="string">
            <text:p>Prunotto</text:p>
          </table:table-cell>
          <table:table-cell office:value-type="float" office:value="48.356953">
            <text:p>48.3569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ianti Classico „Colli Senesi“</text:p>
          </table:table-cell>
          <table:table-cell office:value-type="string">
            <text:p>Castello di Farnet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700">
            <text:p>7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308gmkq78jnevzfpa</text:p>
          </table:table-cell>
          <table:table-cell office:value-type="string">
            <text:p>RED</text:p>
          </table:table-cell>
          <table:table-cell office:value-type="string">
            <text:p>Chianti Colli Senesi</text:p>
          </table:table-cell>
          <table:table-cell office:value-type="string">
            <text:p>Castello di Farnetella</text:p>
          </table:table-cell>
          <table:table-cell office:value-type="float" office:value="56.049854">
            <text:p>56.0498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ianti Classico „Colli Senesi“</text:p>
          </table:table-cell>
          <table:table-cell office:value-type="string">
            <text:p>Castello di Farnet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700">
            <text:p>7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308gmkq78jnevzfpa</text:p>
          </table:table-cell>
          <table:table-cell office:value-type="string">
            <text:p>RED</text:p>
          </table:table-cell>
          <table:table-cell office:value-type="string">
            <text:p>Chianti Colli Senesi</text:p>
          </table:table-cell>
          <table:table-cell office:value-type="string">
            <text:p>Castello di Farnetella</text:p>
          </table:table-cell>
          <table:table-cell office:value-type="float" office:value="56.049854">
            <text:p>56.0498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ianti Class. Ris. „March. Antinori“</text:p>
          </table:table-cell>
          <table:table-cell office:value-type="string">
            <text:p>Tignanel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100">
            <text:p>7100</text:p>
          </table:table-cell>
          <table:table-cell office:value-type="float" office:value="2800">
            <text:p>28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r9v65baxv0r8awmd</text:p>
          </table:table-cell>
          <table:table-cell office:value-type="string">
            <text:p>RED</text:p>
          </table:table-cell>
          <table:table-cell office:value-type="string">
            <text:p>Chianti Classico Riserva Marchese Antinori</text:p>
          </table:table-cell>
          <table:table-cell office:value-type="string">
            <text:p>Antinori - Tenuta Tignanello</text:p>
          </table:table-cell>
          <table:table-cell office:value-type="float" office:value="34.9321">
            <text:p>34.932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ontalloro</text:p>
          </table:table-cell>
          <table:table-cell office:value-type="string">
            <text:p>Fèls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900">
            <text:p>10900</text:p>
          </table:table-cell>
          <table:table-cell office:value-type="float" office:value="4390">
            <text:p>43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3g52eh6v7h6921w3</text:p>
          </table:table-cell>
          <table:table-cell office:value-type="string">
            <text:p>RED</text:p>
          </table:table-cell>
          <table:table-cell office:value-type="string">
            <text:p>Sangiovese Fontalloro</text:p>
          </table:table-cell>
          <table:table-cell office:value-type="string">
            <text:p>Fèlsina</text:p>
          </table:table-cell>
          <table:table-cell office:value-type="float" office:value="42.126205">
            <text:p>42.1262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nello di Montalcino „Poggio al Vento” Bio</text:p>
          </table:table-cell>
          <table:table-cell office:value-type="string">
            <text:p>Col d'Orc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7900">
            <text:p>17900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yg9kxxg2t3kzatnxk</text:p>
          </table:table-cell>
          <table:table-cell office:value-type="string">
            <text:p>RED</text:p>
          </table:table-cell>
          <table:table-cell office:value-type="string">
            <text:p>Brunello di Montalcino Riserva Poggio Al Vento Bio</text:p>
          </table:table-cell>
          <table:table-cell office:value-type="string">
            <text:p>Col d'Orcia</text:p>
          </table:table-cell>
          <table:table-cell office:value-type="float" office:value="60.033806">
            <text:p>60.0338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ée „Rosso dei Notri“</text:p>
          </table:table-cell>
          <table:table-cell office:value-type="string">
            <text:p>Tua Ri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1120">
            <text:p>11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er97f6tb7drkkw33z</text:p>
          </table:table-cell>
          <table:table-cell office:value-type="string">
            <text:p>RED</text:p>
          </table:table-cell>
          <table:table-cell office:value-type="string">
            <text:p>Rosso Dei Notri</text:p>
          </table:table-cell>
          <table:table-cell office:value-type="string">
            <text:p>Tua Rita</text:p>
          </table:table-cell>
          <table:table-cell office:value-type="float" office:value="52.611313">
            <text:p>52.6113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olgheri Rosso „Varvàra“</text:p>
          </table:table-cell>
          <table:table-cell office:value-type="string">
            <text:p>Castello di Bolghe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600">
            <text:p>5600</text:p>
          </table:table-cell>
          <table:table-cell office:value-type="float" office:value="1825">
            <text:p>182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3e7y7773g27q1y5r2</text:p>
          </table:table-cell>
          <table:table-cell office:value-type="string">
            <text:p>RED</text:p>
          </table:table-cell>
          <table:table-cell office:value-type="string">
            <text:p>Varvàra Bolgheri</text:p>
          </table:table-cell>
          <table:table-cell office:value-type="string">
            <text:p>Castello di Bolgheri</text:p>
          </table:table-cell>
          <table:table-cell office:value-type="float" office:value="55.202885">
            <text:p>55.2028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olgheri Rosso „Il Bruciato“</text:p>
          </table:table-cell>
          <table:table-cell office:value-type="string">
            <text:p>Guado al Ta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900">
            <text:p>5900</text:p>
          </table:table-cell>
          <table:table-cell office:value-type="float" office:value="2095">
            <text:p>209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2q2hmw4ae4sbrw25</text:p>
          </table:table-cell>
          <table:table-cell office:value-type="string">
            <text:p>RED</text:p>
          </table:table-cell>
          <table:table-cell office:value-type="string">
            <text:p>Bolgheri Il Bruciato</text:p>
          </table:table-cell>
          <table:table-cell office:value-type="string">
            <text:p>Antinori - Tenuta Guado al Tasso</text:p>
          </table:table-cell>
          <table:table-cell office:value-type="float" office:value="53.331688">
            <text:p>53.3316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olgheri Sup. „Villa Donoratico“</text:p>
          </table:table-cell>
          <table:table-cell office:value-type="string">
            <text:p>Argenti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300">
            <text:p>7300</text:p>
          </table:table-cell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s048vhn3xe8t9z8b</text:p>
          </table:table-cell>
          <table:table-cell office:value-type="string">
            <text:p>RED</text:p>
          </table:table-cell>
          <table:table-cell office:value-type="string">
            <text:p>Bolgheri Villa Donoratico</text:p>
          </table:table-cell>
          <table:table-cell office:value-type="string">
            <text:p>Tenuta Argentiera</text:p>
          </table:table-cell>
          <table:table-cell office:value-type="float" office:value="49.404118">
            <text:p>49.4041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ifra Bio</text:p>
          </table:table-cell>
          <table:table-cell office:value-type="string">
            <text:p>Duem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2370">
            <text:p>23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hy2b4z29d69kabkm</text:p>
          </table:table-cell>
          <table:table-cell office:value-type="string">
            <text:p>RED</text:p>
          </table:table-cell>
          <table:table-cell office:value-type="string">
            <text:p>Cabernet Franc CiFRA</text:p>
          </table:table-cell>
          <table:table-cell office:value-type="string">
            <text:p>Duemani</text:p>
          </table:table-cell>
          <table:table-cell office:value-type="float" office:value="43.9628">
            <text:p>43.96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ont’Ugo</text:p>
          </table:table-cell>
          <table:table-cell office:value-type="string">
            <text:p>Guado al Ta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400">
            <text:p>9400</text:p>
          </table:table-cell>
          <table:table-cell office:value-type="float" office:value="3820">
            <text:p>38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560dmr2hrsxt1em3c</text:p>
          </table:table-cell>
          <table:table-cell office:value-type="string">
            <text:p>RED</text:p>
          </table:table-cell>
          <table:table-cell office:value-type="string">
            <text:p>Merlot Cont'Ugo</text:p>
          </table:table-cell>
          <table:table-cell office:value-type="string">
            <text:p>Antinori - Tenuta Guado al Tasso</text:p>
          </table:table-cell>
          <table:table-cell office:value-type="float" office:value="43.058853">
            <text:p>43.0588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uidalberto</text:p>
          </table:table-cell>
          <table:table-cell office:value-type="string">
            <text:p>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400">
            <text:p>10400</text:p>
          </table:table-cell>
          <table:table-cell office:value-type="float" office:value="3790">
            <text:p>37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x8asdj89jfbepz68c</text:p>
          </table:table-cell>
          <table:table-cell office:value-type="string">
            <text:p>RED</text:p>
          </table:table-cell>
          <table:table-cell office:value-type="string">
            <text:p>Guidalberto</text:p>
          </table:table-cell>
          <table:table-cell office:value-type="string">
            <text:p>Tenuta San Guido</text:p>
          </table:table-cell>
          <table:table-cell office:value-type="float" office:value="41.965805">
            <text:p>41.9658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olgheri Superiore „Argentiera“</text:p>
          </table:table-cell>
          <table:table-cell office:value-type="string">
            <text:p>Argenti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5900">
            <text:p>15900</text:p>
          </table:table-cell>
          <table:table-cell office:value-type="float" office:value="7150">
            <text:p>71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1kvnyg4knap3m1gnp</text:p>
          </table:table-cell>
          <table:table-cell office:value-type="string">
            <text:p>RED</text:p>
          </table:table-cell>
          <table:table-cell office:value-type="string">
            <text:p>Bolgheri Superiore Argentiera</text:p>
          </table:table-cell>
          <table:table-cell office:value-type="string">
            <text:p>Tenuta Argentiera</text:p>
          </table:table-cell>
          <table:table-cell office:value-type="float" office:value="45.218708">
            <text:p>45.2187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olgheri Superiore „Argentiera“</text:p>
          </table:table-cell>
          <table:table-cell office:value-type="string">
            <text:p>Argenti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5900">
            <text:p>15900</text:p>
          </table:table-cell>
          <table:table-cell office:value-type="float" office:value="7150">
            <text:p>71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1kvnyg4knap3m1gnp</text:p>
          </table:table-cell>
          <table:table-cell office:value-type="string">
            <text:p>RED</text:p>
          </table:table-cell>
          <table:table-cell office:value-type="string">
            <text:p>Bolgheri Superiore Argentiera</text:p>
          </table:table-cell>
          <table:table-cell office:value-type="string">
            <text:p>Tenuta Argentiera</text:p>
          </table:table-cell>
          <table:table-cell office:value-type="float" office:value="45.218708">
            <text:p>45.2187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olaia</text:p>
          </table:table-cell>
          <table:table-cell office:value-type="string">
            <text:p>Marchese Antinori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2900">
            <text:p>42900</text:p>
          </table:table-cell>
          <table:table-cell office:value-type="float" office:value="29500">
            <text:p>295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0.901056">
            <text:p>30.9010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ssicaia</text:p>
          </table:table-cell>
          <table:table-cell office:value-type="string">
            <text:p>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1400">
            <text:p>51400</text:p>
          </table:table-cell>
          <table:table-cell office:value-type="float" office:value="35900">
            <text:p>359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39.274666">
            <text:p>39.2746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rimitivo „Torcicoda”</text:p>
          </table:table-cell>
          <table:table-cell office:value-type="string">
            <text:p>Tormares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1280">
            <text:p>12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pn05n4gwnd0c1rerc</text:p>
          </table:table-cell>
          <table:table-cell office:value-type="string">
            <text:p>RED</text:p>
          </table:table-cell>
          <table:table-cell office:value-type="string">
            <text:p>Primitivo Salento Torcicoda</text:p>
          </table:table-cell>
          <table:table-cell office:value-type="string">
            <text:p>Tormaresca</text:p>
          </table:table-cell>
          <table:table-cell office:value-type="float" office:value="44.765175">
            <text:p>44.7651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rimitivo „Torcicoda”</text:p>
          </table:table-cell>
          <table:table-cell office:value-type="string">
            <text:p>Tormares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1280">
            <text:p>12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pn05n4gwnd0c1rerc</text:p>
          </table:table-cell>
          <table:table-cell office:value-type="string">
            <text:p>RED</text:p>
          </table:table-cell>
          <table:table-cell office:value-type="string">
            <text:p>Primitivo Salento Torcicoda</text:p>
          </table:table-cell>
          <table:table-cell office:value-type="string">
            <text:p>Tormaresca</text:p>
          </table:table-cell>
          <table:table-cell office:value-type="float" office:value="44.765175">
            <text:p>44.7651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Negroamaro „Appassimento Nireus”</text:p>
          </table:table-cell>
          <table:table-cell office:value-type="string">
            <text:p>Ion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894">
            <text:p>894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hwa9mgmajs5bkq7pqz</text:p>
          </table:table-cell>
          <table:table-cell office:value-type="string">
            <text:p>RED</text:p>
          </table:table-cell>
          <table:table-cell office:value-type="string">
            <text:p>Nireus Negroamaro Appassimento</text:p>
          </table:table-cell>
          <table:table-cell office:value-type="string">
            <text:p>Ioniς (Ionis)</text:p>
          </table:table-cell>
          <table:table-cell office:value-type="float" office:value="55.964577">
            <text:p>55.9645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rimitivo di Manduria „Ater”</text:p>
          </table:table-cell>
          <table:table-cell office:value-type="string">
            <text:p>Ion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700">
            <text:p>5700</text:p>
          </table:table-cell>
          <table:table-cell office:value-type="float" office:value="1689">
            <text:p>168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nn4ft36f6fy4a3pbjf</text:p>
          </table:table-cell>
          <table:table-cell office:value-type="string">
            <text:p>RED</text:p>
          </table:table-cell>
          <table:table-cell office:value-type="string">
            <text:p>Primitivo Ater</text:p>
          </table:table-cell>
          <table:table-cell office:value-type="string">
            <text:p>Ioniς (Ionis)</text:p>
          </table:table-cell>
          <table:table-cell office:value-type="float" office:value="51.45328">
            <text:p>51.453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rimitivo „Es” – RED Edition</text:p>
          </table:table-cell>
          <table:table-cell office:value-type="string">
            <text:p>Gianfranco F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8300">
            <text:p>18300</text:p>
          </table:table-cell>
          <table:table-cell office:value-type="float" office:value="8650">
            <text:p>86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bhm8bfjjcw2z50av6</text:p>
          </table:table-cell>
          <table:table-cell office:value-type="string">
            <text:p>RED</text:p>
          </table:table-cell>
          <table:table-cell office:value-type="string">
            <text:p>Primitivo Es</text:p>
          </table:table-cell>
          <table:table-cell office:value-type="string">
            <text:p>Gianfranco Fino</text:p>
          </table:table-cell>
          <table:table-cell office:value-type="float" office:value="50.46234">
            <text:p>50.462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ole dei Padri Bio</text:p>
          </table:table-cell>
          <table:table-cell office:value-type="string">
            <text:p>Die Principi di Spadafo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8300">
            <text:p>8300</text:p>
          </table:table-cell>
          <table:table-cell office:value-type="float" office:value="4400">
            <text:p>44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jkybe835fhq2f1hekg</text:p>
          </table:table-cell>
          <table:table-cell office:value-type="string">
            <text:p>RED</text:p>
          </table:table-cell>
          <table:table-cell office:value-type="string">
            <text:p>Syrah Sole dei Padri Bio</text:p>
          </table:table-cell>
          <table:table-cell office:value-type="string">
            <text:p>Spadafora</text:p>
          </table:table-cell>
          <table:table-cell office:value-type="float" office:value="47.445305">
            <text:p>47.4453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ole dei Padri Bio</text:p>
          </table:table-cell>
          <table:table-cell office:value-type="string">
            <text:p>Die Principi di Spadafo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8300">
            <text:p>8300</text:p>
          </table:table-cell>
          <table:table-cell office:value-type="float" office:value="4400">
            <text:p>44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jkybe835fhq2f1hekg</text:p>
          </table:table-cell>
          <table:table-cell office:value-type="string">
            <text:p>RED</text:p>
          </table:table-cell>
          <table:table-cell office:value-type="string">
            <text:p>Syrah Sole dei Padri Bio</text:p>
          </table:table-cell>
          <table:table-cell office:value-type="string">
            <text:p>Spadafora</text:p>
          </table:table-cell>
          <table:table-cell office:value-type="float" office:value="47.445305">
            <text:p>47.4453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Terre Brune Superiore</text:p>
          </table:table-cell>
          <table:table-cell office:value-type="string">
            <text:p>Cantina Santa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400">
            <text:p>10400</text:p>
          </table:table-cell>
          <table:table-cell office:value-type="float" office:value="3960">
            <text:p>396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5hs1kypzwwahstsxb</text:p>
          </table:table-cell>
          <table:table-cell office:value-type="string">
            <text:p>RED</text:p>
          </table:table-cell>
          <table:table-cell office:value-type="string">
            <text:p>Terre Brune Carignano del Sulcis Superiore</text:p>
          </table:table-cell>
          <table:table-cell office:value-type="string">
            <text:p>Santadi</text:p>
          </table:table-cell>
          <table:table-cell office:value-type="float" office:value="41.813507">
            <text:p>41.8135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oja „Jaun de Alzate“ Riserva</text:p>
          </table:table-cell>
          <table:table-cell office:value-type="string">
            <text:p>Bodegas Loli Casa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900">
            <text:p>4900</text:p>
          </table:table-cell>
          <table:table-cell office:value-type="float" office:value="1902">
            <text:p>1902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w27nq4jr91yhs08ear</text:p>
          </table:table-cell>
          <table:table-cell office:value-type="string">
            <text:p>RED</text:p>
          </table:table-cell>
          <table:table-cell office:value-type="string">
            <text:p>Jaun de Alzate Reserva</text:p>
          </table:table-cell>
          <table:table-cell office:value-type="string">
            <text:p>Bodegas Loli Casado</text:p>
          </table:table-cell>
          <table:table-cell office:value-type="float" office:value="57.017265">
            <text:p>57.0172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Negre de Negres</text:p>
          </table:table-cell>
          <table:table-cell office:value-type="string">
            <text:p>Clos del Portal/Arrib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500">
            <text:p>9500</text:p>
          </table:table-cell>
          <table:table-cell office:value-type="float" office:value="2850">
            <text:p>28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h4j7j7550qqysvpkeq</text:p>
          </table:table-cell>
          <table:table-cell office:value-type="string">
            <text:p>RED</text:p>
          </table:table-cell>
          <table:table-cell office:value-type="string">
            <text:p>Clos del Portal Negre de Negres</text:p>
          </table:table-cell>
          <table:table-cell office:value-type="string">
            <text:p>Portal del Priorat</text:p>
          </table:table-cell>
          <table:table-cell office:value-type="float" office:value="40.52153">
            <text:p>40.521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Haut Médoc Rouge AOC</text:p>
          </table:table-cell>
          <table:table-cell office:value-type="string">
            <text:p>Château Sociando Mall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8900">
            <text:p>8900</text:p>
          </table:table-cell>
          <table:table-cell office:value-type="float" office:value="3050">
            <text:p>30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2482jyncksvzkz9tg</text:p>
          </table:table-cell>
          <table:table-cell office:value-type="string">
            <text:p>RED</text:p>
          </table:table-cell>
          <table:table-cell office:value-type="string">
            <text:p>Haut-Médoc</text:p>
          </table:table-cell>
          <table:table-cell office:value-type="string">
            <text:p>Château Sociando-Mallet</text:p>
          </table:table-cell>
          <table:table-cell office:value-type="float" office:value="57.077435">
            <text:p>57.0774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auillac Rouge</text:p>
          </table:table-cell>
          <table:table-cell office:value-type="string">
            <text:p>Château Lynch-Bag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1600">
            <text:p>21600</text:p>
          </table:table-cell>
          <table:table-cell office:value-type="float" office:value="9370">
            <text:p>93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0k5frc79rcyc7g3y</text:p>
          </table:table-cell>
          <table:table-cell office:value-type="string">
            <text:p>RED</text:p>
          </table:table-cell>
          <table:table-cell office:value-type="string">
            <text:p>Pauillac Grand Cru Classé</text:p>
          </table:table-cell>
          <table:table-cell office:value-type="string">
            <text:p>Château Lynch-Bages</text:p>
          </table:table-cell>
          <table:table-cell office:value-type="float" office:value="44.124176">
            <text:p>44.1241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auillac Rouge</text:p>
          </table:table-cell>
          <table:table-cell office:value-type="string">
            <text:p>Château Lynch-Bag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1600">
            <text:p>21600</text:p>
          </table:table-cell>
          <table:table-cell office:value-type="float" office:value="9370">
            <text:p>93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0k5frc79rcyc7g3y</text:p>
          </table:table-cell>
          <table:table-cell office:value-type="string">
            <text:p>RED</text:p>
          </table:table-cell>
          <table:table-cell office:value-type="string">
            <text:p>Pauillac Grand Cru Classé</text:p>
          </table:table-cell>
          <table:table-cell office:value-type="string">
            <text:p>Château Lynch-Bages</text:p>
          </table:table-cell>
          <table:table-cell office:value-type="float" office:value="44.124176">
            <text:p>44.1241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enmuskateller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750">
            <text:p>7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h4kz9fw0crgr3m4g</text:p>
          </table:table-cell>
          <table:table-cell office:value-type="string">
            <text:p>DESSERT</text:p>
          </table:table-cell>
          <table:table-cell office:value-type="string">
            <text:p>Rosenmuskateller Moscato Rosa</text:p>
          </table:table-cell>
          <table:table-cell office:value-type="string">
            <text:p>Kellerei Kaltern</text:p>
          </table:table-cell>
          <table:table-cell office:value-type="float" office:value="28.024908">
            <text:p>28.0249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Goldmuskateller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200">
            <text:p>4200</text:p>
          </table:table-cell>
          <table:table-cell office:value-type="float" office:value="780">
            <text:p>7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jjpdxvted1cpey4d</text:p>
          </table:table-cell>
          <table:table-cell office:value-type="string">
            <text:p>DESSERT</text:p>
          </table:table-cell>
          <table:table-cell office:value-type="string">
            <text:p>Goldmuskateller Moscato Giallo</text:p>
          </table:table-cell>
          <table:table-cell office:value-type="string">
            <text:p>Kellerei Kaltern</text:p>
          </table:table-cell>
          <table:table-cell office:value-type="float" office:value="26.769167">
            <text:p>26.7691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etit Manseng „Aurie“ 0,5 lt.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1700">
            <text:p>17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ka67srbbzye5cd2w60</text:p>
          </table:table-cell>
          <table:table-cell office:value-type="string">
            <text:p>DESSERT</text:p>
          </table:table-cell>
          <table:table-cell office:value-type="string">
            <text:p>Aurie Petit Manseng</text:p>
          </table:table-cell>
          <table:table-cell office:value-type="string">
            <text:p>Kellerei St. Pauls</text:p>
          </table:table-cell>
          <table:table-cell office:value-type="float" office:value="42.937664">
            <text:p>42.9376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etit Manseng „Aurie“ 0,5 lt.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1700">
            <text:p>17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ka67srbbzye5cd2w60</text:p>
          </table:table-cell>
          <table:table-cell office:value-type="string">
            <text:p>DESSERT</text:p>
          </table:table-cell>
          <table:table-cell office:value-type="string">
            <text:p>Aurie Petit Manseng</text:p>
          </table:table-cell>
          <table:table-cell office:value-type="string">
            <text:p>Kellerei St. Pauls</text:p>
          </table:table-cell>
          <table:table-cell office:value-type="float" office:value="42.937664">
            <text:p>42.9376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assito „Canthus“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700">
            <text:p>5700</text:p>
          </table:table-cell>
          <table:table-cell office:value-type="float" office:value="2090">
            <text:p>20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tbtsck03hp1c4s7r</text:p>
          </table:table-cell>
          <table:table-cell office:value-type="string">
            <text:p>DESSERT</text:p>
          </table:table-cell>
          <table:table-cell office:value-type="string">
            <text:p>Passito Canthus</text:p>
          </table:table-cell>
          <table:table-cell office:value-type="string">
            <text:p>Colterenzio (Schreckbichl)</text:p>
          </table:table-cell>
          <table:table-cell office:value-type="float" office:value="40.28688">
            <text:p>40.286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assito „Canthus“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700">
            <text:p>5700</text:p>
          </table:table-cell>
          <table:table-cell office:value-type="float" office:value="2090">
            <text:p>20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tbtsck03hp1c4s7r</text:p>
          </table:table-cell>
          <table:table-cell office:value-type="string">
            <text:p>DESSERT</text:p>
          </table:table-cell>
          <table:table-cell office:value-type="string">
            <text:p>Passito Canthus</text:p>
          </table:table-cell>
          <table:table-cell office:value-type="string">
            <text:p>Colterenzio (Schreckbichl)</text:p>
          </table:table-cell>
          <table:table-cell office:value-type="float" office:value="40.28688">
            <text:p>40.286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Kerner „Nectaris“</text:p>
          </table:table-cell>
          <table:table-cell office:value-type="string">
            <text:p>Eisacktaler Keller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200">
            <text:p>6200</text:p>
          </table:table-cell>
          <table:table-cell office:value-type="float" office:value="2250">
            <text:p>22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yae1940fnjr7ardfdn</text:p>
          </table:table-cell>
          <table:table-cell office:value-type="string">
            <text:p>DESSERT</text:p>
          </table:table-cell>
          <table:table-cell office:value-type="string">
            <text:p>Kerner Passito Nectaris</text:p>
          </table:table-cell>
          <table:table-cell office:value-type="string">
            <text:p>Kellerei Eisacktal - Cantina Valle Isarco</text:p>
          </table:table-cell>
          <table:table-cell office:value-type="float" office:value="23.965033">
            <text:p>23.9650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cioto della Valpolicella</text:p>
          </table:table-cell>
          <table:table-cell office:value-type="string">
            <text:p>Secondo Mar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500">
            <text:p>7500</text:p>
          </table:table-cell>
          <table:table-cell office:value-type="float" office:value="2930">
            <text:p>293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fsqrcjv66fmqz4ns4a</text:p>
          </table:table-cell>
          <table:table-cell office:value-type="string">
            <text:p>DESSERT</text:p>
          </table:table-cell>
          <table:table-cell office:value-type="string">
            <text:p>Recioto della Valpolicella Classico</text:p>
          </table:table-cell>
          <table:table-cell office:value-type="string">
            <text:p>Secondo Marco</text:p>
          </table:table-cell>
          <table:table-cell office:value-type="float" office:value="52.043804">
            <text:p>52.0438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cioto della Valpolicella</text:p>
          </table:table-cell>
          <table:table-cell office:value-type="string">
            <text:p>Secondo Mar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500">
            <text:p>7500</text:p>
          </table:table-cell>
          <table:table-cell office:value-type="float" office:value="2930">
            <text:p>293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fsqrcjv66fmqz4ns4a</text:p>
          </table:table-cell>
          <table:table-cell office:value-type="string">
            <text:p>DESSERT</text:p>
          </table:table-cell>
          <table:table-cell office:value-type="string">
            <text:p>Recioto della Valpolicella Classico</text:p>
          </table:table-cell>
          <table:table-cell office:value-type="string">
            <text:p>Secondo Marco</text:p>
          </table:table-cell>
          <table:table-cell office:value-type="float" office:value="52.043804">
            <text:p>52.0438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cioto della Valpolicella „Amandorlato”</text:p>
          </table:table-cell>
          <table:table-cell office:value-type="string">
            <text:p>Zýmē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5500">
            <text:p>15500</text:p>
          </table:table-cell>
          <table:table-cell office:value-type="float" office:value="6600">
            <text:p>66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38qmppvfhj076vm26</text:p>
          </table:table-cell>
          <table:table-cell office:value-type="string">
            <text:p>DESSERT</text:p>
          </table:table-cell>
          <table:table-cell office:value-type="string">
            <text:p>Amandorlato Recioto della Valpolicella Classico</text:p>
          </table:table-cell>
          <table:table-cell office:value-type="string">
            <text:p>Zýmē</text:p>
          </table:table-cell>
          <table:table-cell office:value-type="float" office:value="51.35443">
            <text:p>51.354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erduzzo Friulano 0,5 lt.</text:p>
          </table:table-cell>
          <table:table-cell office:value-type="string">
            <text:p>Torre Rosazz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400">
            <text:p>4400</text:p>
          </table:table-cell>
          <table:table-cell office:value-type="float" office:value="925">
            <text:p>92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9nzz6c16xht6bek7k</text:p>
          </table:table-cell>
          <table:table-cell office:value-type="string">
            <text:p>DESSERT</text:p>
          </table:table-cell>
          <table:table-cell office:value-type="string">
            <text:p>Verduzzo Friulano</text:p>
          </table:table-cell>
          <table:table-cell office:value-type="string">
            <text:p>Torre Rosazza</text:p>
          </table:table-cell>
          <table:table-cell office:value-type="float" office:value="51.49662">
            <text:p>51.496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erduzzo Friulano 0,5 lt.</text:p>
          </table:table-cell>
          <table:table-cell office:value-type="string">
            <text:p>Torre Rosazz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400">
            <text:p>4400</text:p>
          </table:table-cell>
          <table:table-cell office:value-type="float" office:value="925">
            <text:p>92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9nzz6c16xht6bek7k</text:p>
          </table:table-cell>
          <table:table-cell office:value-type="string">
            <text:p>DESSERT</text:p>
          </table:table-cell>
          <table:table-cell office:value-type="string">
            <text:p>Verduzzo Friulano</text:p>
          </table:table-cell>
          <table:table-cell office:value-type="string">
            <text:p>Torre Rosazza</text:p>
          </table:table-cell>
          <table:table-cell office:value-type="float" office:value="51.49662">
            <text:p>51.496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assito della Pantelleria „Ben Ryé“ </text:p>
          </table:table-cell>
          <table:table-cell office:value-type="string">
            <text:p>Donnafugat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2580">
            <text:p>25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94yr4a3qs46j1p4r</text:p>
          </table:table-cell>
          <table:table-cell office:value-type="string">
            <text:p>DESSERT</text:p>
          </table:table-cell>
          <table:table-cell office:value-type="string">
            <text:p>Passito di Pantelleria Ben Ryé</text:p>
          </table:table-cell>
          <table:table-cell office:value-type="string">
            <text:p>Donnafugata</text:p>
          </table:table-cell>
          <table:table-cell office:value-type="float" office:value="50.268196">
            <text:p>50.268196</text:p>
          </table:table-cell>
        </table:table-row>
      </table:table>
      <table:table table:name="Manual (insert ids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eissburgunder „Praesulis“</text:p>
          </table:table-cell>
          <table:table-cell office:value-type="string">
            <text:p>Gump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450">
            <text:p>14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ot „Viribus Unitis“</text:p>
          </table:table-cell>
          <table:table-cell office:value-type="string">
            <text:p>Kiem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1500">
            <text:p>11500</text:p>
          </table:table-cell>
          <table:table-cell office:value-type="float" office:value="4860">
            <text:p>486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abreo „Il Borgo“</text:p>
          </table:table-cell>
          <table:table-cell office:value-type="string">
            <text:p>Folon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600">
            <text:p>7600</text:p>
          </table:table-cell>
          <table:table-cell office:value-type="float" office:value="2990">
            <text:p>29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abreo „Il Borgo“</text:p>
          </table:table-cell>
          <table:table-cell office:value-type="string">
            <text:p>Folon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600">
            <text:p>7600</text:p>
          </table:table-cell>
          <table:table-cell office:value-type="float" office:value="2990">
            <text:p>29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orellino di Scansano „Capatosta“</text:p>
          </table:table-cell>
          <table:table-cell office:value-type="string">
            <text:p>Poggioargenti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1085">
            <text:p>108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ekt Brut „Praeclarus“</text:p>
          </table:table-cell>
          <table:table-cell office:value-type="string">
            <text:p>Kellerei 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1490">
            <text:p>14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ekt Brut Rosé</text:p>
          </table:table-cell>
          <table:table-cell office:value-type="string">
            <text:p>Arunda - Reiter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300">
            <text:p>5300</text:p>
          </table:table-cell>
          <table:table-cell office:value-type="float" office:value="2050">
            <text:p>20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ekt Extra Brut Riserva</text:p>
          </table:table-cell>
          <table:table-cell office:value-type="string">
            <text:p>Arunda - Reiter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900">
            <text:p>5900</text:p>
          </table:table-cell>
          <table:table-cell office:value-type="float" office:value="2250">
            <text:p>22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rosecco Brut Rosé Bio</text:p>
          </table:table-cell>
          <table:table-cell office:value-type="string">
            <text:p>Corvezz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595">
            <text:p>59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Franciacorta Brut Rosé</text:p>
          </table:table-cell>
          <table:table-cell office:value-type="string">
            <text:p>Marchese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400">
            <text:p>6400</text:p>
          </table:table-cell>
          <table:table-cell office:value-type="float" office:value="2550">
            <text:p>25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mpagne „Rich Collection“</text:p>
          </table:table-cell>
          <table:table-cell office:value-type="string">
            <text:p>Veuve Clicqu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2500">
            <text:p>12500</text:p>
          </table:table-cell>
          <table:table-cell office:value-type="float" office:value="5300">
            <text:p>53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mpagne Premier Brut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4000">
            <text:p>14000</text:p>
          </table:table-cell>
          <table:table-cell office:value-type="float" office:value="4995">
            <text:p>499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mpagne Brut Grand Cru</text:p>
          </table:table-cell>
          <table:table-cell office:value-type="string">
            <text:p>Perrier Jouë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4900">
            <text:p>14900</text:p>
          </table:table-cell>
          <table:table-cell office:value-type="float" office:value="5050">
            <text:p>50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’Pom Apfelsekt Dry</text:p>
          </table:table-cell>
          <table:table-cell office:value-type="string">
            <text:p>Pur Südtir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400">
            <text:p>3400</text:p>
          </table:table-cell>
          <table:table-cell office:value-type="float" office:value="495">
            <text:p>49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’Pom Apfelsekt Rosé Dry</text:p>
          </table:table-cell>
          <table:table-cell office:value-type="string">
            <text:p>Pur Südtir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495">
            <text:p>49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era’S (Williams Birne)</text:p>
          </table:table-cell>
          <table:table-cell office:value-type="string">
            <text:p>Ro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1180">
            <text:p>11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uvée „Misto Mare“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4">
            <text:p>2024</text:p>
          </table:table-cell>
          <table:table-cell office:value-type="float" office:value="5000">
            <text:p>5000</text:p>
          </table:table-cell>
          <table:table-cell office:value-type="float" office:value="1605">
            <text:p>160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Terlaner Klassisch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6800">
            <text:p>6800</text:p>
          </table:table-cell>
          <table:table-cell office:value-type="float" office:value="2550">
            <text:p>25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eiss „DJJ“ Riserva </text:p>
          </table:table-cell>
          <table:table-cell office:value-type="string">
            <text:p>Nikla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1700">
            <text:p>11700</text:p>
          </table:table-cell>
          <table:table-cell office:value-type="float" office:value="5000">
            <text:p>50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agrein Ris. „Klassisch“ 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0900">
            <text:p>10900</text:p>
          </table:table-cell>
          <table:table-cell office:value-type="float" office:value="4540">
            <text:p>454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agrein Ris. „Abtei Muri“ </text:p>
          </table:table-cell>
          <table:table-cell office:value-type="string">
            <text:p>Muri Grie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2500">
            <text:p>12500</text:p>
          </table:table-cell>
          <table:table-cell office:value-type="float" office:value="3979">
            <text:p>397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erlot Ris. „DJJ“</text:p>
          </table:table-cell>
          <table:table-cell office:value-type="string">
            <text:p>Nikla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5100">
            <text:p>15100</text:p>
          </table:table-cell>
          <table:table-cell office:value-type="float" office:value="7300">
            <text:p>73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abernet S. Ris. „Klassisch“ </text:p>
          </table:table-cell>
          <table:table-cell office:value-type="string">
            <text:p>Wasserer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1100">
            <text:p>11100</text:p>
          </table:table-cell>
          <table:table-cell office:value-type="float" office:value="4790">
            <text:p>47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Ris. „Löwengang“ Bio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7900">
            <text:p>17900</text:p>
          </table:table-cell>
          <table:table-cell office:value-type="float" office:value="9845">
            <text:p>984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marone della Valpolicella „Selezione Benedetto Speri“ </text:p>
          </table:table-cell>
          <table:table-cell office:value-type="string">
            <text:p>Secondo Marc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8">
            <text:p>2008</text:p>
          </table:table-cell>
          <table:table-cell office:value-type="float" office:value="30500">
            <text:p>30500</text:p>
          </table:table-cell>
          <table:table-cell office:value-type="float" office:value="17710">
            <text:p>1771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Tignanello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31500">
            <text:p>31500</text:p>
          </table:table-cell>
          <table:table-cell office:value-type="float" office:value="20300">
            <text:p>203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eissburgunder „Steil“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500">
            <text:p>3500</text:p>
          </table:table-cell>
          <table:table-cell office:value-type="float" office:value="740">
            <text:p>74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eissburgunder „Klassisch“</text:p>
          </table:table-cell>
          <table:table-cell office:value-type="string">
            <text:p>Wassererhof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00">
            <text:p>3800</text:p>
          </table:table-cell>
          <table:table-cell office:value-type="float" office:value="1175">
            <text:p>117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eissburgunder „Klassisch“</text:p>
          </table:table-cell>
          <table:table-cell office:value-type="string">
            <text:p>Wassererhof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1175">
            <text:p>117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eissburgunder Ris. „Salamander“</text:p>
          </table:table-cell>
          <table:table-cell office:value-type="string">
            <text:p>Nikl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200">
            <text:p>4200</text:p>
          </table:table-cell>
          <table:table-cell office:value-type="float" office:value="1233">
            <text:p>1233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eissburgunder Ris. „Vorberg“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600">
            <text:p>5600</text:p>
          </table:table-cell>
          <table:table-cell office:value-type="float" office:value="2140">
            <text:p>214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ardonnay „Langenstein“</text:p>
          </table:table-cell>
          <table:table-cell office:value-type="string">
            <text:p>Baron Long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300">
            <text:p>8300</text:p>
          </table:table-cell>
          <table:table-cell office:value-type="float" office:value="3900">
            <text:p>39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Ris. „Löwengang“ Bio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0900">
            <text:p>10900</text:p>
          </table:table-cell>
          <table:table-cell office:value-type="float" office:value="4495">
            <text:p>449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Riserva „Troy”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4100">
            <text:p>14100</text:p>
          </table:table-cell>
          <table:table-cell office:value-type="float" office:value="5660">
            <text:p>566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auvignon „Klassisch“</text:p>
          </table:table-cell>
          <table:table-cell office:value-type="string">
            <text:p>Laim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1150">
            <text:p>11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auvignon „Klassisch“</text:p>
          </table:table-cell>
          <table:table-cell office:value-type="string">
            <text:p>Laim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1150">
            <text:p>11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iesling „Falkenstein“</text:p>
          </table:table-cell>
          <table:table-cell office:value-type="string">
            <text:p>Falken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100">
            <text:p>5100</text:p>
          </table:table-cell>
          <table:table-cell office:value-type="float" office:value="1580">
            <text:p>15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üller Thurgau „Petra“</text:p>
          </table:table-cell>
          <table:table-cell office:value-type="string">
            <text:p>Rö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100">
            <text:p>4100</text:p>
          </table:table-cell>
          <table:table-cell office:value-type="float" office:value="1260">
            <text:p>126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Eisacktaler Sylvaner „Gols“</text:p>
          </table:table-cell>
          <table:table-cell office:value-type="string">
            <text:p>Griess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290">
            <text:p>12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uvée „Felix Anton“ Bio</text:p>
          </table:table-cell>
          <table:table-cell office:value-type="string">
            <text:p>Baron Long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891">
            <text:p>891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limmer Collection „Castel Juval“</text:p>
          </table:table-cell>
          <table:table-cell office:value-type="string">
            <text:p>Unterortl Juv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1050">
            <text:p>10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Terlaner Klassisch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1180">
            <text:p>11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Terlaner Klassisch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400">
            <text:p>4400</text:p>
          </table:table-cell>
          <table:table-cell office:value-type="float" office:value="1180">
            <text:p>11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eiss „DJJ“ Riserva</text:p>
          </table:table-cell>
          <table:table-cell office:value-type="string">
            <text:p>Nikl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600">
            <text:p>5600</text:p>
          </table:table-cell>
          <table:table-cell office:value-type="float" office:value="2150">
            <text:p>21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eiss „DJJ“ Riserva</text:p>
          </table:table-cell>
          <table:table-cell office:value-type="string">
            <text:p>Nikl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600">
            <text:p>5600</text:p>
          </table:table-cell>
          <table:table-cell office:value-type="float" office:value="2150">
            <text:p>21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uvée „Amistar“ Weiss</text:p>
          </table:table-cell>
          <table:table-cell office:value-type="string">
            <text:p>Peter Sölva &amp; Söh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200">
            <text:p>62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uvée „Nova Domus“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300">
            <text:p>7300</text:p>
          </table:table-cell>
          <table:table-cell office:value-type="float" office:value="3979">
            <text:p>397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eiss „Casòn Hirschprunn“ Bio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2890">
            <text:p>28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eiss „Viribus Unitis“</text:p>
          </table:table-cell>
          <table:table-cell office:value-type="string">
            <text:p>Kiem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900">
            <text:p>10900</text:p>
          </table:table-cell>
          <table:table-cell office:value-type="float" office:value="4455">
            <text:p>445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uvée „TAL 1930“ Weiss</text:p>
          </table:table-cell>
          <table:table-cell office:value-type="string">
            <text:p>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2900">
            <text:p>12900</text:p>
          </table:table-cell>
          <table:table-cell office:value-type="float" office:value="5400">
            <text:p>54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eiss „Beyond the Clouds“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3800">
            <text:p>13800</text:p>
          </table:table-cell>
          <table:table-cell office:value-type="float" office:value="5465">
            <text:p>546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eiss „Beyond the Clouds“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3800">
            <text:p>13800</text:p>
          </table:table-cell>
          <table:table-cell office:value-type="float" office:value="5465">
            <text:p>546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Riserva „Majerla“</text:p>
          </table:table-cell>
          <table:table-cell office:value-type="string">
            <text:p>Dorig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100">
            <text:p>4100</text:p>
          </table:table-cell>
          <table:table-cell office:value-type="float" office:value="1190">
            <text:p>11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rdonnay Riserva „Majerla“</text:p>
          </table:table-cell>
          <table:table-cell office:value-type="string">
            <text:p>Dorig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100">
            <text:p>4100</text:p>
          </table:table-cell>
          <table:table-cell office:value-type="float" office:value="1190">
            <text:p>11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inot Grigio „Family Collection“ Bio</text:p>
          </table:table-cell>
          <table:table-cell office:value-type="string">
            <text:p>Corvezz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650">
            <text:p>6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inot Grigio „Family Collection“ Bio</text:p>
          </table:table-cell>
          <table:table-cell office:value-type="string">
            <text:p>Corvezz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500">
            <text:p>3500</text:p>
          </table:table-cell>
          <table:table-cell office:value-type="float" office:value="650">
            <text:p>6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inot Grigio „Colli Orientali”</text:p>
          </table:table-cell>
          <table:table-cell office:value-type="string">
            <text:p>Torre Rosazz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880">
            <text:p>88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inot Gris „élevé en barriques“</text:p>
          </table:table-cell>
          <table:table-cell office:value-type="string">
            <text:p>Lo Triol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950">
            <text:p>9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Vermentino</text:p>
          </table:table-cell>
          <table:table-cell office:value-type="string">
            <text:p>Guado al Ta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600">
            <text:p>4600</text:p>
          </table:table-cell>
          <table:table-cell office:value-type="float" office:value="715">
            <text:p>71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Vermentino</text:p>
          </table:table-cell>
          <table:table-cell office:value-type="string">
            <text:p>Guado al Ta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715">
            <text:p>71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Flaschenpost</text:p>
          </table:table-cell>
          <table:table-cell office:value-type="string">
            <text:p>Kiemberger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9">
            <text:p>2019</text:p>
          </table:table-cell>
          <table:table-cell office:value-type="float" office:value="3100">
            <text:p>3100</text:p>
          </table:table-cell>
          <table:table-cell office:value-type="float" office:value="770">
            <text:p>7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osalie</text:p>
          </table:table-cell>
          <table:table-cell office:value-type="string">
            <text:p>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690">
            <text:p>6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osalie</text:p>
          </table:table-cell>
          <table:table-cell office:value-type="string">
            <text:p>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690">
            <text:p>6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erlot-Syrah Rosé</text:p>
          </table:table-cell>
          <table:table-cell office:value-type="string">
            <text:p>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200">
            <text:p>4200</text:p>
          </table:table-cell>
          <table:table-cell office:value-type="float" office:value="1245">
            <text:p>124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ose Scalabrone</text:p>
          </table:table-cell>
          <table:table-cell office:value-type="string">
            <text:p>Guado al Ta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100">
            <text:p>4100</text:p>
          </table:table-cell>
          <table:table-cell office:value-type="float" office:value="1350">
            <text:p>13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ose Scalabrone</text:p>
          </table:table-cell>
          <table:table-cell office:value-type="string">
            <text:p>Guado al Ta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100">
            <text:p>4100</text:p>
          </table:table-cell>
          <table:table-cell office:value-type="float" office:value="1350">
            <text:p>13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lauburgunder „Castel Juval“</text:p>
          </table:table-cell>
          <table:table-cell office:value-type="string">
            <text:p>Unterortl Juv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700">
            <text:p>5700</text:p>
          </table:table-cell>
          <table:table-cell office:value-type="float" office:value="2135">
            <text:p>213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lauburgunder „Castel Juval“</text:p>
          </table:table-cell>
          <table:table-cell office:value-type="string">
            <text:p>Unterortl Juv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700">
            <text:p>5700</text:p>
          </table:table-cell>
          <table:table-cell office:value-type="float" office:value="2135">
            <text:p>213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lauburgunder Ris. „Burgum Novum“</text:p>
          </table:table-cell>
          <table:table-cell office:value-type="string">
            <text:p>Castelfed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2310">
            <text:p>231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lauburgunder „U. Barthenau“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1900">
            <text:p>11900</text:p>
          </table:table-cell>
          <table:table-cell office:value-type="float" office:value="4935">
            <text:p>4935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agrein Gries Ris. „Prestige Line“</text:p>
          </table:table-cell>
          <table:table-cell office:value-type="string">
            <text:p>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1920">
            <text:p>19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agrein Riserva „Klassisch“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700">
            <text:p>5700</text:p>
          </table:table-cell>
          <table:table-cell office:value-type="float" office:value="1839">
            <text:p>183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agrein Riserva „Abtei Muri“</text:p>
          </table:table-cell>
          <table:table-cell office:value-type="string">
            <text:p>Muri 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1989">
            <text:p>198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agrein Riserva „Raut“</text:p>
          </table:table-cell>
          <table:table-cell office:value-type="string">
            <text:p>Luis W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800">
            <text:p>9800</text:p>
          </table:table-cell>
          <table:table-cell office:value-type="float" office:value="3970">
            <text:p>39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erlot Riserva „DJJ“</text:p>
          </table:table-cell>
          <table:table-cell office:value-type="string">
            <text:p>Nikl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300">
            <text:p>8300</text:p>
          </table:table-cell>
          <table:table-cell office:value-type="float" office:value="3250">
            <text:p>32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abernet S. Riserva „Klassisch“</text:p>
          </table:table-cell>
          <table:table-cell office:value-type="string">
            <text:p>Wassererhof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900">
            <text:p>5900</text:p>
          </table:table-cell>
          <table:table-cell office:value-type="float" office:value="2130">
            <text:p>213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abernet S. Riserva „Klassisch“</text:p>
          </table:table-cell>
          <table:table-cell office:value-type="string">
            <text:p>Wassererhof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2130">
            <text:p>213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Historischer Satz „Löwengang“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2800">
            <text:p>12800</text:p>
          </table:table-cell>
          <table:table-cell office:value-type="float" office:value="5350">
            <text:p>535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Tiroldego Gold</text:p>
          </table:table-cell>
          <table:table-cell office:value-type="string">
            <text:p>Dorig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882">
            <text:p>882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Teroldego Rotaliano Superiore Ris. „Luigi“</text:p>
          </table:table-cell>
          <table:table-cell office:value-type="string">
            <text:p>Dorig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800">
            <text:p>6800</text:p>
          </table:table-cell>
          <table:table-cell office:value-type="float" office:value="2540">
            <text:p>254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Teroldego Rotaliano Superiore Ris. „Luigi“</text:p>
          </table:table-cell>
          <table:table-cell office:value-type="string">
            <text:p>Dorig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800">
            <text:p>6800</text:p>
          </table:table-cell>
          <table:table-cell office:value-type="float" office:value="2540">
            <text:p>254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marone della Valpolicella „Selezione Benedetto Speri”</text:p>
          </table:table-cell>
          <table:table-cell office:value-type="string">
            <text:p>Secondo Mar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17900">
            <text:p>17900</text:p>
          </table:table-cell>
          <table:table-cell office:value-type="float" office:value="8320">
            <text:p>83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uvée „602020“ Riserva</text:p>
          </table:table-cell>
          <table:table-cell office:value-type="string">
            <text:p>Zýmē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Oseleta „Il Gene”</text:p>
          </table:table-cell>
          <table:table-cell office:value-type="string">
            <text:p>Zýmē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8300">
            <text:p>8300</text:p>
          </table:table-cell>
          <table:table-cell office:value-type="float" office:value="3300">
            <text:p>33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Oseleta „Il Gene”</text:p>
          </table:table-cell>
          <table:table-cell office:value-type="string">
            <text:p>Zýmē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300">
            <text:p>8300</text:p>
          </table:table-cell>
          <table:table-cell office:value-type="float" office:value="3300">
            <text:p>33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yrah „La mia passione“ Riserva</text:p>
          </table:table-cell>
          <table:table-cell office:value-type="string">
            <text:p>Zýmē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900">
            <text:p>9900</text:p>
          </table:table-cell>
          <table:table-cell office:value-type="float" office:value="4070">
            <text:p>40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yrah „La mia passione“ Riserva</text:p>
          </table:table-cell>
          <table:table-cell office:value-type="string">
            <text:p>Zýmē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900">
            <text:p>9900</text:p>
          </table:table-cell>
          <table:table-cell office:value-type="float" office:value="4070">
            <text:p>407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marone „La Mattonara” Riserva</text:p>
          </table:table-cell>
          <table:table-cell office:value-type="string">
            <text:p>Zýmē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35900">
            <text:p>35900</text:p>
          </table:table-cell>
          <table:table-cell office:value-type="float" office:value="25000">
            <text:p>250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osso del Sebino „Carmenero“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8300">
            <text:p>18300</text:p>
          </table:table-cell>
          <table:table-cell office:value-type="float" office:value="9420">
            <text:p>94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arbera „Bricco dell’Uccellone“</text:p>
          </table:table-cell>
          <table:table-cell office:value-type="string">
            <text:p>Brai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300">
            <text:p>11300</text:p>
          </table:table-cell>
          <table:table-cell office:value-type="float" office:value="4340">
            <text:p>434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arolo „Mosconi“</text:p>
          </table:table-cell>
          <table:table-cell office:value-type="string">
            <text:p>Prun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6800">
            <text:p>16800</text:p>
          </table:table-cell>
          <table:table-cell office:value-type="float" office:value="7759">
            <text:p>775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Tignanello</text:p>
          </table:table-cell>
          <table:table-cell office:value-type="string">
            <text:p>Marchese Antinori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8200">
            <text:p>18200</text:p>
          </table:table-cell>
          <table:table-cell office:value-type="float" office:value="8990">
            <text:p>899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runello di Montalcino „Le Macioche“</text:p>
          </table:table-cell>
          <table:table-cell office:value-type="string">
            <text:p>Famiglia Cottar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3900">
            <text:p>13900</text:p>
          </table:table-cell>
          <table:table-cell office:value-type="float" office:value="5436">
            <text:p>5436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runello di Montalcino „Le Macioche“</text:p>
          </table:table-cell>
          <table:table-cell office:value-type="string">
            <text:p>Famiglia Cottar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3900">
            <text:p>13900</text:p>
          </table:table-cell>
          <table:table-cell office:value-type="float" office:value="5436">
            <text:p>5436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olgheri Superiore „Guado al Tasso”</text:p>
          </table:table-cell>
          <table:table-cell office:value-type="string">
            <text:p>Marchese Antinori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9800">
            <text:p>19800</text:p>
          </table:table-cell>
          <table:table-cell office:value-type="float" office:value="11540">
            <text:p>1154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olgheri Superiore „Guado al Tasso”</text:p>
          </table:table-cell>
          <table:table-cell office:value-type="string">
            <text:p>Marchese Antinori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9800">
            <text:p>19800</text:p>
          </table:table-cell>
          <table:table-cell office:value-type="float" office:value="11540">
            <text:p>1154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glianico „Castel del Monte” Bio</text:p>
          </table:table-cell>
          <table:table-cell office:value-type="string">
            <text:p>Bocca di Lup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000">
            <text:p>11000</text:p>
          </table:table-cell>
          <table:table-cell office:value-type="float" office:value="4700">
            <text:p>47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glianico „Castel del Monte” Bio</text:p>
          </table:table-cell>
          <table:table-cell office:value-type="string">
            <text:p>Bocca di Lup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000">
            <text:p>11000</text:p>
          </table:table-cell>
          <table:table-cell office:value-type="float" office:value="4700">
            <text:p>47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âteauneuf du Pape AOC</text:p>
          </table:table-cell>
          <table:table-cell office:value-type="string">
            <text:p>Domaine de Villeneuv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900">
            <text:p>9900</text:p>
          </table:table-cell>
          <table:table-cell office:value-type="float" office:value="3279">
            <text:p>327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âteauneuf du Pape AOC</text:p>
          </table:table-cell>
          <table:table-cell office:value-type="string">
            <text:p>Domaine de Villeneuv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900">
            <text:p>9900</text:p>
          </table:table-cell>
          <table:table-cell office:value-type="float" office:value="3279">
            <text:p>3279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evrey Chambertin AGC Vieilleis</text:p>
          </table:table-cell>
          <table:table-cell office:value-type="string">
            <text:p>Domaine F. Magni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2900">
            <text:p>12900</text:p>
          </table:table-cell>
          <table:table-cell office:value-type="float" office:value="5520">
            <text:p>552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inot Noir „Block 10“</text:p>
          </table:table-cell>
          <table:table-cell office:value-type="string">
            <text:p>Saint Clair Family Esta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900">
            <text:p>8900</text:p>
          </table:table-cell>
          <table:table-cell office:value-type="float" office:value="3400">
            <text:p>34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abernet Sauvignon „Redstone“</text:p>
          </table:table-cell>
          <table:table-cell office:value-type="string">
            <text:p>Capelands Esta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8700">
            <text:p>87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abernet Sauvignon „Redstone“</text:p>
          </table:table-cell>
          <table:table-cell office:value-type="string">
            <text:p>Capelands Esta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700">
            <text:p>87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oscato d’Asti „Serralunga“ 0,7 lt.</text:p>
          </table:table-cell>
          <table:table-cell office:value-type="string">
            <text:p>Massol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700">
            <text:p>3700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oscato d’Asti „Serralunga“ 0,7 lt.</text:p>
          </table:table-cell>
          <table:table-cell office:value-type="string">
            <text:p>Massol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assito „Comtess“</text:p>
          </table:table-cell>
          <table:table-cell office:value-type="string">
            <text:p>St. Michael/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000">
            <text:p>6000</text:p>
          </table:table-cell>
          <table:table-cell office:value-type="float" office:value="2310">
            <text:p>2310</text:p>
          </table:table-cell>
          <table:table-cell office:value-type="float" office:value="50">
            <text:p>50</text:p>
          </table:table-cell>
          <table:table-cell office:value-type="string">
            <text:p>Hauptlager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